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text-align="center" style:justify-single-word="false"/>
      <style:text-properties style:font-name="Georgia" officeooo:rsid="000d7868" officeooo:paragraph-rsid="000d7868"/>
    </style:style>
    <style:style style:name="P4" style:family="paragraph" style:parent-style-name="Heading_20_1">
      <style:paragraph-properties fo:break-before="page"/>
      <style:text-properties style:font-name="Georgia" officeooo:rsid="001d6d94" officeooo:paragraph-rsid="001d6d94"/>
    </style:style>
    <style:style style:name="P5" style:family="paragraph" style:parent-style-name="Text_20_body">
      <style:text-properties style:font-name="Georgia" officeooo:rsid="001d6d94" officeooo:paragraph-rsid="001d6d94"/>
    </style:style>
    <style:style style:name="P6" style:family="paragraph" style:parent-style-name="Heading_20_1">
      <style:text-properties style:font-name="Georgia"/>
    </style:style>
    <style:style style:name="P7" style:family="paragraph" style:parent-style-name="Heading_20_1">
      <style:text-properties style:font-name="Georgia" fo:font-weight="bold" style:font-weight-asian="bold" style:font-weight-complex="bold"/>
    </style:style>
    <style:style style:name="P8" style:family="paragraph" style:parent-style-name="Heading_20_2">
      <style:text-properties style:font-name="Georgia" fo:font-weight="bold" style:font-weight-asian="bold" style:font-weight-complex="bold"/>
    </style:style>
    <style:style style:name="P9" style:family="paragraph" style:parent-style-name="Quotations">
      <style:text-properties style:font-name="Georgia" fo:font-style="italic" fo:font-weight="bold" style:font-style-asian="italic" style:font-weight-asian="bold" style:font-style-complex="italic" style:font-weight-complex="bold"/>
    </style:style>
    <style:style style:name="P10" style:family="paragraph" style:parent-style-name="Quotations">
      <style:paragraph-properties fo:text-align="center" style:justify-single-word="false"/>
      <style:text-properties style:font-name="Georgia" fo:font-style="italic" fo:font-weight="bold" style:font-style-asian="italic" style:font-weight-asian="bold" style:font-style-complex="italic" style:font-weight-complex="bold"/>
    </style:style>
    <style:style style:name="P11"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2"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5" style:family="paragraph" style:parent-style-name="Heading_20_2">
      <style:text-properties style:font-name="Georgia"/>
    </style:style>
    <style:style style:name="P16" style:family="paragraph" style:parent-style-name="Text_20_body">
      <style:text-properties style:font-name="Georgia" fo:font-style="normal" officeooo:rsid="0020c7bf" officeooo:paragraph-rsid="001d6d94" style:font-style-asian="normal" style:font-style-complex="normal"/>
    </style:style>
    <style:style style:name="P17"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18" style:family="paragraph" style:parent-style-name="Text_20_body">
      <style:text-properties style:font-name="Georgia" fo:font-style="normal" officeooo:rsid="00b45f62" officeooo:paragraph-rsid="00b45f62" style:font-style-asian="normal" style:font-style-complex="normal"/>
    </style:style>
    <style:style style:name="P19" style:family="paragraph" style:parent-style-name="Text_20_body">
      <style:text-properties style:font-name="Georgia" fo:font-style="normal" officeooo:rsid="0145a278" officeooo:paragraph-rsid="01394a40" style:font-style-asian="normal" style:font-style-complex="normal"/>
    </style:style>
    <style:style style:name="P20" style:family="paragraph" style:parent-style-name="Text_20_body">
      <style:text-properties style:font-name="Georgia" fo:font-style="normal" officeooo:rsid="016a3239" officeooo:paragraph-rsid="016a3239" style:font-style-asian="normal" style:font-style-complex="normal"/>
    </style:style>
    <style:style style:name="P21" style:family="paragraph" style:parent-style-name="Text_20_body">
      <style:text-properties style:font-name="Georgia" fo:font-style="normal" fo:font-weight="normal" officeooo:rsid="01e7bb72" officeooo:paragraph-rsid="01e7bb72" style:font-style-asian="normal" style:font-weight-asian="normal" style:font-style-complex="normal" style:font-weight-complex="normal"/>
    </style:style>
    <style:style style:name="P22" style:family="paragraph" style:parent-style-name="Text_20_body">
      <style:text-properties style:font-name="Georgia" fo:font-style="normal" fo:font-weight="normal" officeooo:rsid="02031c6f" officeooo:paragraph-rsid="01fcaaba" style:font-style-asian="normal" style:font-weight-asian="normal" style:font-style-complex="normal" style:font-weight-complex="normal"/>
    </style:style>
    <style:style style:name="P23" style:family="paragraph" style:parent-style-name="Text_20_body">
      <style:paragraph-properties fo:text-align="end" style:justify-single-word="false"/>
      <style:text-properties style:font-name="Georgia" officeooo:rsid="0020c7bf" officeooo:paragraph-rsid="0020c7bf"/>
    </style:style>
    <style:style style:name="P24" style:family="paragraph" style:parent-style-name="Text_20_body">
      <style:paragraph-properties fo:text-align="start" style:justify-single-word="false"/>
      <style:text-properties style:font-name="Georgia" officeooo:rsid="000ed097" officeooo:paragraph-rsid="000ed097"/>
    </style:style>
    <style:style style:name="P25" style:family="paragraph" style:parent-style-name="Text_20_body">
      <style:paragraph-properties fo:text-align="start" style:justify-single-word="false"/>
      <style:text-properties style:font-name="Georgia" officeooo:rsid="00119b83" officeooo:paragraph-rsid="00119b83"/>
    </style:style>
    <style:style style:name="P26" style:family="paragraph" style:parent-style-name="Text_20_body">
      <style:paragraph-properties fo:text-align="start" style:justify-single-word="false"/>
      <style:text-properties style:font-name="Georgia" officeooo:rsid="016efd18" officeooo:paragraph-rsid="016efd18"/>
    </style:style>
    <style:style style:name="P27" style:family="paragraph" style:parent-style-name="Text_20_body">
      <style:paragraph-properties fo:text-align="start" style:justify-single-word="false"/>
      <style:text-properties style:font-name="Georgia" officeooo:rsid="002164ca" officeooo:paragraph-rsid="002164ca"/>
    </style:style>
    <style:style style:name="P28" style:family="paragraph" style:parent-style-name="Text_20_body">
      <style:paragraph-properties fo:text-align="start" style:justify-single-word="false"/>
      <style:text-properties style:font-name="Georgia" officeooo:rsid="0036dafb" officeooo:paragraph-rsid="0036dafb"/>
    </style:style>
    <style:style style:name="P29" style:family="paragraph" style:parent-style-name="Text_20_body">
      <style:text-properties style:font-name="Georgia"/>
    </style:style>
    <style:style style:name="P30" style:family="paragraph" style:parent-style-name="Text_20_body">
      <style:text-properties style:font-name="Georgia" officeooo:rsid="0096d79b" officeooo:paragraph-rsid="0096d79b"/>
    </style:style>
    <style:style style:name="P31" style:family="paragraph" style:parent-style-name="Text_20_body">
      <style:text-properties style:font-name="Georgia" officeooo:rsid="009b3741" officeooo:paragraph-rsid="009b3741"/>
    </style:style>
    <style:style style:name="P32" style:family="paragraph" style:parent-style-name="Text_20_body">
      <style:text-properties style:font-name="Georgia" officeooo:rsid="009f6b57" officeooo:paragraph-rsid="009f6b57"/>
    </style:style>
    <style:style style:name="P33" style:family="paragraph" style:parent-style-name="Text_20_body">
      <style:text-properties style:font-name="Georgia" officeooo:rsid="00b45f62" officeooo:paragraph-rsid="00b45f62"/>
    </style:style>
    <style:style style:name="P34" style:family="paragraph" style:parent-style-name="Text_20_body">
      <style:text-properties style:font-name="Georgia" officeooo:rsid="00ba22f0" officeooo:paragraph-rsid="00ba22f0"/>
    </style:style>
    <style:style style:name="P35" style:family="paragraph" style:parent-style-name="Text_20_body">
      <style:text-properties style:font-name="Georgia" officeooo:rsid="00c70cb4" officeooo:paragraph-rsid="00c70cb4"/>
    </style:style>
    <style:style style:name="P36" style:family="paragraph" style:parent-style-name="Text_20_body">
      <style:text-properties style:font-name="Georgia" officeooo:rsid="00d0bb18" officeooo:paragraph-rsid="00d0bb18"/>
    </style:style>
    <style:style style:name="P37" style:family="paragraph" style:parent-style-name="Text_20_body">
      <style:text-properties style:font-name="Georgia" officeooo:rsid="00d7cd21" officeooo:paragraph-rsid="00d7cd21"/>
    </style:style>
    <style:style style:name="P38" style:family="paragraph" style:parent-style-name="Text_20_body">
      <style:text-properties style:font-name="Georgia" officeooo:rsid="00e06f85" officeooo:paragraph-rsid="00e06f85"/>
    </style:style>
    <style:style style:name="P39" style:family="paragraph" style:parent-style-name="Text_20_body">
      <style:text-properties style:font-name="Georgia" officeooo:rsid="00eb715a" officeooo:paragraph-rsid="00eb715a"/>
    </style:style>
    <style:style style:name="P40" style:family="paragraph" style:parent-style-name="Text_20_body">
      <style:text-properties style:font-name="Georgia" officeooo:rsid="00f529df" officeooo:paragraph-rsid="00f529df"/>
    </style:style>
    <style:style style:name="P41" style:family="paragraph" style:parent-style-name="Text_20_body">
      <style:text-properties style:font-name="Georgia" officeooo:rsid="010a793f" officeooo:paragraph-rsid="010a793f"/>
    </style:style>
    <style:style style:name="P42" style:family="paragraph" style:parent-style-name="Text_20_body">
      <style:text-properties style:font-name="Georgia" officeooo:rsid="0111b609" officeooo:paragraph-rsid="0111b609"/>
    </style:style>
    <style:style style:name="P43" style:family="paragraph" style:parent-style-name="Text_20_body">
      <style:text-properties style:font-name="Georgia" officeooo:rsid="011c44ae" officeooo:paragraph-rsid="011c44ae"/>
    </style:style>
    <style:style style:name="P44" style:family="paragraph" style:parent-style-name="Text_20_body">
      <style:text-properties style:font-name="Georgia" officeooo:rsid="0127592e" officeooo:paragraph-rsid="0127592e"/>
    </style:style>
    <style:style style:name="P45" style:family="paragraph" style:parent-style-name="Text_20_body">
      <style:text-properties style:font-name="Georgia" officeooo:rsid="01394a40" officeooo:paragraph-rsid="01394a40"/>
    </style:style>
    <style:style style:name="P46" style:family="paragraph" style:parent-style-name="Text_20_body">
      <style:text-properties style:font-name="Georgia" officeooo:rsid="015718e9" officeooo:paragraph-rsid="015718e9"/>
    </style:style>
    <style:style style:name="P47" style:family="paragraph" style:parent-style-name="Text_20_body">
      <style:text-properties style:font-name="Georgia" officeooo:paragraph-rsid="01615196"/>
    </style:style>
    <style:style style:name="P48" style:family="paragraph" style:parent-style-name="Text_20_body">
      <style:text-properties style:font-name="Georgia" officeooo:rsid="016a3239" officeooo:paragraph-rsid="016a3239"/>
    </style:style>
    <style:style style:name="P49" style:family="paragraph" style:parent-style-name="Text_20_body">
      <style:text-properties style:font-name="Georgia" officeooo:rsid="017a6afb" officeooo:paragraph-rsid="017a6afb"/>
    </style:style>
    <style:style style:name="P50" style:family="paragraph" style:parent-style-name="Text_20_body">
      <style:text-properties style:font-name="Georgia" officeooo:rsid="0193768e" officeooo:paragraph-rsid="0193768e"/>
    </style:style>
    <style:style style:name="P51" style:family="paragraph" style:parent-style-name="Text_20_body">
      <style:text-properties style:font-name="Georgia" officeooo:rsid="019eb63b" officeooo:paragraph-rsid="019eb63b"/>
    </style:style>
    <style:style style:name="P52" style:family="paragraph" style:parent-style-name="Text_20_body">
      <style:text-properties style:font-name="Georgia" officeooo:rsid="01a7d284" officeooo:paragraph-rsid="01a7d284"/>
    </style:style>
    <style:style style:name="P53" style:family="paragraph" style:parent-style-name="Text_20_body">
      <style:text-properties style:font-name="Georgia" officeooo:rsid="01c1b8a0" officeooo:paragraph-rsid="01c1b8a0"/>
    </style:style>
    <style:style style:name="P54" style:family="paragraph" style:parent-style-name="Text_20_body">
      <style:text-properties style:font-name="Georgia" officeooo:rsid="01c8f348" officeooo:paragraph-rsid="01c8f348"/>
    </style:style>
    <style:style style:name="P55" style:family="paragraph" style:parent-style-name="Text_20_body">
      <style:text-properties style:font-name="Georgia" officeooo:rsid="01d15cbd" officeooo:paragraph-rsid="01d15cbd"/>
    </style:style>
    <style:style style:name="P56" style:family="paragraph" style:parent-style-name="Text_20_body">
      <style:text-properties style:font-name="Georgia" officeooo:rsid="01d81a54" officeooo:paragraph-rsid="01d81a54"/>
    </style:style>
    <style:style style:name="P57" style:family="paragraph" style:parent-style-name="Text_20_body">
      <style:text-properties style:font-name="Georgia" officeooo:rsid="01e0599b" officeooo:paragraph-rsid="01e0599b"/>
    </style:style>
    <style:style style:name="P58" style:family="paragraph" style:parent-style-name="Text_20_body">
      <style:text-properties style:font-name="Georgia" officeooo:rsid="01e7bb72" officeooo:paragraph-rsid="01e7bb72"/>
    </style:style>
    <style:style style:name="P59" style:family="paragraph" style:parent-style-name="Text_20_body">
      <style:text-properties style:font-name="Georgia" officeooo:rsid="01ecb6a5" officeooo:paragraph-rsid="01ecb6a5"/>
    </style:style>
    <style:style style:name="P60" style:family="paragraph" style:parent-style-name="Text_20_body">
      <style:text-properties style:font-name="Georgia" officeooo:rsid="01f2342c" officeooo:paragraph-rsid="01f2342c"/>
    </style:style>
    <style:style style:name="P61" style:family="paragraph" style:parent-style-name="Text_20_body">
      <style:text-properties style:font-name="Georgia" officeooo:rsid="01f6fecb" officeooo:paragraph-rsid="01f6fecb"/>
    </style:style>
    <style:style style:name="P62" style:family="paragraph" style:parent-style-name="Text_20_body">
      <style:text-properties style:font-name="Georgia" officeooo:rsid="01fcaaba" officeooo:paragraph-rsid="01fcaaba"/>
    </style:style>
    <style:style style:name="P63" style:family="paragraph" style:parent-style-name="Text_20_body">
      <style:text-properties style:font-name="Georgia" officeooo:rsid="02046c6f" officeooo:paragraph-rsid="02046c6f"/>
    </style:style>
    <style:style style:name="P64" style:family="paragraph" style:parent-style-name="Footnote">
      <style:text-properties officeooo:rsid="00197894" officeooo:paragraph-rsid="00197894"/>
    </style:style>
    <style:style style:name="P65" style:family="paragraph" style:parent-style-name="Endnote">
      <style:text-properties style:font-name="Liberation Serif" officeooo:rsid="0033a335" officeooo:paragraph-rsid="00347aa5"/>
    </style:style>
    <style:style style:name="P66" style:family="paragraph" style:parent-style-name="Footnote">
      <style:text-properties officeooo:rsid="003a96dc" officeooo:paragraph-rsid="003a96dc"/>
    </style:style>
    <style:style style:name="P67" style:family="paragraph" style:parent-style-name="Footnote">
      <style:text-properties officeooo:rsid="0043aaf9" officeooo:paragraph-rsid="0043aaf9"/>
    </style:style>
    <style:style style:name="P68" style:family="paragraph" style:parent-style-name="Footnote">
      <style:text-properties officeooo:rsid="00663442" officeooo:paragraph-rsid="00663442"/>
    </style:style>
    <style:style style:name="P69" style:family="paragraph" style:parent-style-name="Footnote">
      <style:text-properties officeooo:rsid="006f371a" officeooo:paragraph-rsid="006f371a"/>
    </style:style>
    <style:style style:name="P70" style:family="paragraph" style:parent-style-name="Footnote">
      <style:text-properties officeooo:rsid="008d2a69" officeooo:paragraph-rsid="008d2a69"/>
    </style:style>
    <style:style style:name="P71" style:family="paragraph" style:parent-style-name="Footnote">
      <style:text-properties officeooo:rsid="00b4e7e3" officeooo:paragraph-rsid="00b4e7e3"/>
    </style:style>
    <style:style style:name="P72" style:family="paragraph" style:parent-style-name="Footnote">
      <style:text-properties officeooo:rsid="00c25336" officeooo:paragraph-rsid="00c25336"/>
    </style:style>
    <style:style style:name="P73" style:family="paragraph" style:parent-style-name="Footnote">
      <style:text-properties officeooo:rsid="01b98f47" officeooo:paragraph-rsid="01b98f47"/>
    </style:style>
    <style:style style:name="P74" style:family="paragraph" style:parent-style-name="Quotations">
      <style:text-properties fo:font-style="italic" fo:font-weight="bold" style:font-style-asian="italic" style:font-weight-asian="bold" style:font-style-complex="italic" style:font-weight-complex="bold"/>
    </style:style>
    <style:style style:name="P75" style:family="paragraph" style:parent-style-name="Footnote">
      <style:text-properties officeooo:rsid="01d76a13" officeooo:paragraph-rsid="01d76a13"/>
    </style:style>
    <style:style style:name="P76" style:family="paragraph" style:parent-style-name="Footnote">
      <style:text-properties officeooo:rsid="01e7bb72" officeooo:paragraph-rsid="01e7bb72"/>
    </style:style>
    <style:style style:name="P77" style:family="paragraph" style:parent-style-name="Title" style:master-page-name="First_20_Page">
      <style:paragraph-properties style:page-number="auto"/>
      <style:text-properties style:font-name="Georgia" officeooo:rsid="000d7868" officeooo:paragraph-rsid="000d7868"/>
    </style:style>
    <style:style style:name="P78" style:family="paragraph" style:parent-style-name="Heading_20_2">
      <style:text-properties style:font-name="Georgia" fo:font-weight="bold" style:font-weight-asian="bold" style:font-weight-complex="bold"/>
    </style:style>
    <style:style style:name="P79" style:family="paragraph" style:parent-style-name="Contents_20_1">
      <style:paragraph-properties>
        <style:tab-stops>
          <style:tab-stop style:position="6.9244in" style:type="right" style:leader-style="dotted" style:leader-text="."/>
        </style:tab-stops>
      </style:paragraph-properties>
    </style:style>
    <style:style style:name="P80" style:family="paragraph" style:parent-style-name="Contents_20_2">
      <style:paragraph-properties>
        <style:tab-stops>
          <style:tab-stop style:position="6.728in" style:type="right" style:leader-style="dotted" style:leader-text="."/>
        </style:tab-stops>
      </style:paragraph-properties>
    </style:style>
    <style:style style:name="P81" style:family="paragraph" style:parent-style-name="Contents_20_3">
      <style:paragraph-properties>
        <style:tab-stops>
          <style:tab-stop style:position="6.5307in" style:type="right" style:leader-style="dotted" style:leader-text="."/>
        </style:tab-stops>
      </style:paragraph-properties>
    </style:style>
    <style:style style:name="P82" style:family="paragraph" style:parent-style-name="Footnote">
      <style:text-properties officeooo:rsid="021ab339" officeooo:paragraph-rsid="021ab339"/>
    </style:style>
    <style:style style:name="P83" style:family="paragraph" style:parent-style-name="Footnote">
      <style:text-properties officeooo:rsid="0222391c" officeooo:paragraph-rsid="0222391c"/>
    </style:style>
    <style:style style:name="P84" style:family="paragraph" style:parent-style-name="Footnote">
      <style:text-properties officeooo:rsid="0228ad99" officeooo:paragraph-rsid="0228ad99"/>
    </style:style>
    <style:style style:name="P85" style:family="paragraph" style:parent-style-name="Heading_20_3">
      <style:text-properties style:font-name="Georgia"/>
    </style:style>
    <style:style style:name="P86" style:family="paragraph" style:parent-style-name="Heading_20_3">
      <style:text-properties style:font-name="Georgia" fo:font-weight="bold" style:font-weight-asian="bold" style:font-weight-complex="bold"/>
    </style:style>
    <style:style style:name="P87" style:family="paragraph" style:parent-style-name="Heading_20_3">
      <style:text-properties style:font-name="Georgia" fo:font-weight="bold" style:font-weight-asian="bold" style:font-weight-complex="bold"/>
    </style:style>
    <style:style style:name="P88" style:family="paragraph" style:parent-style-name="Quotations">
      <style:text-properties fo:font-style="italic" fo:font-weight="bold" style:font-style-asian="italic" style:font-weight-asian="bold" style:font-style-complex="italic" style:font-weight-complex="bold"/>
    </style:style>
    <style:style style:name="P89" style:family="paragraph" style:parent-style-name="Text_20_body" style:list-style-name="L1">
      <style:text-properties style:font-name="Georgia" fo:font-style="normal" officeooo:rsid="00da68b6" officeooo:paragraph-rsid="00da68b6" style:font-style-asian="normal" style:font-style-complex="normal"/>
    </style:style>
    <style:style style:name="P90" style:family="paragraph" style:parent-style-name="Text_20_body">
      <style:text-properties style:font-name="Georgia" officeooo:rsid="02046c6f" officeooo:paragraph-rsid="02046c6f"/>
    </style:style>
    <style:style style:name="P91" style:family="paragraph" style:parent-style-name="Text_20_body">
      <style:text-properties style:font-name="Georgia" officeooo:rsid="0211613a" officeooo:paragraph-rsid="0211613a"/>
    </style:style>
    <style:style style:name="P92" style:family="paragraph" style:parent-style-name="Text_20_body">
      <style:text-properties style:font-name="Georgia" officeooo:rsid="022117e3" officeooo:paragraph-rsid="022117e3"/>
    </style:style>
    <style:style style:name="P93" style:family="paragraph" style:parent-style-name="Text_20_body">
      <style:text-properties style:font-name="Georgia" officeooo:rsid="022117e3" officeooo:paragraph-rsid="02273817"/>
    </style:style>
    <style:style style:name="P94" style:family="paragraph" style:parent-style-name="Text_20_body">
      <style:text-properties style:font-name="Georgia" officeooo:rsid="022a9fbc" officeooo:paragraph-rsid="022a9fbc"/>
    </style:style>
    <style:style style:name="P95" style:family="paragraph" style:parent-style-name="Text_20_body">
      <style:text-properties style:font-name="Georgia" officeooo:rsid="02314d72" officeooo:paragraph-rsid="02314d72"/>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style:font-style-asian="italic" style:font-style-complex="italic"/>
    </style:style>
    <style:style style:name="T13" style:family="text">
      <style:text-properties fo:font-style="italic" officeooo:rsid="001e9ecd" style:font-style-asian="italic" style:font-style-complex="italic"/>
    </style:style>
    <style:style style:name="T14" style:family="text">
      <style:text-properties fo:font-style="italic" officeooo:rsid="00279183"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italic" officeooo:rsid="008cf540" style:font-style-asian="italic" style:font-style-complex="italic"/>
    </style:style>
    <style:style style:name="T18" style:family="text">
      <style:text-properties fo:font-style="italic" officeooo:rsid="009c7b1c" style:font-style-asian="italic" style:font-style-complex="italic"/>
    </style:style>
    <style:style style:name="T19" style:family="text">
      <style:text-properties fo:font-style="italic" officeooo:rsid="009da764" style:font-style-asian="italic" style:font-style-complex="italic"/>
    </style:style>
    <style:style style:name="T20" style:family="text">
      <style:text-properties fo:font-style="italic" officeooo:rsid="00a4bc8a" style:font-style-asian="italic" style:font-style-complex="italic"/>
    </style:style>
    <style:style style:name="T21" style:family="text">
      <style:text-properties fo:font-style="italic" officeooo:rsid="00b4fb0a" style:font-style-asian="italic" style:font-style-complex="italic"/>
    </style:style>
    <style:style style:name="T22" style:family="text">
      <style:text-properties fo:font-style="italic" officeooo:rsid="00d333ca" style:font-style-asian="italic" style:font-style-complex="italic"/>
    </style:style>
    <style:style style:name="T23" style:family="text">
      <style:text-properties fo:font-style="italic" officeooo:rsid="00d87a6d" style:font-style-asian="italic" style:font-style-complex="italic"/>
    </style:style>
    <style:style style:name="T24" style:family="text">
      <style:text-properties fo:font-style="italic" officeooo:rsid="00d98804" style:font-style-asian="italic" style:font-style-complex="italic"/>
    </style:style>
    <style:style style:name="T25" style:family="text">
      <style:text-properties fo:font-style="italic" officeooo:rsid="0102fca6" style:font-style-asian="italic" style:font-style-complex="italic"/>
    </style:style>
    <style:style style:name="T26" style:family="text">
      <style:text-properties fo:font-style="italic" officeooo:rsid="011bc1ad" style:font-style-asian="italic" style:font-style-complex="italic"/>
    </style:style>
    <style:style style:name="T27" style:family="text">
      <style:text-properties fo:font-style="italic" officeooo:rsid="012c74f8" style:font-style-asian="italic" style:font-style-complex="italic"/>
    </style:style>
    <style:style style:name="T28" style:family="text">
      <style:text-properties fo:font-style="italic" officeooo:rsid="01438ed7" style:font-style-asian="italic" style:font-style-complex="italic"/>
    </style:style>
    <style:style style:name="T29" style:family="text">
      <style:text-properties fo:font-style="italic" officeooo:rsid="0152867a" style:font-style-asian="italic" style:font-style-complex="italic"/>
    </style:style>
    <style:style style:name="T30" style:family="text">
      <style:text-properties fo:font-style="italic" officeooo:rsid="015b5b67" style:font-style-asian="italic" style:font-style-complex="italic"/>
    </style:style>
    <style:style style:name="T31" style:family="text">
      <style:text-properties fo:font-style="italic" officeooo:rsid="01598d99" style:font-style-asian="italic" style:font-style-complex="italic"/>
    </style:style>
    <style:style style:name="T32" style:family="text">
      <style:text-properties fo:font-style="italic" officeooo:rsid="018c6f98"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2a97d2" style:font-style-asian="italic" style:font-weight-asian="bold" style:font-style-complex="italic" style:font-weight-complex="bold"/>
    </style:style>
    <style:style style:name="T35" style:family="text">
      <style:text-properties fo:font-style="italic" fo:font-weight="bold" officeooo:rsid="00e42df4" style:font-style-asian="italic" style:font-weight-asian="bold" style:font-style-complex="italic" style:font-weight-complex="bold"/>
    </style:style>
    <style:style style:name="T36" style:family="text">
      <style:text-properties fo:font-style="italic" fo:font-weight="bold" officeooo:rsid="00ed17c1" style:font-style-asian="italic" style:font-weight-asian="bold" style:font-style-complex="italic" style:font-weight-complex="bold"/>
    </style:style>
    <style:style style:name="T37" style:family="text">
      <style:text-properties fo:font-style="italic" fo:font-weight="bold" officeooo:rsid="00eeebca" style:font-style-asian="italic" style:font-weight-asian="bold" style:font-style-complex="italic" style:font-weight-complex="bold"/>
    </style:style>
    <style:style style:name="T38" style:family="text">
      <style:text-properties fo:font-style="italic" fo:font-weight="bold" officeooo:rsid="00f947de" style:font-style-asian="italic" style:font-weight-asian="bold" style:font-style-complex="italic" style:font-weight-complex="bold"/>
    </style:style>
    <style:style style:name="T39" style:family="text">
      <style:text-properties fo:font-style="italic" fo:font-weight="bold" officeooo:rsid="010dcaee" style:font-style-asian="italic" style:font-weight-asian="bold" style:font-style-complex="italic" style:font-weight-complex="bold"/>
    </style:style>
    <style:style style:name="T40" style:family="text">
      <style:text-properties fo:font-style="italic" fo:font-weight="bold" officeooo:rsid="01438ed7" style:font-style-asian="italic" style:font-weight-asian="bold" style:font-style-complex="italic" style:font-weight-complex="bold"/>
    </style:style>
    <style:style style:name="T41" style:family="text">
      <style:text-properties fo:font-style="italic" fo:font-weight="bold" officeooo:rsid="0145a278" style:font-style-asian="italic" style:font-weight-asian="bold" style:font-style-complex="italic" style:font-weight-complex="bold"/>
    </style:style>
    <style:style style:name="T42" style:family="text">
      <style:text-properties fo:font-style="italic" fo:font-weight="bold" officeooo:rsid="014da33b" style:font-style-asian="italic" style:font-weight-asian="bold" style:font-style-complex="italic" style:font-weight-complex="bold"/>
    </style:style>
    <style:style style:name="T43" style:family="text">
      <style:text-properties fo:font-style="italic" fo:font-weight="bold" officeooo:rsid="0162dd9a" style:font-style-asian="italic" style:font-weight-asian="bold" style:font-style-complex="italic" style:font-weight-complex="bold"/>
    </style:style>
    <style:style style:name="T44" style:family="text">
      <style:text-properties fo:font-style="italic" fo:font-weight="bold" officeooo:rsid="016bb9c4" style:font-style-asian="italic" style:font-weight-asian="bold" style:font-style-complex="italic" style:font-weight-complex="bold"/>
    </style:style>
    <style:style style:name="T45" style:family="text">
      <style:text-properties fo:font-style="italic" fo:font-weight="bold" officeooo:rsid="016b29c7" style:font-style-asian="italic" style:font-weight-asian="bold" style:font-style-complex="italic" style:font-weight-complex="bold"/>
    </style:style>
    <style:style style:name="T46" style:family="text">
      <style:text-properties fo:font-style="italic" fo:font-weight="bold" officeooo:rsid="0181e530" style:font-style-asian="italic" style:font-weight-asian="bold" style:font-style-complex="italic" style:font-weight-complex="bold"/>
    </style:style>
    <style:style style:name="T47" style:family="text">
      <style:text-properties fo:font-style="italic" fo:font-weight="bold" officeooo:rsid="01842c1e" style:font-style-asian="italic" style:font-weight-asian="bold" style:font-style-complex="italic" style:font-weight-complex="bold"/>
    </style:style>
    <style:style style:name="T48" style:family="text">
      <style:text-properties fo:font-style="italic" fo:font-weight="bold" officeooo:rsid="019fe973" style:font-style-asian="italic" style:font-weight-asian="bold" style:font-style-complex="italic" style:font-weight-complex="bold"/>
    </style:style>
    <style:style style:name="T49" style:family="text">
      <style:text-properties fo:font-style="italic" fo:font-weight="bold" officeooo:rsid="01b904a2" style:font-style-asian="italic" style:font-weight-asian="bold" style:font-style-complex="italic" style:font-weight-complex="bold"/>
    </style:style>
    <style:style style:name="T50" style:family="text">
      <style:text-properties fo:font-style="italic" fo:font-weight="bold" officeooo:rsid="01f3b15e" style:font-style-asian="italic" style:font-weight-asian="bold" style:font-style-complex="italic" style:font-weight-complex="bold"/>
    </style:style>
    <style:style style:name="T51" style:family="text">
      <style:text-properties fo:font-style="italic" fo:font-weight="bold" officeooo:rsid="020bcaf7" style:font-style-asian="italic" style:font-weight-asian="bold" style:font-style-complex="italic" style:font-weight-complex="bold"/>
    </style:style>
    <style:style style:name="T52" style:family="text">
      <style:text-properties fo:font-style="italic" fo:font-weight="bold" officeooo:rsid="0217ef90" style:font-style-asian="italic" style:font-weight-asian="bold" style:font-style-complex="italic" style:font-weight-complex="bold"/>
    </style:style>
    <style:style style:name="T53" style:family="text">
      <style:text-properties fo:font-style="italic" fo:font-weight="bold" officeooo:rsid="021ab339" style:font-style-asian="italic" style:font-weight-asian="bold" style:font-style-complex="italic" style:font-weight-complex="bold"/>
    </style:style>
    <style:style style:name="T54" style:family="text">
      <style:text-properties fo:font-style="italic" fo:font-weight="bold" officeooo:rsid="0228ad99" style:font-style-asian="italic" style:font-weight-asian="bold" style:font-style-complex="italic" style:font-weight-complex="bold"/>
    </style:style>
    <style:style style:name="T55" style:family="text">
      <style:text-properties fo:font-style="italic" fo:font-weight="bold" officeooo:rsid="0228b1e0" style:font-style-asian="italic" style:font-weight-asian="bold" style:font-style-complex="italic" style:font-weight-complex="bold"/>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officeooo:rsid="01d3b708" style:font-style-asian="italic" style:font-weight-asian="normal" style:font-style-complex="italic" style:font-weight-complex="normal"/>
    </style:style>
    <style:style style:name="T58" style:family="text">
      <style:text-properties fo:font-style="italic" fo:font-weight="normal" officeooo:rsid="01ec5f4b" style:font-style-asian="italic" style:font-weight-asian="normal" style:font-style-complex="italic" style:font-weight-complex="normal"/>
    </style:style>
    <style:style style:name="T59" style:family="text">
      <style:text-properties fo:font-style="italic" fo:font-weight="normal" officeooo:rsid="01f38124" style:font-style-asian="italic" style:font-weight-asian="normal" style:font-style-complex="italic" style:font-weight-complex="normal"/>
    </style:style>
    <style:style style:name="T60" style:family="text">
      <style:text-properties fo:font-style="italic" fo:font-weight="normal" officeooo:rsid="01f66991" style:font-style-asian="italic" style:font-weight-asian="normal" style:font-style-complex="italic" style:font-weight-complex="normal"/>
    </style:style>
    <style:style style:name="T61" style:family="text">
      <style:text-properties fo:font-style="italic" fo:font-weight="normal" officeooo:rsid="02031c6f" style:font-style-asian="italic" style:font-weight-asian="normal" style:font-style-complex="italic" style:font-weight-complex="normal"/>
    </style:style>
    <style:style style:name="T62" style:family="text">
      <style:text-properties fo:font-style="italic" fo:font-weight="normal" officeooo:rsid="022e6684" style:font-style-asian="italic" style:font-weight-asian="normal" style:font-style-complex="italic" style:font-weight-complex="normal"/>
    </style:style>
    <style:style style:name="T63" style:family="text">
      <style:text-properties fo:font-style="normal" style:font-style-asian="normal" style:font-style-complex="normal"/>
    </style:style>
    <style:style style:name="T64" style:family="text">
      <style:text-properties fo:font-style="normal" officeooo:rsid="001e9ecd" style:font-style-asian="normal" style:font-style-complex="normal"/>
    </style:style>
    <style:style style:name="T65" style:family="text">
      <style:text-properties fo:font-style="normal" officeooo:rsid="0020c7bf" style:font-style-asian="normal" style:font-style-complex="normal"/>
    </style:style>
    <style:style style:name="T66" style:family="text">
      <style:text-properties fo:font-style="normal" officeooo:rsid="00279183" style:font-style-asian="normal" style:font-style-complex="normal"/>
    </style:style>
    <style:style style:name="T67" style:family="text">
      <style:text-properties fo:font-style="normal" officeooo:rsid="00286d74" style:font-style-asian="normal" style:font-style-complex="normal"/>
    </style:style>
    <style:style style:name="T68" style:family="text">
      <style:text-properties fo:font-style="normal" officeooo:rsid="0029dc2c" style:font-style-asian="normal" style:font-style-complex="normal"/>
    </style:style>
    <style:style style:name="T69" style:family="text">
      <style:text-properties fo:font-style="normal" officeooo:rsid="002a7b2c" style:font-style-asian="normal" style:font-style-complex="normal"/>
    </style:style>
    <style:style style:name="T70" style:family="text">
      <style:text-properties fo:font-style="normal" officeooo:rsid="002a97d2" style:font-style-asian="normal" style:font-style-complex="normal"/>
    </style:style>
    <style:style style:name="T71" style:family="text">
      <style:text-properties fo:font-style="normal" officeooo:rsid="002bea26" style:font-style-asian="normal" style:font-style-complex="normal"/>
    </style:style>
    <style:style style:name="T72" style:family="text">
      <style:text-properties fo:font-style="normal" officeooo:rsid="002dc91e" style:font-style-asian="normal" style:font-style-complex="normal"/>
    </style:style>
    <style:style style:name="T73" style:family="text">
      <style:text-properties fo:font-style="normal" officeooo:rsid="002e3d9f" style:font-style-asian="normal" style:font-style-complex="normal"/>
    </style:style>
    <style:style style:name="T74" style:family="text">
      <style:text-properties fo:font-style="normal" officeooo:rsid="002f5217" style:font-style-asian="normal" style:font-style-complex="normal"/>
    </style:style>
    <style:style style:name="T75" style:family="text">
      <style:text-properties fo:font-style="normal" officeooo:rsid="00309848" style:font-style-asian="normal" style:font-style-complex="normal"/>
    </style:style>
    <style:style style:name="T76" style:family="text">
      <style:text-properties fo:font-style="normal" officeooo:rsid="0031acf6" style:font-style-asian="normal" style:font-style-complex="normal"/>
    </style:style>
    <style:style style:name="T77" style:family="text">
      <style:text-properties fo:font-style="normal" officeooo:rsid="0032a648" style:font-style-asian="normal" style:font-style-complex="normal"/>
    </style:style>
    <style:style style:name="T78" style:family="text">
      <style:text-properties fo:font-style="normal" officeooo:rsid="00396023" style:font-style-asian="normal" style:font-style-complex="normal"/>
    </style:style>
    <style:style style:name="T79" style:family="text">
      <style:text-properties fo:font-style="normal" officeooo:rsid="003a96dc" style:font-style-asian="normal" style:font-style-complex="normal"/>
    </style:style>
    <style:style style:name="T80" style:family="text">
      <style:text-properties fo:font-style="normal" officeooo:rsid="003c1ab0" style:font-style-asian="normal" style:font-style-complex="normal"/>
    </style:style>
    <style:style style:name="T81" style:family="text">
      <style:text-properties fo:font-style="normal" officeooo:rsid="003de7a1" style:font-style-asian="normal" style:font-style-complex="normal"/>
    </style:style>
    <style:style style:name="T82" style:family="text">
      <style:text-properties fo:font-style="normal" officeooo:rsid="003f14ba" style:font-style-asian="normal" style:font-style-complex="normal"/>
    </style:style>
    <style:style style:name="T83" style:family="text">
      <style:text-properties fo:font-style="normal" officeooo:rsid="004047da" style:font-style-asian="normal" style:font-style-complex="normal"/>
    </style:style>
    <style:style style:name="T84" style:family="text">
      <style:text-properties fo:font-style="normal" officeooo:rsid="0040d439" style:font-style-asian="normal" style:font-style-complex="normal"/>
    </style:style>
    <style:style style:name="T85" style:family="text">
      <style:text-properties fo:font-style="normal" officeooo:rsid="00425c5c" style:font-style-asian="normal" style:font-style-complex="normal"/>
    </style:style>
    <style:style style:name="T86" style:family="text">
      <style:text-properties fo:font-style="normal" officeooo:rsid="00470441" style:font-style-asian="normal" style:font-style-complex="normal"/>
    </style:style>
    <style:style style:name="T87" style:family="text">
      <style:text-properties fo:font-style="normal" officeooo:rsid="0048703f" style:font-style-asian="normal" style:font-style-complex="normal"/>
    </style:style>
    <style:style style:name="T88" style:family="text">
      <style:text-properties fo:font-style="normal" officeooo:rsid="0049f891" style:font-style-asian="normal" style:font-style-complex="normal"/>
    </style:style>
    <style:style style:name="T89" style:family="text">
      <style:text-properties fo:font-style="normal" officeooo:rsid="004b39f3" style:font-style-asian="normal" style:font-style-complex="normal"/>
    </style:style>
    <style:style style:name="T90" style:family="text">
      <style:text-properties fo:font-style="normal" officeooo:rsid="004db0a6" style:font-style-asian="normal" style:font-style-complex="normal"/>
    </style:style>
    <style:style style:name="T91" style:family="text">
      <style:text-properties fo:font-style="normal" officeooo:rsid="004df633" style:font-style-asian="normal" style:font-style-complex="normal"/>
    </style:style>
    <style:style style:name="T92" style:family="text">
      <style:text-properties fo:font-style="normal" officeooo:rsid="00513520" style:font-style-asian="normal" style:font-style-complex="normal"/>
    </style:style>
    <style:style style:name="T93" style:family="text">
      <style:text-properties fo:font-style="normal" officeooo:rsid="005330fd" style:font-style-asian="normal" style:font-style-complex="normal"/>
    </style:style>
    <style:style style:name="T94" style:family="text">
      <style:text-properties fo:font-style="normal" officeooo:rsid="00582c92" style:font-style-asian="normal" style:font-style-complex="normal"/>
    </style:style>
    <style:style style:name="T95" style:family="text">
      <style:text-properties fo:font-style="normal" officeooo:rsid="0059755e" style:font-style-asian="normal" style:font-style-complex="normal"/>
    </style:style>
    <style:style style:name="T96" style:family="text">
      <style:text-properties fo:font-style="normal" officeooo:rsid="0059b230" style:font-style-asian="normal" style:font-style-complex="normal"/>
    </style:style>
    <style:style style:name="T97" style:family="text">
      <style:text-properties fo:font-style="normal" officeooo:rsid="005b4496" style:font-style-asian="normal" style:font-style-complex="normal"/>
    </style:style>
    <style:style style:name="T98" style:family="text">
      <style:text-properties fo:font-style="normal" officeooo:rsid="005cd30b" style:font-style-asian="normal" style:font-style-complex="normal"/>
    </style:style>
    <style:style style:name="T99" style:family="text">
      <style:text-properties fo:font-style="normal" officeooo:rsid="005d637d" style:font-style-asian="normal" style:font-style-complex="normal"/>
    </style:style>
    <style:style style:name="T100" style:family="text">
      <style:text-properties fo:font-style="normal" officeooo:rsid="005e2533" style:font-style-asian="normal" style:font-style-complex="normal"/>
    </style:style>
    <style:style style:name="T101" style:family="text">
      <style:text-properties fo:font-style="normal" officeooo:rsid="005e7bea" style:font-style-asian="normal" style:font-style-complex="normal"/>
    </style:style>
    <style:style style:name="T102" style:family="text">
      <style:text-properties fo:font-style="normal" officeooo:rsid="005fa260" style:font-style-asian="normal" style:font-style-complex="normal"/>
    </style:style>
    <style:style style:name="T103" style:family="text">
      <style:text-properties fo:font-style="normal" officeooo:rsid="0060c8ca" style:font-style-asian="normal" style:font-style-complex="normal"/>
    </style:style>
    <style:style style:name="T104" style:family="text">
      <style:text-properties fo:font-style="normal" officeooo:rsid="0061bef3" style:font-style-asian="normal" style:font-style-complex="normal"/>
    </style:style>
    <style:style style:name="T105" style:family="text">
      <style:text-properties fo:font-style="normal" officeooo:rsid="00635485" style:font-style-asian="normal" style:font-style-complex="normal"/>
    </style:style>
    <style:style style:name="T106" style:family="text">
      <style:text-properties fo:font-style="normal" officeooo:rsid="0063da19" style:font-style-asian="normal" style:font-style-complex="normal"/>
    </style:style>
    <style:style style:name="T107" style:family="text">
      <style:text-properties fo:font-style="normal" officeooo:rsid="0065bfce" style:font-style-asian="normal" style:font-style-complex="normal"/>
    </style:style>
    <style:style style:name="T108" style:family="text">
      <style:text-properties fo:font-style="normal" officeooo:rsid="00669ea1" style:font-style-asian="normal" style:font-style-complex="normal"/>
    </style:style>
    <style:style style:name="T109" style:family="text">
      <style:text-properties fo:font-style="normal" officeooo:rsid="00679f70" style:font-style-asian="normal" style:font-style-complex="normal"/>
    </style:style>
    <style:style style:name="T110" style:family="text">
      <style:text-properties fo:font-style="normal" officeooo:rsid="00698b5c" style:font-style-asian="normal" style:font-style-complex="normal"/>
    </style:style>
    <style:style style:name="T111" style:family="text">
      <style:text-properties fo:font-style="normal" officeooo:rsid="006b00a6" style:font-style-asian="normal" style:font-style-complex="normal"/>
    </style:style>
    <style:style style:name="T112" style:family="text">
      <style:text-properties fo:font-style="normal" officeooo:rsid="006b8c4c" style:font-style-asian="normal" style:font-style-complex="normal"/>
    </style:style>
    <style:style style:name="T113" style:family="text">
      <style:text-properties fo:font-style="normal" officeooo:rsid="006d367f" style:font-style-asian="normal" style:font-style-complex="normal"/>
    </style:style>
    <style:style style:name="T114" style:family="text">
      <style:text-properties fo:font-style="normal" officeooo:rsid="006d73d2" style:font-style-asian="normal" style:font-style-complex="normal"/>
    </style:style>
    <style:style style:name="T115" style:family="text">
      <style:text-properties fo:font-style="normal" officeooo:rsid="006e28c7" style:font-style-asian="normal" style:font-style-complex="normal"/>
    </style:style>
    <style:style style:name="T116" style:family="text">
      <style:text-properties fo:font-style="normal" officeooo:rsid="006ec066" style:font-style-asian="normal" style:font-style-complex="normal"/>
    </style:style>
    <style:style style:name="T117" style:family="text">
      <style:text-properties fo:font-style="normal" officeooo:rsid="00710e2f" style:font-style-asian="normal" style:font-style-complex="normal"/>
    </style:style>
    <style:style style:name="T118" style:family="text">
      <style:text-properties fo:font-style="normal" officeooo:rsid="0072fb1f" style:font-style-asian="normal" style:font-style-complex="normal"/>
    </style:style>
    <style:style style:name="T119" style:family="text">
      <style:text-properties fo:font-style="normal" officeooo:rsid="00743d1c" style:font-style-asian="normal" style:font-style-complex="normal"/>
    </style:style>
    <style:style style:name="T120" style:family="text">
      <style:text-properties fo:font-style="normal" officeooo:rsid="007476ac" style:font-style-asian="normal" style:font-style-complex="normal"/>
    </style:style>
    <style:style style:name="T121" style:family="text">
      <style:text-properties fo:font-style="normal" officeooo:rsid="007590c4" style:font-style-asian="normal" style:font-style-complex="normal"/>
    </style:style>
    <style:style style:name="T122" style:family="text">
      <style:text-properties fo:font-style="normal" officeooo:rsid="00778b0a" style:font-style-asian="normal" style:font-style-complex="normal"/>
    </style:style>
    <style:style style:name="T123" style:family="text">
      <style:text-properties fo:font-style="normal" officeooo:rsid="007acfbc" style:font-style-asian="normal" style:font-style-complex="normal"/>
    </style:style>
    <style:style style:name="T124" style:family="text">
      <style:text-properties fo:font-style="normal" officeooo:rsid="007c13ee" style:font-style-asian="normal" style:font-style-complex="normal"/>
    </style:style>
    <style:style style:name="T125" style:family="text">
      <style:text-properties fo:font-style="normal" officeooo:rsid="007e3a92" style:font-style-asian="normal" style:font-style-complex="normal"/>
    </style:style>
    <style:style style:name="T126" style:family="text">
      <style:text-properties fo:font-style="normal" officeooo:rsid="008cf540" style:font-style-asian="normal" style:font-style-complex="normal"/>
    </style:style>
    <style:style style:name="T127" style:family="text">
      <style:text-properties fo:font-style="normal" officeooo:rsid="008d2a69" style:font-style-asian="normal" style:font-style-complex="normal"/>
    </style:style>
    <style:style style:name="T128" style:family="text">
      <style:text-properties fo:font-style="normal" officeooo:rsid="008dbc25" style:font-style-asian="normal" style:font-style-complex="normal"/>
    </style:style>
    <style:style style:name="T129" style:family="text">
      <style:text-properties fo:font-style="normal" officeooo:rsid="008f2f17" style:font-style-asian="normal" style:font-style-complex="normal"/>
    </style:style>
    <style:style style:name="T130" style:family="text">
      <style:text-properties fo:font-style="normal" officeooo:rsid="008f5233" style:font-style-asian="normal" style:font-style-complex="normal"/>
    </style:style>
    <style:style style:name="T131" style:family="text">
      <style:text-properties fo:font-style="normal" officeooo:rsid="00907995" style:font-style-asian="normal" style:font-style-complex="normal"/>
    </style:style>
    <style:style style:name="T132" style:family="text">
      <style:text-properties fo:font-style="normal" officeooo:rsid="00926928" style:font-style-asian="normal" style:font-style-complex="normal"/>
    </style:style>
    <style:style style:name="T133" style:family="text">
      <style:text-properties fo:font-style="normal" officeooo:rsid="00942bc7" style:font-style-asian="normal" style:font-style-complex="normal"/>
    </style:style>
    <style:style style:name="T134" style:family="text">
      <style:text-properties fo:font-style="normal" officeooo:rsid="00949b54" style:font-style-asian="normal" style:font-style-complex="normal"/>
    </style:style>
    <style:style style:name="T135" style:family="text">
      <style:text-properties fo:font-style="normal" officeooo:rsid="0095eb47" style:font-style-asian="normal" style:font-style-complex="normal"/>
    </style:style>
    <style:style style:name="T136" style:family="text">
      <style:text-properties fo:font-style="normal" officeooo:rsid="0099726f" style:font-style-asian="normal" style:font-style-complex="normal"/>
    </style:style>
    <style:style style:name="T137" style:family="text">
      <style:text-properties fo:font-style="normal" officeooo:rsid="0099c9d9" style:font-style-asian="normal" style:font-style-complex="normal"/>
    </style:style>
    <style:style style:name="T138" style:family="text">
      <style:text-properties fo:font-style="normal" officeooo:rsid="009c7b1c" style:font-style-asian="normal" style:font-style-complex="normal"/>
    </style:style>
    <style:style style:name="T139" style:family="text">
      <style:text-properties fo:font-style="normal" officeooo:rsid="009cd321" style:font-style-asian="normal" style:font-style-complex="normal"/>
    </style:style>
    <style:style style:name="T140" style:family="text">
      <style:text-properties fo:font-style="normal" officeooo:rsid="009da764" style:font-style-asian="normal" style:font-style-complex="normal"/>
    </style:style>
    <style:style style:name="T141" style:family="text">
      <style:text-properties fo:font-style="normal" officeooo:rsid="009db816" style:font-style-asian="normal" style:font-style-complex="normal"/>
    </style:style>
    <style:style style:name="T142" style:family="text">
      <style:text-properties fo:font-style="normal" officeooo:rsid="009ed8f5" style:font-style-asian="normal" style:font-style-complex="normal"/>
    </style:style>
    <style:style style:name="T143" style:family="text">
      <style:text-properties fo:font-style="normal" officeooo:rsid="00a155d9" style:font-style-asian="normal" style:font-style-complex="normal"/>
    </style:style>
    <style:style style:name="T144" style:family="text">
      <style:text-properties fo:font-style="normal" officeooo:rsid="00a17cb6" style:font-style-asian="normal" style:font-style-complex="normal"/>
    </style:style>
    <style:style style:name="T145" style:family="text">
      <style:text-properties fo:font-style="normal" officeooo:rsid="00a2bec9" style:font-style-asian="normal" style:font-style-complex="normal"/>
    </style:style>
    <style:style style:name="T146" style:family="text">
      <style:text-properties fo:font-style="normal" officeooo:rsid="00a4bc8a" style:font-style-asian="normal" style:font-style-complex="normal"/>
    </style:style>
    <style:style style:name="T147" style:family="text">
      <style:text-properties fo:font-style="normal" officeooo:rsid="00a64a28" style:font-style-asian="normal" style:font-style-complex="normal"/>
    </style:style>
    <style:style style:name="T148" style:family="text">
      <style:text-properties fo:font-style="normal" officeooo:rsid="00a88881" style:font-style-asian="normal" style:font-style-complex="normal"/>
    </style:style>
    <style:style style:name="T149" style:family="text">
      <style:text-properties fo:font-style="normal" officeooo:rsid="00a9dbdf" style:font-style-asian="normal" style:font-style-complex="normal"/>
    </style:style>
    <style:style style:name="T150" style:family="text">
      <style:text-properties fo:font-style="normal" officeooo:rsid="00aa9a23" style:font-style-asian="normal" style:font-style-complex="normal"/>
    </style:style>
    <style:style style:name="T151" style:family="text">
      <style:text-properties fo:font-style="normal" officeooo:rsid="00ab9ef9" style:font-style-asian="normal" style:font-style-complex="normal"/>
    </style:style>
    <style:style style:name="T152" style:family="text">
      <style:text-properties fo:font-style="normal" officeooo:rsid="00acfafb" style:font-style-asian="normal" style:font-style-complex="normal"/>
    </style:style>
    <style:style style:name="T153" style:family="text">
      <style:text-properties fo:font-style="normal" officeooo:rsid="00aedc9d" style:font-style-asian="normal" style:font-style-complex="normal"/>
    </style:style>
    <style:style style:name="T154" style:family="text">
      <style:text-properties fo:font-style="normal" officeooo:rsid="00af6aa9" style:font-style-asian="normal" style:font-style-complex="normal"/>
    </style:style>
    <style:style style:name="T155" style:family="text">
      <style:text-properties fo:font-style="normal" officeooo:rsid="00b060d9" style:font-style-asian="normal" style:font-style-complex="normal"/>
    </style:style>
    <style:style style:name="T156" style:family="text">
      <style:text-properties fo:font-style="normal" officeooo:rsid="00b25f0d" style:font-style-asian="normal" style:font-style-complex="normal"/>
    </style:style>
    <style:style style:name="T157" style:family="text">
      <style:text-properties fo:font-style="normal" officeooo:rsid="00b27aeb" style:font-style-asian="normal" style:font-style-complex="normal"/>
    </style:style>
    <style:style style:name="T158" style:family="text">
      <style:text-properties fo:font-style="normal" officeooo:rsid="00b4fb0a" style:font-style-asian="normal" style:font-style-complex="normal"/>
    </style:style>
    <style:style style:name="T159" style:family="text">
      <style:text-properties fo:font-style="normal" officeooo:rsid="00b7222d" style:font-style-asian="normal" style:font-style-complex="normal"/>
    </style:style>
    <style:style style:name="T160" style:family="text">
      <style:text-properties fo:font-style="normal" officeooo:rsid="00b72f15" style:font-style-asian="normal" style:font-style-complex="normal"/>
    </style:style>
    <style:style style:name="T161" style:family="text">
      <style:text-properties fo:font-style="normal" officeooo:rsid="00b76d93" style:font-style-asian="normal" style:font-style-complex="normal"/>
    </style:style>
    <style:style style:name="T162" style:family="text">
      <style:text-properties fo:font-style="normal" officeooo:rsid="00b76ea7" style:font-style-asian="normal" style:font-style-complex="normal"/>
    </style:style>
    <style:style style:name="T163" style:family="text">
      <style:text-properties fo:font-style="normal" officeooo:rsid="00bc0455" style:font-style-asian="normal" style:font-style-complex="normal"/>
    </style:style>
    <style:style style:name="T164" style:family="text">
      <style:text-properties fo:font-style="normal" officeooo:rsid="00bd3e1b" style:font-style-asian="normal" style:font-style-complex="normal"/>
    </style:style>
    <style:style style:name="T165" style:family="text">
      <style:text-properties fo:font-style="normal" officeooo:rsid="00bd9dd7" style:font-style-asian="normal" style:font-style-complex="normal"/>
    </style:style>
    <style:style style:name="T166" style:family="text">
      <style:text-properties fo:font-style="normal" officeooo:rsid="00bdab25" style:font-style-asian="normal" style:font-style-complex="normal"/>
    </style:style>
    <style:style style:name="T167" style:family="text">
      <style:text-properties fo:font-style="normal" officeooo:rsid="00be75cf" style:font-style-asian="normal" style:font-style-complex="normal"/>
    </style:style>
    <style:style style:name="T168" style:family="text">
      <style:text-properties fo:font-style="normal" officeooo:rsid="00c03656" style:font-style-asian="normal" style:font-style-complex="normal"/>
    </style:style>
    <style:style style:name="T169" style:family="text">
      <style:text-properties fo:font-style="normal" officeooo:rsid="00c11ebf" style:font-style-asian="normal" style:font-style-complex="normal"/>
    </style:style>
    <style:style style:name="T170" style:family="text">
      <style:text-properties fo:font-style="normal" officeooo:rsid="00c25336" style:font-style-asian="normal" style:font-style-complex="normal"/>
    </style:style>
    <style:style style:name="T171" style:family="text">
      <style:text-properties fo:font-style="normal" officeooo:rsid="00c5102b" style:font-style-asian="normal" style:font-style-complex="normal"/>
    </style:style>
    <style:style style:name="T172" style:family="text">
      <style:text-properties fo:font-style="normal" officeooo:rsid="00d333ca" style:font-style-asian="normal" style:font-style-complex="normal"/>
    </style:style>
    <style:style style:name="T173" style:family="text">
      <style:text-properties fo:font-style="normal" officeooo:rsid="00d53289" style:font-style-asian="normal" style:font-style-complex="normal"/>
    </style:style>
    <style:style style:name="T174" style:family="text">
      <style:text-properties fo:font-style="normal" officeooo:rsid="00d6711d" style:font-style-asian="normal" style:font-style-complex="normal"/>
    </style:style>
    <style:style style:name="T175" style:family="text">
      <style:text-properties fo:font-style="normal" officeooo:rsid="00d76879" style:font-style-asian="normal" style:font-style-complex="normal"/>
    </style:style>
    <style:style style:name="T176" style:family="text">
      <style:text-properties fo:font-style="normal" officeooo:rsid="00d7b0d4" style:font-style-asian="normal" style:font-style-complex="normal"/>
    </style:style>
    <style:style style:name="T177" style:family="text">
      <style:text-properties fo:font-style="normal" officeooo:rsid="00d87a6d" style:font-style-asian="normal" style:font-style-complex="normal"/>
    </style:style>
    <style:style style:name="T178" style:family="text">
      <style:text-properties fo:font-style="normal" officeooo:rsid="00d98804" style:font-style-asian="normal" style:font-style-complex="normal"/>
    </style:style>
    <style:style style:name="T179" style:family="text">
      <style:text-properties fo:font-style="normal" officeooo:rsid="00da5d99" style:font-style-asian="normal" style:font-style-complex="normal"/>
    </style:style>
    <style:style style:name="T180" style:family="text">
      <style:text-properties fo:font-style="normal" officeooo:rsid="00da68b6" style:font-style-asian="normal" style:font-style-complex="normal"/>
    </style:style>
    <style:style style:name="T181" style:family="text">
      <style:text-properties fo:font-style="normal" officeooo:rsid="00dc1650" style:font-style-asian="normal" style:font-style-complex="normal"/>
    </style:style>
    <style:style style:name="T182" style:family="text">
      <style:text-properties fo:font-style="normal" officeooo:rsid="00ddffce" style:font-style-asian="normal" style:font-style-complex="normal"/>
    </style:style>
    <style:style style:name="T183" style:family="text">
      <style:text-properties fo:font-style="normal" officeooo:rsid="00de3ce0" style:font-style-asian="normal" style:font-style-complex="normal"/>
    </style:style>
    <style:style style:name="T184" style:family="text">
      <style:text-properties fo:font-style="normal" officeooo:rsid="00de78d0" style:font-style-asian="normal" style:font-style-complex="normal"/>
    </style:style>
    <style:style style:name="T185" style:family="text">
      <style:text-properties fo:font-style="normal" officeooo:rsid="00e1951d" style:font-style-asian="normal" style:font-style-complex="normal"/>
    </style:style>
    <style:style style:name="T186" style:family="text">
      <style:text-properties fo:font-style="normal" officeooo:rsid="00e2868d" style:font-style-asian="normal" style:font-style-complex="normal"/>
    </style:style>
    <style:style style:name="T187" style:family="text">
      <style:text-properties fo:font-style="normal" officeooo:rsid="00e42df4" style:font-style-asian="normal" style:font-style-complex="normal"/>
    </style:style>
    <style:style style:name="T188" style:family="text">
      <style:text-properties fo:font-style="normal" officeooo:rsid="00e75921" style:font-style-asian="normal" style:font-style-complex="normal"/>
    </style:style>
    <style:style style:name="T189" style:family="text">
      <style:text-properties fo:font-style="normal" officeooo:rsid="00e93e0d" style:font-style-asian="normal" style:font-style-complex="normal"/>
    </style:style>
    <style:style style:name="T190" style:family="text">
      <style:text-properties fo:font-style="normal" officeooo:rsid="00e99b29" style:font-style-asian="normal" style:font-style-complex="normal"/>
    </style:style>
    <style:style style:name="T191" style:family="text">
      <style:text-properties fo:font-style="normal" officeooo:rsid="00ed17c1" style:font-style-asian="normal" style:font-style-complex="normal"/>
    </style:style>
    <style:style style:name="T192" style:family="text">
      <style:text-properties fo:font-style="normal" officeooo:rsid="00eeebca" style:font-style-asian="normal" style:font-style-complex="normal"/>
    </style:style>
    <style:style style:name="T193" style:family="text">
      <style:text-properties fo:font-style="normal" officeooo:rsid="00f053b4" style:font-style-asian="normal" style:font-style-complex="normal"/>
    </style:style>
    <style:style style:name="T194" style:family="text">
      <style:text-properties fo:font-style="normal" officeooo:rsid="00f1d84c" style:font-style-asian="normal" style:font-style-complex="normal"/>
    </style:style>
    <style:style style:name="T195" style:family="text">
      <style:text-properties fo:font-style="normal" officeooo:rsid="00f2deb7" style:font-style-asian="normal" style:font-style-complex="normal"/>
    </style:style>
    <style:style style:name="T196" style:family="text">
      <style:text-properties fo:font-style="normal" officeooo:rsid="00f44b74" style:font-style-asian="normal" style:font-style-complex="normal"/>
    </style:style>
    <style:style style:name="T197" style:family="text">
      <style:text-properties fo:font-style="normal" officeooo:rsid="00f5eb66" style:font-style-asian="normal" style:font-style-complex="normal"/>
    </style:style>
    <style:style style:name="T198" style:family="text">
      <style:text-properties fo:font-style="normal" officeooo:rsid="00f61b53" style:font-style-asian="normal" style:font-style-complex="normal"/>
    </style:style>
    <style:style style:name="T199" style:family="text">
      <style:text-properties fo:font-style="normal" officeooo:rsid="00f947de" style:font-style-asian="normal" style:font-style-complex="normal"/>
    </style:style>
    <style:style style:name="T200" style:family="text">
      <style:text-properties fo:font-style="normal" officeooo:rsid="00fa5758" style:font-style-asian="normal" style:font-style-complex="normal"/>
    </style:style>
    <style:style style:name="T201" style:family="text">
      <style:text-properties fo:font-style="normal" officeooo:rsid="00fb50e1" style:font-style-asian="normal" style:font-style-complex="normal"/>
    </style:style>
    <style:style style:name="T202" style:family="text">
      <style:text-properties fo:font-style="normal" officeooo:rsid="00fca5d9" style:font-style-asian="normal" style:font-style-complex="normal"/>
    </style:style>
    <style:style style:name="T203" style:family="text">
      <style:text-properties fo:font-style="normal" officeooo:rsid="00fe6227" style:font-style-asian="normal" style:font-style-complex="normal"/>
    </style:style>
    <style:style style:name="T204" style:family="text">
      <style:text-properties fo:font-style="normal" officeooo:rsid="01003b16" style:font-style-asian="normal" style:font-style-complex="normal"/>
    </style:style>
    <style:style style:name="T205" style:family="text">
      <style:text-properties fo:font-style="normal" officeooo:rsid="0100fffb" style:font-style-asian="normal" style:font-style-complex="normal"/>
    </style:style>
    <style:style style:name="T206" style:family="text">
      <style:text-properties fo:font-style="normal" officeooo:rsid="0102fca6" style:font-style-asian="normal" style:font-style-complex="normal"/>
    </style:style>
    <style:style style:name="T207" style:family="text">
      <style:text-properties fo:font-style="normal" officeooo:rsid="0104e914" style:font-style-asian="normal" style:font-style-complex="normal"/>
    </style:style>
    <style:style style:name="T208" style:family="text">
      <style:text-properties fo:font-style="normal" officeooo:rsid="01052b4e" style:font-style-asian="normal" style:font-style-complex="normal"/>
    </style:style>
    <style:style style:name="T209" style:family="text">
      <style:text-properties fo:font-style="normal" officeooo:rsid="010684b8" style:font-style-asian="normal" style:font-style-complex="normal"/>
    </style:style>
    <style:style style:name="T210" style:family="text">
      <style:text-properties fo:font-style="normal" officeooo:rsid="0107d3ae" style:font-style-asian="normal" style:font-style-complex="normal"/>
    </style:style>
    <style:style style:name="T211" style:family="text">
      <style:text-properties fo:font-style="normal" officeooo:rsid="0107e8ea" style:font-style-asian="normal" style:font-style-complex="normal"/>
    </style:style>
    <style:style style:name="T212" style:family="text">
      <style:text-properties fo:font-style="normal" officeooo:rsid="0108072f" style:font-style-asian="normal" style:font-style-complex="normal"/>
    </style:style>
    <style:style style:name="T213" style:family="text">
      <style:text-properties fo:font-style="normal" officeooo:rsid="01089358" style:font-style-asian="normal" style:font-style-complex="normal"/>
    </style:style>
    <style:style style:name="T214" style:family="text">
      <style:text-properties fo:font-style="normal" officeooo:rsid="01094d23" style:font-style-asian="normal" style:font-style-complex="normal"/>
    </style:style>
    <style:style style:name="T215" style:family="text">
      <style:text-properties fo:font-style="normal" officeooo:rsid="010d07e4" style:font-style-asian="normal" style:font-style-complex="normal"/>
    </style:style>
    <style:style style:name="T216" style:family="text">
      <style:text-properties fo:font-style="normal" officeooo:rsid="010dcaee" style:font-style-asian="normal" style:font-style-complex="normal"/>
    </style:style>
    <style:style style:name="T217" style:family="text">
      <style:text-properties fo:font-style="normal" officeooo:rsid="010e24a6" style:font-style-asian="normal" style:font-style-complex="normal"/>
    </style:style>
    <style:style style:name="T218" style:family="text">
      <style:text-properties fo:font-style="normal" officeooo:rsid="010e6581" style:font-style-asian="normal" style:font-style-complex="normal"/>
    </style:style>
    <style:style style:name="T219" style:family="text">
      <style:text-properties fo:font-style="normal" officeooo:rsid="01103572" style:font-style-asian="normal" style:font-style-complex="normal"/>
    </style:style>
    <style:style style:name="T220" style:family="text">
      <style:text-properties fo:font-style="normal" officeooo:rsid="011246f6" style:font-style-asian="normal" style:font-style-complex="normal"/>
    </style:style>
    <style:style style:name="T221" style:family="text">
      <style:text-properties fo:font-style="normal" officeooo:rsid="01143646" style:font-style-asian="normal" style:font-style-complex="normal"/>
    </style:style>
    <style:style style:name="T222" style:family="text">
      <style:text-properties fo:font-style="normal" officeooo:rsid="0115032e" style:font-style-asian="normal" style:font-style-complex="normal"/>
    </style:style>
    <style:style style:name="T223" style:family="text">
      <style:text-properties fo:font-style="normal" officeooo:rsid="01151eed" style:font-style-asian="normal" style:font-style-complex="normal"/>
    </style:style>
    <style:style style:name="T224" style:family="text">
      <style:text-properties fo:font-style="normal" officeooo:rsid="0115d266" style:font-style-asian="normal" style:font-style-complex="normal"/>
    </style:style>
    <style:style style:name="T225" style:family="text">
      <style:text-properties fo:font-style="normal" officeooo:rsid="0117bc56" style:font-style-asian="normal" style:font-style-complex="normal"/>
    </style:style>
    <style:style style:name="T226" style:family="text">
      <style:text-properties fo:font-style="normal" officeooo:rsid="0117c917" style:font-style-asian="normal" style:font-style-complex="normal"/>
    </style:style>
    <style:style style:name="T227" style:family="text">
      <style:text-properties fo:font-style="normal" officeooo:rsid="0119c524" style:font-style-asian="normal" style:font-style-complex="normal"/>
    </style:style>
    <style:style style:name="T228" style:family="text">
      <style:text-properties fo:font-style="normal" officeooo:rsid="011bc1ad" style:font-style-asian="normal" style:font-style-complex="normal"/>
    </style:style>
    <style:style style:name="T229" style:family="text">
      <style:text-properties fo:font-style="normal" officeooo:rsid="011e07ce" style:font-style-asian="normal" style:font-style-complex="normal"/>
    </style:style>
    <style:style style:name="T230" style:family="text">
      <style:text-properties fo:font-style="normal" officeooo:rsid="011ef3fc" style:font-style-asian="normal" style:font-style-complex="normal"/>
    </style:style>
    <style:style style:name="T231" style:family="text">
      <style:text-properties fo:font-style="normal" officeooo:rsid="01200d30" style:font-style-asian="normal" style:font-style-complex="normal"/>
    </style:style>
    <style:style style:name="T232" style:family="text">
      <style:text-properties fo:font-style="normal" officeooo:rsid="01208113" style:font-style-asian="normal" style:font-style-complex="normal"/>
    </style:style>
    <style:style style:name="T233" style:family="text">
      <style:text-properties fo:font-style="normal" officeooo:rsid="01226827" style:font-style-asian="normal" style:font-style-complex="normal"/>
    </style:style>
    <style:style style:name="T234" style:family="text">
      <style:text-properties fo:font-style="normal" officeooo:rsid="012385ee" style:font-style-asian="normal" style:font-style-complex="normal"/>
    </style:style>
    <style:style style:name="T235" style:family="text">
      <style:text-properties fo:font-style="normal" officeooo:rsid="0124ba0f" style:font-style-asian="normal" style:font-style-complex="normal"/>
    </style:style>
    <style:style style:name="T236" style:family="text">
      <style:text-properties fo:font-style="normal" officeooo:rsid="01252018" style:font-style-asian="normal" style:font-style-complex="normal"/>
    </style:style>
    <style:style style:name="T237" style:family="text">
      <style:text-properties fo:font-style="normal" officeooo:rsid="012652f9" style:font-style-asian="normal" style:font-style-complex="normal"/>
    </style:style>
    <style:style style:name="T238" style:family="text">
      <style:text-properties fo:font-style="normal" officeooo:rsid="01268f02" style:font-style-asian="normal" style:font-style-complex="normal"/>
    </style:style>
    <style:style style:name="T239" style:family="text">
      <style:text-properties fo:font-style="normal" officeooo:rsid="012918ec" style:font-style-asian="normal" style:font-style-complex="normal"/>
    </style:style>
    <style:style style:name="T240" style:family="text">
      <style:text-properties fo:font-style="normal" officeooo:rsid="01294f6c" style:font-style-asian="normal" style:font-style-complex="normal"/>
    </style:style>
    <style:style style:name="T241" style:family="text">
      <style:text-properties fo:font-style="normal" officeooo:rsid="012a0bf3" style:font-style-asian="normal" style:font-style-complex="normal"/>
    </style:style>
    <style:style style:name="T242" style:family="text">
      <style:text-properties fo:font-style="normal" officeooo:rsid="012af6bc" style:font-style-asian="normal" style:font-style-complex="normal"/>
    </style:style>
    <style:style style:name="T243" style:family="text">
      <style:text-properties fo:font-style="normal" officeooo:rsid="012bbada" style:font-style-asian="normal" style:font-style-complex="normal"/>
    </style:style>
    <style:style style:name="T244" style:family="text">
      <style:text-properties fo:font-style="normal" officeooo:rsid="012c1d30" style:font-style-asian="normal" style:font-style-complex="normal"/>
    </style:style>
    <style:style style:name="T245" style:family="text">
      <style:text-properties fo:font-style="normal" officeooo:rsid="012c74f8" style:font-style-asian="normal" style:font-style-complex="normal"/>
    </style:style>
    <style:style style:name="T246" style:family="text">
      <style:text-properties fo:font-style="normal" officeooo:rsid="012e16e0" style:font-style-asian="normal" style:font-style-complex="normal"/>
    </style:style>
    <style:style style:name="T247" style:family="text">
      <style:text-properties fo:font-style="normal" officeooo:rsid="012fc1e8" style:font-style-asian="normal" style:font-style-complex="normal"/>
    </style:style>
    <style:style style:name="T248" style:family="text">
      <style:text-properties fo:font-style="normal" officeooo:rsid="0130cfd0" style:font-style-asian="normal" style:font-style-complex="normal"/>
    </style:style>
    <style:style style:name="T249" style:family="text">
      <style:text-properties fo:font-style="normal" officeooo:rsid="0132b642" style:font-style-asian="normal" style:font-style-complex="normal"/>
    </style:style>
    <style:style style:name="T250" style:family="text">
      <style:text-properties fo:font-style="normal" officeooo:rsid="01339c8d" style:font-style-asian="normal" style:font-style-complex="normal"/>
    </style:style>
    <style:style style:name="T251" style:family="text">
      <style:text-properties fo:font-style="normal" officeooo:rsid="01346b6a" style:font-style-asian="normal" style:font-style-complex="normal"/>
    </style:style>
    <style:style style:name="T252" style:family="text">
      <style:text-properties fo:font-style="normal" officeooo:rsid="0135f6b6" style:font-style-asian="normal" style:font-style-complex="normal"/>
    </style:style>
    <style:style style:name="T253" style:family="text">
      <style:text-properties fo:font-style="normal" officeooo:rsid="01370661" style:font-style-asian="normal" style:font-style-complex="normal"/>
    </style:style>
    <style:style style:name="T254" style:family="text">
      <style:text-properties fo:font-style="normal" officeooo:rsid="01371938" style:font-style-asian="normal" style:font-style-complex="normal"/>
    </style:style>
    <style:style style:name="T255" style:family="text">
      <style:text-properties fo:font-style="normal" officeooo:rsid="013d2ae8" style:font-style-asian="normal" style:font-style-complex="normal"/>
    </style:style>
    <style:style style:name="T256" style:family="text">
      <style:text-properties fo:font-style="normal" officeooo:rsid="013f22f3" style:font-style-asian="normal" style:font-style-complex="normal"/>
    </style:style>
    <style:style style:name="T257" style:family="text">
      <style:text-properties fo:font-style="normal" officeooo:rsid="013ff0e0" style:font-style-asian="normal" style:font-style-complex="normal"/>
    </style:style>
    <style:style style:name="T258" style:family="text">
      <style:text-properties fo:font-style="normal" officeooo:rsid="01407603" style:font-style-asian="normal" style:font-style-complex="normal"/>
    </style:style>
    <style:style style:name="T259" style:family="text">
      <style:text-properties fo:font-style="normal" officeooo:rsid="0140a3f0" style:font-style-asian="normal" style:font-style-complex="normal"/>
    </style:style>
    <style:style style:name="T260" style:family="text">
      <style:text-properties fo:font-style="normal" officeooo:rsid="01438ed7" style:font-style-asian="normal" style:font-style-complex="normal"/>
    </style:style>
    <style:style style:name="T261" style:family="text">
      <style:text-properties fo:font-style="normal" officeooo:rsid="0145754c" style:font-style-asian="normal" style:font-style-complex="normal"/>
    </style:style>
    <style:style style:name="T262" style:family="text">
      <style:text-properties fo:font-style="normal" officeooo:rsid="0145a278" style:font-style-asian="normal" style:font-style-complex="normal"/>
    </style:style>
    <style:style style:name="T263" style:family="text">
      <style:text-properties fo:font-style="normal" officeooo:rsid="01476864" style:font-style-asian="normal" style:font-style-complex="normal"/>
    </style:style>
    <style:style style:name="T264" style:family="text">
      <style:text-properties fo:font-style="normal" officeooo:rsid="01496361" style:font-style-asian="normal" style:font-style-complex="normal"/>
    </style:style>
    <style:style style:name="T265" style:family="text">
      <style:text-properties fo:font-style="normal" officeooo:rsid="014ce0ca" style:font-style-asian="normal" style:font-style-complex="normal"/>
    </style:style>
    <style:style style:name="T266" style:family="text">
      <style:text-properties fo:font-style="normal" officeooo:rsid="014da33b" style:font-style-asian="normal" style:font-style-complex="normal"/>
    </style:style>
    <style:style style:name="T267" style:family="text">
      <style:text-properties fo:font-style="normal" officeooo:rsid="014f7503" style:font-style-asian="normal" style:font-style-complex="normal"/>
    </style:style>
    <style:style style:name="T268" style:family="text">
      <style:text-properties fo:font-style="normal" officeooo:rsid="015041a8" style:font-style-asian="normal" style:font-style-complex="normal"/>
    </style:style>
    <style:style style:name="T269" style:family="text">
      <style:text-properties fo:font-style="normal" officeooo:rsid="0150cc04" style:font-style-asian="normal" style:font-style-complex="normal"/>
    </style:style>
    <style:style style:name="T270" style:family="text">
      <style:text-properties fo:font-style="normal" officeooo:rsid="0152867a" style:font-style-asian="normal" style:font-style-complex="normal"/>
    </style:style>
    <style:style style:name="T271" style:family="text">
      <style:text-properties fo:font-style="normal" officeooo:rsid="015410a7" style:font-style-asian="normal" style:font-style-complex="normal"/>
    </style:style>
    <style:style style:name="T272" style:family="text">
      <style:text-properties fo:font-style="normal" officeooo:rsid="0155f902" style:font-style-asian="normal" style:font-style-complex="normal"/>
    </style:style>
    <style:style style:name="T273" style:family="text">
      <style:text-properties fo:font-style="normal" officeooo:rsid="01560f89" style:font-style-asian="normal" style:font-style-complex="normal"/>
    </style:style>
    <style:style style:name="T274" style:family="text">
      <style:text-properties fo:font-style="normal" officeooo:rsid="01584607" style:font-style-asian="normal" style:font-style-complex="normal"/>
    </style:style>
    <style:style style:name="T275" style:family="text">
      <style:text-properties fo:font-style="normal" officeooo:rsid="01598d99" style:font-style-asian="normal" style:font-style-complex="normal"/>
    </style:style>
    <style:style style:name="T276" style:family="text">
      <style:text-properties fo:font-style="normal" officeooo:rsid="0159952c" style:font-style-asian="normal" style:font-style-complex="normal"/>
    </style:style>
    <style:style style:name="T277" style:family="text">
      <style:text-properties fo:font-style="normal" officeooo:rsid="015b5b67" style:font-style-asian="normal" style:font-style-complex="normal"/>
    </style:style>
    <style:style style:name="T278" style:family="text">
      <style:text-properties fo:font-style="normal" officeooo:rsid="015c3fdf" style:font-style-asian="normal" style:font-style-complex="normal"/>
    </style:style>
    <style:style style:name="T279" style:family="text">
      <style:text-properties fo:font-style="normal" officeooo:rsid="015d053d" style:font-style-asian="normal" style:font-style-complex="normal"/>
    </style:style>
    <style:style style:name="T280" style:family="text">
      <style:text-properties fo:font-style="normal" officeooo:rsid="0162dd9a" style:font-style-asian="normal" style:font-style-complex="normal"/>
    </style:style>
    <style:style style:name="T281" style:family="text">
      <style:text-properties fo:font-style="normal" officeooo:rsid="0166287a" style:font-style-asian="normal" style:font-style-complex="normal"/>
    </style:style>
    <style:style style:name="T282" style:family="text">
      <style:text-properties fo:font-style="normal" officeooo:rsid="01672072" style:font-style-asian="normal" style:font-style-complex="normal"/>
    </style:style>
    <style:style style:name="T283" style:family="text">
      <style:text-properties fo:font-style="normal" officeooo:rsid="016b29c7" style:font-style-asian="normal" style:font-style-complex="normal"/>
    </style:style>
    <style:style style:name="T284" style:family="text">
      <style:text-properties fo:font-style="normal" officeooo:rsid="016bb9c4" style:font-style-asian="normal" style:font-style-complex="normal"/>
    </style:style>
    <style:style style:name="T285" style:family="text">
      <style:text-properties fo:font-style="normal" officeooo:rsid="016d49cd" style:font-style-asian="normal" style:font-style-complex="normal"/>
    </style:style>
    <style:style style:name="T286" style:family="text">
      <style:text-properties fo:font-style="normal" officeooo:rsid="0175ab43" style:font-style-asian="normal" style:font-style-complex="normal"/>
    </style:style>
    <style:style style:name="T287" style:family="text">
      <style:text-properties fo:font-style="normal" officeooo:rsid="01c89769" style:font-style-asian="normal" style:font-style-complex="normal"/>
    </style:style>
    <style:style style:name="T288" style:family="text">
      <style:text-properties fo:font-style="normal" officeooo:rsid="01d13955" style:font-style-asian="normal" style:font-style-complex="normal"/>
    </style:style>
    <style:style style:name="T289" style:family="text">
      <style:text-properties fo:font-style="normal" officeooo:rsid="0171ea51" style:font-style-asian="normal" style:font-style-complex="normal"/>
    </style:style>
    <style:style style:name="T290" style:family="text">
      <style:text-properties fo:font-style="normal" officeooo:rsid="0172381e" style:font-style-asian="normal" style:font-style-complex="normal"/>
    </style:style>
    <style:style style:name="T291" style:family="text">
      <style:text-properties fo:font-style="normal" officeooo:rsid="01744a3f" style:font-style-asian="normal" style:font-style-complex="normal"/>
    </style:style>
    <style:style style:name="T292" style:family="text">
      <style:text-properties fo:font-style="normal" officeooo:rsid="0176a5e4" style:font-style-asian="normal" style:font-style-complex="normal"/>
    </style:style>
    <style:style style:name="T293" style:family="text">
      <style:text-properties fo:font-style="normal" officeooo:rsid="017badf2" style:font-style-asian="normal" style:font-style-complex="normal"/>
    </style:style>
    <style:style style:name="T294" style:family="text">
      <style:text-properties fo:font-style="normal" officeooo:rsid="017da116" style:font-style-asian="normal" style:font-style-complex="normal"/>
    </style:style>
    <style:style style:name="T295" style:family="text">
      <style:text-properties fo:font-style="normal" officeooo:rsid="017f15c9" style:font-style-asian="normal" style:font-style-complex="normal"/>
    </style:style>
    <style:style style:name="T296" style:family="text">
      <style:text-properties fo:font-style="normal" officeooo:rsid="017ffe96" style:font-style-asian="normal" style:font-style-complex="normal"/>
    </style:style>
    <style:style style:name="T297" style:family="text">
      <style:text-properties fo:font-style="normal" officeooo:rsid="0181e530" style:font-style-asian="normal" style:font-style-complex="normal"/>
    </style:style>
    <style:style style:name="T298" style:family="text">
      <style:text-properties fo:font-style="normal" officeooo:rsid="01832429" style:font-style-asian="normal" style:font-style-complex="normal"/>
    </style:style>
    <style:style style:name="T299" style:family="text">
      <style:text-properties fo:font-style="normal" officeooo:rsid="01842c1e" style:font-style-asian="normal" style:font-style-complex="normal"/>
    </style:style>
    <style:style style:name="T300" style:family="text">
      <style:text-properties fo:font-style="normal" officeooo:rsid="0184e99e" style:font-style-asian="normal" style:font-style-complex="normal"/>
    </style:style>
    <style:style style:name="T301" style:family="text">
      <style:text-properties fo:font-style="normal" officeooo:rsid="018a925d" style:font-style-asian="normal" style:font-style-complex="normal"/>
    </style:style>
    <style:style style:name="T302" style:family="text">
      <style:text-properties fo:font-style="normal" officeooo:rsid="018b63a5" style:font-style-asian="normal" style:font-style-complex="normal"/>
    </style:style>
    <style:style style:name="T303" style:family="text">
      <style:text-properties fo:font-style="normal" officeooo:rsid="018c03d7" style:font-style-asian="normal" style:font-style-complex="normal"/>
    </style:style>
    <style:style style:name="T304" style:family="text">
      <style:text-properties fo:font-style="normal" officeooo:rsid="018c6f98" style:font-style-asian="normal" style:font-style-complex="normal"/>
    </style:style>
    <style:style style:name="T305" style:family="text">
      <style:text-properties fo:font-style="normal" officeooo:rsid="018dcb84" style:font-style-asian="normal" style:font-style-complex="normal"/>
    </style:style>
    <style:style style:name="T306" style:family="text">
      <style:text-properties fo:font-style="normal" officeooo:rsid="018eb1d8" style:font-style-asian="normal" style:font-style-complex="normal"/>
    </style:style>
    <style:style style:name="T307" style:family="text">
      <style:text-properties fo:font-style="normal" officeooo:rsid="01904e3f" style:font-style-asian="normal" style:font-style-complex="normal"/>
    </style:style>
    <style:style style:name="T308" style:family="text">
      <style:text-properties fo:font-style="normal" officeooo:rsid="01923a10" style:font-style-asian="normal" style:font-style-complex="normal"/>
    </style:style>
    <style:style style:name="T309" style:family="text">
      <style:text-properties fo:font-style="normal" officeooo:rsid="01938d81" style:font-style-asian="normal" style:font-style-complex="normal"/>
    </style:style>
    <style:style style:name="T310" style:family="text">
      <style:text-properties fo:font-style="normal" officeooo:rsid="01951bc2" style:font-style-asian="normal" style:font-style-complex="normal"/>
    </style:style>
    <style:style style:name="T311" style:family="text">
      <style:text-properties fo:font-style="normal" officeooo:rsid="01969774" style:font-style-asian="normal" style:font-style-complex="normal"/>
    </style:style>
    <style:style style:name="T312" style:family="text">
      <style:text-properties fo:font-style="normal" officeooo:rsid="0196ccc7" style:font-style-asian="normal" style:font-style-complex="normal"/>
    </style:style>
    <style:style style:name="T313" style:family="text">
      <style:text-properties fo:font-style="normal" officeooo:rsid="019811df" style:font-style-asian="normal" style:font-style-complex="normal"/>
    </style:style>
    <style:style style:name="T314" style:family="text">
      <style:text-properties fo:font-style="normal" officeooo:rsid="019a6451" style:font-style-asian="normal" style:font-style-complex="normal"/>
    </style:style>
    <style:style style:name="T315" style:family="text">
      <style:text-properties fo:font-style="normal" officeooo:rsid="019bc3a6" style:font-style-asian="normal" style:font-style-complex="normal"/>
    </style:style>
    <style:style style:name="T316" style:family="text">
      <style:text-properties fo:font-style="normal" officeooo:rsid="019c193e" style:font-style-asian="normal" style:font-style-complex="normal"/>
    </style:style>
    <style:style style:name="T317" style:family="text">
      <style:text-properties fo:font-style="normal" officeooo:rsid="019d02e1" style:font-style-asian="normal" style:font-style-complex="normal"/>
    </style:style>
    <style:style style:name="T318" style:family="text">
      <style:text-properties fo:font-style="normal" officeooo:rsid="019d2a45" style:font-style-asian="normal" style:font-style-complex="normal"/>
    </style:style>
    <style:style style:name="T319" style:family="text">
      <style:text-properties fo:font-style="normal" officeooo:rsid="019e39c6" style:font-style-asian="normal" style:font-style-complex="normal"/>
    </style:style>
    <style:style style:name="T320" style:family="text">
      <style:text-properties fo:font-style="normal" officeooo:rsid="01a67bf9" style:font-style-asian="normal" style:font-style-complex="normal"/>
    </style:style>
    <style:style style:name="T321" style:family="text">
      <style:text-properties fo:font-style="normal" officeooo:rsid="01bdc5d0" style:font-style-asian="normal" style:font-style-complex="normal"/>
    </style:style>
    <style:style style:name="T322" style:family="text">
      <style:text-properties fo:font-style="normal" officeooo:rsid="01d76a13" style:font-style-asian="normal" style:font-style-complex="normal"/>
    </style:style>
    <style:style style:name="T323" style:family="text">
      <style:text-properties fo:font-style="normal" officeooo:rsid="01df5c0f" style:font-style-asian="normal" style:font-style-complex="normal"/>
    </style:style>
    <style:style style:name="T324" style:family="text">
      <style:text-properties fo:font-style="normal" officeooo:rsid="01e4ccef" style:font-style-asian="normal" style:font-style-complex="normal"/>
    </style:style>
    <style:style style:name="T325" style:family="text">
      <style:text-properties fo:font-style="normal" officeooo:rsid="01f226e8" style:font-style-asian="normal" style:font-style-complex="normal"/>
    </style:style>
    <style:style style:name="T326" style:family="text">
      <style:text-properties fo:font-style="normal" officeooo:rsid="01f66991" style:font-style-asian="normal" style:font-style-complex="normal"/>
    </style:style>
    <style:style style:name="T327" style:family="text">
      <style:text-properties fo:font-style="normal" officeooo:rsid="01fb4d78" style:font-style-asian="normal" style:font-style-complex="normal"/>
    </style:style>
    <style:style style:name="T328" style:family="text">
      <style:text-properties fo:font-style="normal" officeooo:rsid="02044163" style:font-style-asian="normal" style:font-style-complex="normal"/>
    </style:style>
    <style:style style:name="T329" style:family="text">
      <style:text-properties fo:font-style="normal" officeooo:rsid="020fe79e" style:font-style-asian="normal" style:font-style-complex="normal"/>
    </style:style>
    <style:style style:name="T330" style:family="text">
      <style:text-properties fo:font-style="normal" officeooo:rsid="021fb626" style:font-style-asian="normal" style:font-style-complex="normal"/>
    </style:style>
    <style:style style:name="T331" style:family="text">
      <style:text-properties fo:font-style="normal" officeooo:rsid="0228b1e0" style:font-style-asian="normal" style:font-style-complex="normal"/>
    </style:style>
    <style:style style:name="T332" style:family="text">
      <style:text-properties fo:font-style="normal" officeooo:rsid="02301799" style:font-style-asian="normal" style:font-style-complex="normal"/>
    </style:style>
    <style:style style:name="T333" style:family="text">
      <style:text-properties fo:font-style="normal" fo:font-weight="bold" officeooo:rsid="005330fd" style:font-style-asian="normal" style:font-weight-asian="bold" style:font-style-complex="normal" style:font-weight-complex="bold"/>
    </style:style>
    <style:style style:name="T334" style:family="text">
      <style:text-properties fo:font-style="normal" fo:font-weight="bold" officeooo:rsid="00e42df4" style:font-style-asian="normal" style:font-weight-asian="bold" style:font-style-complex="normal" style:font-weight-complex="bold"/>
    </style:style>
    <style:style style:name="T335" style:family="text">
      <style:text-properties fo:font-style="normal" style:text-underline-style="solid" style:text-underline-width="auto" style:text-underline-color="font-color" officeooo:rsid="00b4fb0a" style:font-style-asian="normal" style:font-style-complex="normal"/>
    </style:style>
    <style:style style:name="T336" style:family="text">
      <style:text-properties fo:font-style="normal" fo:font-weight="normal" style:font-style-asian="normal" style:font-weight-asian="normal" style:font-style-complex="normal" style:font-weight-complex="normal"/>
    </style:style>
    <style:style style:name="T337" style:family="text">
      <style:text-properties fo:font-style="normal" fo:font-weight="normal" officeooo:rsid="01d13955" style:font-style-asian="normal" style:font-weight-asian="normal" style:font-style-complex="normal" style:font-weight-complex="normal"/>
    </style:style>
    <style:style style:name="T338" style:family="text">
      <style:text-properties fo:font-style="normal" fo:font-weight="normal" officeooo:rsid="019fe973" style:font-style-asian="normal" style:font-weight-asian="normal" style:font-style-complex="normal" style:font-weight-complex="normal"/>
    </style:style>
    <style:style style:name="T339" style:family="text">
      <style:text-properties fo:font-style="normal" fo:font-weight="normal" officeooo:rsid="01a1c34e" style:font-style-asian="normal" style:font-weight-asian="normal" style:font-style-complex="normal" style:font-weight-complex="normal"/>
    </style:style>
    <style:style style:name="T340" style:family="text">
      <style:text-properties fo:font-style="normal" fo:font-weight="normal" officeooo:rsid="01a24532" style:font-style-asian="normal" style:font-weight-asian="normal" style:font-style-complex="normal" style:font-weight-complex="normal"/>
    </style:style>
    <style:style style:name="T341" style:family="text">
      <style:text-properties fo:font-style="normal" fo:font-weight="normal" officeooo:rsid="01a31033" style:font-style-asian="normal" style:font-weight-asian="normal" style:font-style-complex="normal" style:font-weight-complex="normal"/>
    </style:style>
    <style:style style:name="T342" style:family="text">
      <style:text-properties fo:font-style="normal" fo:font-weight="normal" officeooo:rsid="01a3dc08" style:font-style-asian="normal" style:font-weight-asian="normal" style:font-style-complex="normal" style:font-weight-complex="normal"/>
    </style:style>
    <style:style style:name="T343" style:family="text">
      <style:text-properties fo:font-style="normal" fo:font-weight="normal" officeooo:rsid="01a4e947" style:font-style-asian="normal" style:font-weight-asian="normal" style:font-style-complex="normal" style:font-weight-complex="normal"/>
    </style:style>
    <style:style style:name="T344" style:family="text">
      <style:text-properties fo:font-style="normal" fo:font-weight="normal" officeooo:rsid="01a64b9e" style:font-style-asian="normal" style:font-weight-asian="normal" style:font-style-complex="normal" style:font-weight-complex="normal"/>
    </style:style>
    <style:style style:name="T345" style:family="text">
      <style:text-properties fo:font-style="normal" fo:font-weight="normal" officeooo:rsid="01a67bf9" style:font-style-asian="normal" style:font-weight-asian="normal" style:font-style-complex="normal" style:font-weight-complex="normal"/>
    </style:style>
    <style:style style:name="T346" style:family="text">
      <style:text-properties fo:font-style="normal" fo:font-weight="normal" officeooo:rsid="01a9982a" style:font-style-asian="normal" style:font-weight-asian="normal" style:font-style-complex="normal" style:font-weight-complex="normal"/>
    </style:style>
    <style:style style:name="T347" style:family="text">
      <style:text-properties fo:font-style="normal" fo:font-weight="normal" officeooo:rsid="01aa5ab8" style:font-style-asian="normal" style:font-weight-asian="normal" style:font-style-complex="normal" style:font-weight-complex="normal"/>
    </style:style>
    <style:style style:name="T348" style:family="text">
      <style:text-properties fo:font-style="normal" fo:font-weight="normal" officeooo:rsid="01ac4c4d" style:font-style-asian="normal" style:font-weight-asian="normal" style:font-style-complex="normal" style:font-weight-complex="normal"/>
    </style:style>
    <style:style style:name="T349" style:family="text">
      <style:text-properties fo:font-style="normal" fo:font-weight="normal" officeooo:rsid="01ae2a2d" style:font-style-asian="normal" style:font-weight-asian="normal" style:font-style-complex="normal" style:font-weight-complex="normal"/>
    </style:style>
    <style:style style:name="T350" style:family="text">
      <style:text-properties fo:font-style="normal" fo:font-weight="normal" officeooo:rsid="01aff764" style:font-style-asian="normal" style:font-weight-asian="normal" style:font-style-complex="normal" style:font-weight-complex="normal"/>
    </style:style>
    <style:style style:name="T351" style:family="text">
      <style:text-properties fo:font-style="normal" fo:font-weight="normal" officeooo:rsid="01b036ed" style:font-style-asian="normal" style:font-weight-asian="normal" style:font-style-complex="normal" style:font-weight-complex="normal"/>
    </style:style>
    <style:style style:name="T352" style:family="text">
      <style:text-properties fo:font-style="normal" fo:font-weight="normal" officeooo:rsid="01b19205" style:font-style-asian="normal" style:font-weight-asian="normal" style:font-style-complex="normal" style:font-weight-complex="normal"/>
    </style:style>
    <style:style style:name="T353" style:family="text">
      <style:text-properties fo:font-style="normal" fo:font-weight="normal" officeooo:rsid="01b34906" style:font-style-asian="normal" style:font-weight-asian="normal" style:font-style-complex="normal" style:font-weight-complex="normal"/>
    </style:style>
    <style:style style:name="T354" style:family="text">
      <style:text-properties fo:font-style="normal" fo:font-weight="normal" officeooo:rsid="01b35eef" style:font-style-asian="normal" style:font-weight-asian="normal" style:font-style-complex="normal" style:font-weight-complex="normal"/>
    </style:style>
    <style:style style:name="T355" style:family="text">
      <style:text-properties fo:font-style="normal" fo:font-weight="normal" officeooo:rsid="01b4ae77" style:font-style-asian="normal" style:font-weight-asian="normal" style:font-style-complex="normal" style:font-weight-complex="normal"/>
    </style:style>
    <style:style style:name="T356" style:family="text">
      <style:text-properties fo:font-style="normal" fo:font-weight="normal" officeooo:rsid="01b5c371" style:font-style-asian="normal" style:font-weight-asian="normal" style:font-style-complex="normal" style:font-weight-complex="normal"/>
    </style:style>
    <style:style style:name="T357" style:family="text">
      <style:text-properties fo:font-style="normal" fo:font-weight="normal" officeooo:rsid="01b670f0" style:font-style-asian="normal" style:font-weight-asian="normal" style:font-style-complex="normal" style:font-weight-complex="normal"/>
    </style:style>
    <style:style style:name="T358" style:family="text">
      <style:text-properties fo:font-style="normal" fo:font-weight="normal" officeooo:rsid="01b82b88" style:font-style-asian="normal" style:font-weight-asian="normal" style:font-style-complex="normal" style:font-weight-complex="normal"/>
    </style:style>
    <style:style style:name="T359" style:family="text">
      <style:text-properties fo:font-style="normal" fo:font-weight="normal" officeooo:rsid="01b904a2" style:font-style-asian="normal" style:font-weight-asian="normal" style:font-style-complex="normal" style:font-weight-complex="normal"/>
    </style:style>
    <style:style style:name="T360" style:family="text">
      <style:text-properties fo:font-style="normal" fo:font-weight="normal" officeooo:rsid="01bdc5d0" style:font-style-asian="normal" style:font-weight-asian="normal" style:font-style-complex="normal" style:font-weight-complex="normal"/>
    </style:style>
    <style:style style:name="T361" style:family="text">
      <style:text-properties fo:font-style="normal" fo:font-weight="normal" officeooo:rsid="01c340af" style:font-style-asian="normal" style:font-weight-asian="normal" style:font-style-complex="normal" style:font-weight-complex="normal"/>
    </style:style>
    <style:style style:name="T362" style:family="text">
      <style:text-properties fo:font-style="normal" fo:font-weight="normal" officeooo:rsid="01c4539e" style:font-style-asian="normal" style:font-weight-asian="normal" style:font-style-complex="normal" style:font-weight-complex="normal"/>
    </style:style>
    <style:style style:name="T363" style:family="text">
      <style:text-properties fo:font-style="normal" fo:font-weight="normal" officeooo:rsid="01c59df6" style:font-style-asian="normal" style:font-weight-asian="normal" style:font-style-complex="normal" style:font-weight-complex="normal"/>
    </style:style>
    <style:style style:name="T364" style:family="text">
      <style:text-properties fo:font-style="normal" fo:font-weight="normal" officeooo:rsid="01c5c179" style:font-style-asian="normal" style:font-weight-asian="normal" style:font-style-complex="normal" style:font-weight-complex="normal"/>
    </style:style>
    <style:style style:name="T365" style:family="text">
      <style:text-properties fo:font-style="normal" fo:font-weight="normal" officeooo:rsid="01c604bd" style:font-style-asian="normal" style:font-weight-asian="normal" style:font-style-complex="normal" style:font-weight-complex="normal"/>
    </style:style>
    <style:style style:name="T366" style:family="text">
      <style:text-properties fo:font-style="normal" fo:font-weight="normal" officeooo:rsid="01c7f094" style:font-style-asian="normal" style:font-weight-asian="normal" style:font-style-complex="normal" style:font-weight-complex="normal"/>
    </style:style>
    <style:style style:name="T367" style:family="text">
      <style:text-properties fo:font-style="normal" fo:font-weight="normal" officeooo:rsid="01c89769" style:font-style-asian="normal" style:font-weight-asian="normal" style:font-style-complex="normal" style:font-weight-complex="normal"/>
    </style:style>
    <style:style style:name="T368" style:family="text">
      <style:text-properties fo:font-style="normal" fo:font-weight="normal" officeooo:rsid="01cc6037" style:font-style-asian="normal" style:font-weight-asian="normal" style:font-style-complex="normal" style:font-weight-complex="normal"/>
    </style:style>
    <style:style style:name="T369" style:family="text">
      <style:text-properties fo:font-style="normal" fo:font-weight="normal" officeooo:rsid="01ce25cf" style:font-style-asian="normal" style:font-weight-asian="normal" style:font-style-complex="normal" style:font-weight-complex="normal"/>
    </style:style>
    <style:style style:name="T370" style:family="text">
      <style:text-properties fo:font-style="normal" fo:font-weight="normal" officeooo:rsid="01ce8594" style:font-style-asian="normal" style:font-weight-asian="normal" style:font-style-complex="normal" style:font-weight-complex="normal"/>
    </style:style>
    <style:style style:name="T371" style:family="text">
      <style:text-properties fo:font-style="normal" fo:font-weight="normal" officeooo:rsid="01ceab50" style:font-style-asian="normal" style:font-weight-asian="normal" style:font-style-complex="normal" style:font-weight-complex="normal"/>
    </style:style>
    <style:style style:name="T372" style:family="text">
      <style:text-properties fo:font-style="normal" fo:font-weight="normal" officeooo:rsid="01d00438" style:font-style-asian="normal" style:font-weight-asian="normal" style:font-style-complex="normal" style:font-weight-complex="normal"/>
    </style:style>
    <style:style style:name="T373" style:family="text">
      <style:text-properties fo:font-style="normal" fo:font-weight="normal" officeooo:rsid="01d05047" style:font-style-asian="normal" style:font-weight-asian="normal" style:font-style-complex="normal" style:font-weight-complex="normal"/>
    </style:style>
    <style:style style:name="T374" style:family="text">
      <style:text-properties fo:font-style="normal" fo:font-weight="normal" officeooo:rsid="01d195c8" style:font-style-asian="normal" style:font-weight-asian="normal" style:font-style-complex="normal" style:font-weight-complex="normal"/>
    </style:style>
    <style:style style:name="T375" style:family="text">
      <style:text-properties fo:font-style="normal" fo:font-weight="normal" officeooo:rsid="01d32d4e" style:font-style-asian="normal" style:font-weight-asian="normal" style:font-style-complex="normal" style:font-weight-complex="normal"/>
    </style:style>
    <style:style style:name="T376" style:family="text">
      <style:text-properties fo:font-style="normal" fo:font-weight="normal" officeooo:rsid="01d3b708" style:font-style-asian="normal" style:font-weight-asian="normal" style:font-style-complex="normal" style:font-weight-complex="normal"/>
    </style:style>
    <style:style style:name="T377" style:family="text">
      <style:text-properties fo:font-style="normal" fo:font-weight="normal" officeooo:rsid="01d56ecf" style:font-style-asian="normal" style:font-weight-asian="normal" style:font-style-complex="normal" style:font-weight-complex="normal"/>
    </style:style>
    <style:style style:name="T378" style:family="text">
      <style:text-properties fo:font-style="normal" fo:font-weight="normal" officeooo:rsid="01d76a13" style:font-style-asian="normal" style:font-weight-asian="normal" style:font-style-complex="normal" style:font-weight-complex="normal"/>
    </style:style>
    <style:style style:name="T379" style:family="text">
      <style:text-properties fo:font-style="normal" fo:font-weight="normal" officeooo:rsid="01d9a061" style:font-style-asian="normal" style:font-weight-asian="normal" style:font-style-complex="normal" style:font-weight-complex="normal"/>
    </style:style>
    <style:style style:name="T380" style:family="text">
      <style:text-properties fo:font-style="normal" fo:font-weight="normal" officeooo:rsid="01da8ad7" style:font-style-asian="normal" style:font-weight-asian="normal" style:font-style-complex="normal" style:font-weight-complex="normal"/>
    </style:style>
    <style:style style:name="T381" style:family="text">
      <style:text-properties fo:font-style="normal" fo:font-weight="normal" officeooo:rsid="01daeda6" style:font-style-asian="normal" style:font-weight-asian="normal" style:font-style-complex="normal" style:font-weight-complex="normal"/>
    </style:style>
    <style:style style:name="T382" style:family="text">
      <style:text-properties fo:font-style="normal" fo:font-weight="normal" officeooo:rsid="01db3148" style:font-style-asian="normal" style:font-weight-asian="normal" style:font-style-complex="normal" style:font-weight-complex="normal"/>
    </style:style>
    <style:style style:name="T383" style:family="text">
      <style:text-properties fo:font-style="normal" fo:font-weight="normal" officeooo:rsid="01dc5239" style:font-style-asian="normal" style:font-weight-asian="normal" style:font-style-complex="normal" style:font-weight-complex="normal"/>
    </style:style>
    <style:style style:name="T384" style:family="text">
      <style:text-properties fo:font-style="normal" fo:font-weight="normal" officeooo:rsid="01de1c04" style:font-style-asian="normal" style:font-weight-asian="normal" style:font-style-complex="normal" style:font-weight-complex="normal"/>
    </style:style>
    <style:style style:name="T385" style:family="text">
      <style:text-properties fo:font-style="normal" fo:font-weight="normal" officeooo:rsid="01dec43a" style:font-style-asian="normal" style:font-weight-asian="normal" style:font-style-complex="normal" style:font-weight-complex="normal"/>
    </style:style>
    <style:style style:name="T386" style:family="text">
      <style:text-properties fo:font-style="normal" fo:font-weight="normal" officeooo:rsid="01df5c0f" style:font-style-asian="normal" style:font-weight-asian="normal" style:font-style-complex="normal" style:font-weight-complex="normal"/>
    </style:style>
    <style:style style:name="T387" style:family="text">
      <style:text-properties fo:font-style="normal" fo:font-weight="normal" officeooo:rsid="01e0b373" style:font-style-asian="normal" style:font-weight-asian="normal" style:font-style-complex="normal" style:font-weight-complex="normal"/>
    </style:style>
    <style:style style:name="T388" style:family="text">
      <style:text-properties fo:font-style="normal" fo:font-weight="normal" officeooo:rsid="01e2a801" style:font-style-asian="normal" style:font-weight-asian="normal" style:font-style-complex="normal" style:font-weight-complex="normal"/>
    </style:style>
    <style:style style:name="T389" style:family="text">
      <style:text-properties fo:font-style="normal" fo:font-weight="normal" officeooo:rsid="01e44428" style:font-style-asian="normal" style:font-weight-asian="normal" style:font-style-complex="normal" style:font-weight-complex="normal"/>
    </style:style>
    <style:style style:name="T390" style:family="text">
      <style:text-properties fo:font-style="normal" fo:font-weight="normal" officeooo:rsid="01e4ccef" style:font-style-asian="normal" style:font-weight-asian="normal" style:font-style-complex="normal" style:font-weight-complex="normal"/>
    </style:style>
    <style:style style:name="T391" style:family="text">
      <style:text-properties fo:font-style="normal" fo:font-weight="normal" officeooo:rsid="01e92af4" style:font-style-asian="normal" style:font-weight-asian="normal" style:font-style-complex="normal" style:font-weight-complex="normal"/>
    </style:style>
    <style:style style:name="T392" style:family="text">
      <style:text-properties fo:font-style="normal" fo:font-weight="normal" officeooo:rsid="01ea073c" style:font-style-asian="normal" style:font-weight-asian="normal" style:font-style-complex="normal" style:font-weight-complex="normal"/>
    </style:style>
    <style:style style:name="T393" style:family="text">
      <style:text-properties fo:font-style="normal" fo:font-weight="normal" officeooo:rsid="01ebc107" style:font-style-asian="normal" style:font-weight-asian="normal" style:font-style-complex="normal" style:font-weight-complex="normal"/>
    </style:style>
    <style:style style:name="T394" style:family="text">
      <style:text-properties fo:font-style="normal" fo:font-weight="normal" officeooo:rsid="01ebd910" style:font-style-asian="normal" style:font-weight-asian="normal" style:font-style-complex="normal" style:font-weight-complex="normal"/>
    </style:style>
    <style:style style:name="T395" style:family="text">
      <style:text-properties fo:font-style="normal" fo:font-weight="normal" officeooo:rsid="01ec5f4b" style:font-style-asian="normal" style:font-weight-asian="normal" style:font-style-complex="normal" style:font-weight-complex="normal"/>
    </style:style>
    <style:style style:name="T396" style:family="text">
      <style:text-properties fo:font-style="normal" fo:font-weight="normal" officeooo:rsid="01ecb6a5" style:font-style-asian="normal" style:font-weight-asian="normal" style:font-style-complex="normal" style:font-weight-complex="normal"/>
    </style:style>
    <style:style style:name="T397" style:family="text">
      <style:text-properties fo:font-style="normal" fo:font-weight="normal" officeooo:rsid="01ee7564" style:font-style-asian="normal" style:font-weight-asian="normal" style:font-style-complex="normal" style:font-weight-complex="normal"/>
    </style:style>
    <style:style style:name="T398" style:family="text">
      <style:text-properties fo:font-style="normal" fo:font-weight="normal" officeooo:rsid="01ef7f25" style:font-style-asian="normal" style:font-weight-asian="normal" style:font-style-complex="normal" style:font-weight-complex="normal"/>
    </style:style>
    <style:style style:name="T399" style:family="text">
      <style:text-properties fo:font-style="normal" fo:font-weight="normal" officeooo:rsid="01f104f2" style:font-style-asian="normal" style:font-weight-asian="normal" style:font-style-complex="normal" style:font-weight-complex="normal"/>
    </style:style>
    <style:style style:name="T400" style:family="text">
      <style:text-properties fo:font-style="normal" fo:font-weight="normal" officeooo:rsid="01f2206b" style:font-style-asian="normal" style:font-weight-asian="normal" style:font-style-complex="normal" style:font-weight-complex="normal"/>
    </style:style>
    <style:style style:name="T401" style:family="text">
      <style:text-properties fo:font-style="normal" fo:font-weight="normal" officeooo:rsid="01f226e8" style:font-style-asian="normal" style:font-weight-asian="normal" style:font-style-complex="normal" style:font-weight-complex="normal"/>
    </style:style>
    <style:style style:name="T402" style:family="text">
      <style:text-properties fo:font-style="normal" fo:font-weight="normal" officeooo:rsid="01f38124" style:font-style-asian="normal" style:font-weight-asian="normal" style:font-style-complex="normal" style:font-weight-complex="normal"/>
    </style:style>
    <style:style style:name="T403" style:family="text">
      <style:text-properties fo:font-style="normal" fo:font-weight="normal" officeooo:rsid="01f39f17" style:font-style-asian="normal" style:font-weight-asian="normal" style:font-style-complex="normal" style:font-weight-complex="normal"/>
    </style:style>
    <style:style style:name="T404" style:family="text">
      <style:text-properties fo:font-style="normal" fo:font-weight="normal" officeooo:rsid="01f3b15e" style:font-style-asian="normal" style:font-weight-asian="normal" style:font-style-complex="normal" style:font-weight-complex="normal"/>
    </style:style>
    <style:style style:name="T405" style:family="text">
      <style:text-properties fo:font-style="normal" fo:font-weight="normal" officeooo:rsid="01f3b6ca" style:font-style-asian="normal" style:font-weight-asian="normal" style:font-style-complex="normal" style:font-weight-complex="normal"/>
    </style:style>
    <style:style style:name="T406" style:family="text">
      <style:text-properties fo:font-style="normal" fo:font-weight="normal" officeooo:rsid="01f580d6" style:font-style-asian="normal" style:font-weight-asian="normal" style:font-style-complex="normal" style:font-weight-complex="normal"/>
    </style:style>
    <style:style style:name="T407" style:family="text">
      <style:text-properties fo:font-style="normal" fo:font-weight="normal" officeooo:rsid="01f66991" style:font-style-asian="normal" style:font-weight-asian="normal" style:font-style-complex="normal" style:font-weight-complex="normal"/>
    </style:style>
    <style:style style:name="T408" style:family="text">
      <style:text-properties fo:font-style="normal" fo:font-weight="normal" officeooo:rsid="01f79637" style:font-style-asian="normal" style:font-weight-asian="normal" style:font-style-complex="normal" style:font-weight-complex="normal"/>
    </style:style>
    <style:style style:name="T409" style:family="text">
      <style:text-properties fo:font-style="normal" fo:font-weight="normal" officeooo:rsid="01f8eb4a" style:font-style-asian="normal" style:font-weight-asian="normal" style:font-style-complex="normal" style:font-weight-complex="normal"/>
    </style:style>
    <style:style style:name="T410" style:family="text">
      <style:text-properties fo:font-style="normal" fo:font-weight="normal" officeooo:rsid="01f9614d" style:font-style-asian="normal" style:font-weight-asian="normal" style:font-style-complex="normal" style:font-weight-complex="normal"/>
    </style:style>
    <style:style style:name="T411" style:family="text">
      <style:text-properties fo:font-style="normal" fo:font-weight="normal" officeooo:rsid="01fb4d78" style:font-style-asian="normal" style:font-weight-asian="normal" style:font-style-complex="normal" style:font-weight-complex="normal"/>
    </style:style>
    <style:style style:name="T412" style:family="text">
      <style:text-properties fo:font-style="normal" fo:font-weight="normal" officeooo:rsid="01fd0c22" style:font-style-asian="normal" style:font-weight-asian="normal" style:font-style-complex="normal" style:font-weight-complex="normal"/>
    </style:style>
    <style:style style:name="T413" style:family="text">
      <style:text-properties fo:font-style="normal" fo:font-weight="normal" officeooo:rsid="01fed368" style:font-style-asian="normal" style:font-weight-asian="normal" style:font-style-complex="normal" style:font-weight-complex="normal"/>
    </style:style>
    <style:style style:name="T414" style:family="text">
      <style:text-properties fo:font-style="normal" fo:font-weight="normal" officeooo:rsid="01ff9853" style:font-style-asian="normal" style:font-weight-asian="normal" style:font-style-complex="normal" style:font-weight-complex="normal"/>
    </style:style>
    <style:style style:name="T415" style:family="text">
      <style:text-properties fo:font-style="normal" fo:font-weight="normal" officeooo:rsid="0200fc59" style:font-style-asian="normal" style:font-weight-asian="normal" style:font-style-complex="normal" style:font-weight-complex="normal"/>
    </style:style>
    <style:style style:name="T416" style:family="text">
      <style:text-properties fo:font-style="normal" fo:font-weight="normal" officeooo:rsid="02027113" style:font-style-asian="normal" style:font-weight-asian="normal" style:font-style-complex="normal" style:font-weight-complex="normal"/>
    </style:style>
    <style:style style:name="T417" style:family="text">
      <style:text-properties fo:font-style="normal" fo:font-weight="normal" officeooo:rsid="02031c6f" style:font-style-asian="normal" style:font-weight-asian="normal" style:font-style-complex="normal" style:font-weight-complex="normal"/>
    </style:style>
    <style:style style:name="T418" style:family="text">
      <style:text-properties fo:font-style="normal" fo:font-weight="normal" officeooo:rsid="0203f628" style:font-style-asian="normal" style:font-weight-asian="normal" style:font-style-complex="normal" style:font-weight-complex="normal"/>
    </style:style>
    <style:style style:name="T419" style:family="text">
      <style:text-properties fo:font-style="normal" fo:font-weight="normal" officeooo:rsid="02044163" style:font-style-asian="normal" style:font-weight-asian="normal" style:font-style-complex="normal" style:font-weight-complex="normal"/>
    </style:style>
    <style:style style:name="T420" style:family="text">
      <style:text-properties fo:font-style="normal" fo:font-weight="normal" officeooo:rsid="020590de" style:font-style-asian="normal" style:font-weight-asian="normal" style:font-style-complex="normal" style:font-weight-complex="normal"/>
    </style:style>
    <style:style style:name="T421" style:family="text">
      <style:text-properties fo:font-style="normal" fo:font-weight="normal" officeooo:rsid="02076930" style:font-style-asian="normal" style:font-weight-asian="normal" style:font-style-complex="normal" style:font-weight-complex="normal"/>
    </style:style>
    <style:style style:name="T422" style:family="text">
      <style:text-properties fo:font-style="normal" fo:font-weight="normal" officeooo:rsid="0207a7fa" style:font-style-asian="normal" style:font-weight-asian="normal" style:font-style-complex="normal" style:font-weight-complex="normal"/>
    </style:style>
    <style:style style:name="T423" style:family="text">
      <style:text-properties fo:font-style="normal" fo:font-weight="normal" officeooo:rsid="0209040a" style:font-style-asian="normal" style:font-weight-asian="normal" style:font-style-complex="normal" style:font-weight-complex="normal"/>
    </style:style>
    <style:style style:name="T424" style:family="text">
      <style:text-properties fo:font-style="normal" fo:font-weight="normal" officeooo:rsid="02094227" style:font-style-asian="normal" style:font-weight-asian="normal" style:font-style-complex="normal" style:font-weight-complex="normal"/>
    </style:style>
    <style:style style:name="T425" style:family="text">
      <style:text-properties fo:font-style="normal" fo:font-weight="normal" officeooo:rsid="020aadf7" style:font-style-asian="normal" style:font-weight-asian="normal" style:font-style-complex="normal" style:font-weight-complex="normal"/>
    </style:style>
    <style:style style:name="T426" style:family="text">
      <style:text-properties fo:font-style="normal" fo:font-weight="normal" officeooo:rsid="020bcaf7" style:font-style-asian="normal" style:font-weight-asian="normal" style:font-style-complex="normal" style:font-weight-complex="normal"/>
    </style:style>
    <style:style style:name="T427" style:family="text">
      <style:text-properties fo:font-style="normal" fo:font-weight="normal" officeooo:rsid="020cd113" style:font-style-asian="normal" style:font-weight-asian="normal" style:font-style-complex="normal" style:font-weight-complex="normal"/>
    </style:style>
    <style:style style:name="T428" style:family="text">
      <style:text-properties fo:font-style="normal" fo:font-weight="normal" officeooo:rsid="020f5ee1" style:font-style-asian="normal" style:font-weight-asian="normal" style:font-style-complex="normal" style:font-weight-complex="normal"/>
    </style:style>
    <style:style style:name="T429" style:family="text">
      <style:text-properties fo:font-style="normal" fo:font-weight="normal" officeooo:rsid="020fe79e" style:font-style-asian="normal" style:font-weight-asian="normal" style:font-style-complex="normal" style:font-weight-complex="normal"/>
    </style:style>
    <style:style style:name="T430" style:family="text">
      <style:text-properties fo:font-style="normal" fo:font-weight="normal" officeooo:rsid="0212d62b" style:font-style-asian="normal" style:font-weight-asian="normal" style:font-style-complex="normal" style:font-weight-complex="normal"/>
    </style:style>
    <style:style style:name="T431" style:family="text">
      <style:text-properties fo:font-style="normal" fo:font-weight="normal" officeooo:rsid="0214cad0" style:font-style-asian="normal" style:font-weight-asian="normal" style:font-style-complex="normal" style:font-weight-complex="normal"/>
    </style:style>
    <style:style style:name="T432" style:family="text">
      <style:text-properties fo:font-style="normal" fo:font-weight="normal" officeooo:rsid="0217ef90" style:font-style-asian="normal" style:font-weight-asian="normal" style:font-style-complex="normal" style:font-weight-complex="normal"/>
    </style:style>
    <style:style style:name="T433" style:family="text">
      <style:text-properties fo:font-style="normal" fo:font-weight="normal" officeooo:rsid="021ab339" style:font-style-asian="normal" style:font-weight-asian="normal" style:font-style-complex="normal" style:font-weight-complex="normal"/>
    </style:style>
    <style:style style:name="T434" style:family="text">
      <style:text-properties fo:font-style="normal" fo:font-weight="normal" officeooo:rsid="021bd155" style:font-style-asian="normal" style:font-weight-asian="normal" style:font-style-complex="normal" style:font-weight-complex="normal"/>
    </style:style>
    <style:style style:name="T435" style:family="text">
      <style:text-properties fo:font-style="normal" fo:font-weight="normal" officeooo:rsid="021dbbcb" style:font-style-asian="normal" style:font-weight-asian="normal" style:font-style-complex="normal" style:font-weight-complex="normal"/>
    </style:style>
    <style:style style:name="T436" style:family="text">
      <style:text-properties fo:font-style="normal" fo:font-weight="normal" officeooo:rsid="021e2548" style:font-style-asian="normal" style:font-weight-asian="normal" style:font-style-complex="normal" style:font-weight-complex="normal"/>
    </style:style>
    <style:style style:name="T437" style:family="text">
      <style:text-properties fo:font-style="normal" fo:font-weight="normal" officeooo:rsid="021eddbb" style:font-style-asian="normal" style:font-weight-asian="normal" style:font-style-complex="normal" style:font-weight-complex="normal"/>
    </style:style>
    <style:style style:name="T438" style:family="text">
      <style:text-properties fo:font-style="normal" fo:font-weight="normal" officeooo:rsid="021fb626" style:font-style-asian="normal" style:font-weight-asian="normal" style:font-style-complex="normal" style:font-weight-complex="normal"/>
    </style:style>
    <style:style style:name="T439" style:family="text">
      <style:text-properties fo:font-style="normal" fo:font-weight="normal" officeooo:rsid="0222391c" style:font-style-asian="normal" style:font-weight-asian="normal" style:font-style-complex="normal" style:font-weight-complex="normal"/>
    </style:style>
    <style:style style:name="T440" style:family="text">
      <style:text-properties fo:font-style="normal" fo:font-weight="normal" officeooo:rsid="02254f5f" style:font-style-asian="normal" style:font-weight-asian="normal" style:font-style-complex="normal" style:font-weight-complex="normal"/>
    </style:style>
    <style:style style:name="T441" style:family="text">
      <style:text-properties fo:font-style="normal" fo:font-weight="normal" officeooo:rsid="02273817" style:font-style-asian="normal" style:font-weight-asian="normal" style:font-style-complex="normal" style:font-weight-complex="normal"/>
    </style:style>
    <style:style style:name="T442" style:family="text">
      <style:text-properties fo:font-style="normal" fo:font-weight="normal" officeooo:rsid="0228ad99" style:font-style-asian="normal" style:font-weight-asian="normal" style:font-style-complex="normal" style:font-weight-complex="normal"/>
    </style:style>
    <style:style style:name="T443" style:family="text">
      <style:text-properties fo:font-style="normal" fo:font-weight="normal" officeooo:rsid="0228b1e0" style:font-style-asian="normal" style:font-weight-asian="normal" style:font-style-complex="normal" style:font-weight-complex="normal"/>
    </style:style>
    <style:style style:name="T444" style:family="text">
      <style:text-properties fo:font-style="normal" fo:font-weight="normal" officeooo:rsid="022c68dc" style:font-style-asian="normal" style:font-weight-asian="normal" style:font-style-complex="normal" style:font-weight-complex="normal"/>
    </style:style>
    <style:style style:name="T445" style:family="text">
      <style:text-properties fo:font-style="normal" fo:font-weight="normal" officeooo:rsid="022c87af" style:font-style-asian="normal" style:font-weight-asian="normal" style:font-style-complex="normal" style:font-weight-complex="normal"/>
    </style:style>
    <style:style style:name="T446" style:family="text">
      <style:text-properties fo:font-style="normal" fo:font-weight="normal" officeooo:rsid="022dde0a" style:font-style-asian="normal" style:font-weight-asian="normal" style:font-style-complex="normal" style:font-weight-complex="normal"/>
    </style:style>
    <style:style style:name="T447" style:family="text">
      <style:text-properties fo:font-style="normal" fo:font-weight="normal" officeooo:rsid="022e6684" style:font-style-asian="normal" style:font-weight-asian="normal" style:font-style-complex="normal" style:font-weight-complex="normal"/>
    </style:style>
    <style:style style:name="T448" style:family="text">
      <style:text-properties fo:font-style="normal" fo:font-weight="normal" officeooo:rsid="02301799" style:font-style-asian="normal" style:font-weight-asian="normal" style:font-style-complex="normal" style:font-weight-complex="normal"/>
    </style:style>
    <style:style style:name="T449" style:family="text">
      <style:text-properties fo:font-style="normal" fo:font-weight="normal" officeooo:rsid="0232817d" style:font-style-asian="normal" style:font-weight-asian="normal" style:font-style-complex="normal" style:font-weight-complex="normal"/>
    </style:style>
    <style:style style:name="T450" style:family="text">
      <style:text-properties officeooo:rsid="001f3d15"/>
    </style:style>
    <style:style style:name="T451" style:family="text">
      <style:text-properties officeooo:rsid="00234be1"/>
    </style:style>
    <style:style style:name="T452" style:family="text">
      <style:text-properties officeooo:rsid="002410dd"/>
    </style:style>
    <style:style style:name="T453" style:family="text">
      <style:text-properties officeooo:rsid="0025feaf"/>
    </style:style>
    <style:style style:name="T454" style:family="text">
      <style:text-properties officeooo:rsid="00279183"/>
    </style:style>
    <style:style style:name="T455" style:family="text">
      <style:text-properties officeooo:rsid="00425c5c"/>
    </style:style>
    <style:style style:name="T456" style:family="text">
      <style:text-properties officeooo:rsid="0045234c"/>
    </style:style>
    <style:style style:name="T457" style:family="text">
      <style:text-properties officeooo:rsid="00470441"/>
    </style:style>
    <style:style style:name="T458" style:family="text">
      <style:text-properties officeooo:rsid="004db0a6"/>
    </style:style>
    <style:style style:name="T459" style:family="text">
      <style:text-properties officeooo:rsid="006d73d2"/>
    </style:style>
    <style:style style:name="T460" style:family="text">
      <style:text-properties officeooo:rsid="00804fd2"/>
    </style:style>
    <style:style style:name="T461" style:family="text">
      <style:text-properties officeooo:rsid="008205d2"/>
    </style:style>
    <style:style style:name="T462" style:family="text">
      <style:text-properties officeooo:rsid="00828ff4"/>
    </style:style>
    <style:style style:name="T463" style:family="text">
      <style:text-properties officeooo:rsid="00840e7d"/>
    </style:style>
    <style:style style:name="T464" style:family="text">
      <style:text-properties fo:font-weight="bold" officeooo:rsid="005330fd" style:font-weight-asian="bold" style:font-weight-complex="bold"/>
    </style:style>
    <style:style style:name="T465" style:family="text">
      <style:text-properties officeooo:rsid="00864b48"/>
    </style:style>
    <style:style style:name="T466" style:family="text">
      <style:text-properties officeooo:rsid="0087fd9d"/>
    </style:style>
    <style:style style:name="T467" style:family="text">
      <style:text-properties officeooo:rsid="0089b152"/>
    </style:style>
    <style:style style:name="T468" style:family="text">
      <style:text-properties officeooo:rsid="008a7486"/>
    </style:style>
    <style:style style:name="T469" style:family="text">
      <style:text-properties officeooo:rsid="008ba113"/>
    </style:style>
    <style:style style:name="T470" style:family="text">
      <style:text-properties officeooo:rsid="008cf540"/>
    </style:style>
    <style:style style:name="T471" style:family="text">
      <style:text-properties style:text-underline-style="solid" style:text-underline-width="auto" style:text-underline-color="font-color"/>
    </style:style>
    <style:style style:name="T472" style:family="text">
      <style:text-properties officeooo:rsid="00b94427"/>
    </style:style>
    <style:style style:name="T473" style:family="text">
      <style:text-properties officeooo:rsid="00c5102b"/>
    </style:style>
    <style:style style:name="T474" style:family="text">
      <style:text-properties officeooo:rsid="00c7ec7b"/>
    </style:style>
    <style:style style:name="T475" style:family="text">
      <style:text-properties officeooo:rsid="00c83fd5"/>
    </style:style>
    <style:style style:name="T476" style:family="text">
      <style:text-properties officeooo:rsid="00c9c025"/>
    </style:style>
    <style:style style:name="T477" style:family="text">
      <style:text-properties officeooo:rsid="00ca40f9"/>
    </style:style>
    <style:style style:name="T478" style:family="text">
      <style:text-properties officeooo:rsid="00cb71b0"/>
    </style:style>
    <style:style style:name="T479" style:family="text">
      <style:text-properties officeooo:rsid="00cc3a21"/>
    </style:style>
    <style:style style:name="T480" style:family="text">
      <style:text-properties officeooo:rsid="00ccba6c"/>
    </style:style>
    <style:style style:name="T481" style:family="text">
      <style:text-properties officeooo:rsid="00cde9a9"/>
    </style:style>
    <style:style style:name="T482" style:family="text">
      <style:text-properties officeooo:rsid="00cf55f1"/>
    </style:style>
    <style:style style:name="T483" style:family="text">
      <style:text-properties officeooo:rsid="00d0433a"/>
    </style:style>
    <style:style style:name="T484" style:family="text">
      <style:text-properties officeooo:rsid="00d0bb18"/>
    </style:style>
    <style:style style:name="T485" style:family="text">
      <style:text-properties officeooo:rsid="00d1828e"/>
    </style:style>
    <style:style style:name="T486" style:family="text">
      <style:text-properties officeooo:rsid="00d322c1"/>
    </style:style>
    <style:style style:name="T487" style:family="text">
      <style:text-properties officeooo:rsid="00d333ca"/>
    </style:style>
    <style:style style:name="T488" style:family="text">
      <style:text-properties officeooo:rsid="00d98804"/>
    </style:style>
    <style:style style:name="T489" style:family="text">
      <style:text-properties officeooo:rsid="00e93e0d"/>
    </style:style>
    <style:style style:name="T490" style:family="text">
      <style:text-properties officeooo:rsid="013977aa"/>
    </style:style>
    <style:style style:name="T491" style:family="text">
      <style:text-properties officeooo:rsid="0145a278"/>
    </style:style>
    <style:style style:name="T492" style:family="text">
      <style:text-properties officeooo:rsid="014b1984"/>
    </style:style>
    <style:style style:name="T493" style:family="text">
      <style:text-properties officeooo:rsid="016b8ef2"/>
    </style:style>
    <style:style style:name="T494" style:family="text">
      <style:text-properties officeooo:rsid="016be871"/>
    </style:style>
    <style:style style:name="T495" style:family="text">
      <style:text-properties officeooo:rsid="0170240c"/>
    </style:style>
    <style:style style:name="T496" style:family="text">
      <style:text-properties officeooo:rsid="01bad9e0"/>
    </style:style>
    <style:style style:name="T497" style:family="text">
      <style:text-properties officeooo:rsid="01bbf079"/>
    </style:style>
    <style:style style:name="T498" style:family="text">
      <style:text-properties officeooo:rsid="01f3b6ca"/>
    </style:style>
    <style:style style:name="T499" style:family="text">
      <style:text-properties officeooo:rsid="01f6fecb"/>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What Is Life?</text:p>
      <text:p text:style-name="P3">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79"><text:a xlink:type="simple" xlink:href="#__RefHeading___Toc172_1691238551" text:style-name="Index_20_Link" text:visited-style-name="Index_20_Link">Introduction<text:tab/>3</text:a></text:p>
          <text:p text:style-name="P79"><text:a xlink:type="simple" xlink:href="#__RefHeading___Toc174_1691238551" text:style-name="Index_20_Link" text:visited-style-name="Index_20_Link">Prologue<text:tab/>3</text:a></text:p>
          <text:p text:style-name="P79"><text:a xlink:type="simple" xlink:href="#__RefHeading___Toc176_1691238551" text:style-name="Index_20_Link" text:visited-style-name="Index_20_Link">The Beginning<text:tab/>4</text:a></text:p>
          <text:p text:style-name="P80"><text:a xlink:type="simple" xlink:href="#__RefHeading___Toc178_1691238551" text:style-name="Index_20_Link" text:visited-style-name="Index_20_Link">We Have To Start Somewhere<text:tab/>4</text:a></text:p>
          <text:p text:style-name="P81"><text:a xlink:type="simple" xlink:href="#__RefHeading___Toc3362_3232343310" text:style-name="Index_20_Link" text:visited-style-name="Index_20_Link">Working Things Out<text:tab/>4</text:a></text:p>
          <text:p text:style-name="P80"><text:a xlink:type="simple" xlink:href="#__RefHeading___Toc196_1691238551" text:style-name="Index_20_Link" text:visited-style-name="Index_20_Link">Not Everything Makes Sense<text:tab/>4</text:a></text:p>
          <text:p text:style-name="P80"><text:a xlink:type="simple" xlink:href="#__RefHeading___Toc507_1691238551" text:style-name="Index_20_Link" text:visited-style-name="Index_20_Link"><text:span text:style-name="T63">Y</text:span><text:span text:style-name="T63">ou’ve Got To Keep Going</text:span><text:tab/>5</text:a></text:p>
          <text:p text:style-name="P80"><text:a xlink:type="simple" xlink:href="#__RefHeading___Toc1039_1691238551" text:style-name="Index_20_Link" text:visited-style-name="Index_20_Link"><text:span text:style-name="T63">T</text:span><text:span text:style-name="T63">hinking Things Through</text:span><text:tab/>6</text:a></text:p>
          <text:p text:style-name="P79"><text:a xlink:type="simple" xlink:href="#__RefHeading___Toc668_4145929403" text:style-name="Index_20_Link" text:visited-style-name="Index_20_Link"><text:span text:style-name="T63">T</text:span><text:span text:style-name="T63">he Middle</text:span><text:tab/>7</text:a></text:p>
          <text:p text:style-name="P80"><text:a xlink:type="simple" xlink:href="#__RefHeading___Toc670_4145929403" text:style-name="Index_20_Link" text:visited-style-name="Index_20_Link">The Past<text:tab/>7</text:a></text:p>
          <text:p text:style-name="P80"><text:a xlink:type="simple" xlink:href="#__RefHeading___Toc940_4145929403" text:style-name="Index_20_Link" text:visited-style-name="Index_20_Link"><text:span text:style-name="T63">T</text:span><text:span text:style-name="T63">he Present</text:span><text:tab/>8</text:a></text:p>
          <text:p text:style-name="P80"><text:a xlink:type="simple" xlink:href="#__RefHeading___Toc1011_4186773524" text:style-name="Index_20_Link" text:visited-style-name="Index_20_Link"><text:span text:style-name="T63">T</text:span><text:span text:style-name="T63">he Future</text:span><text:tab/>10</text:a></text:p>
          <text:p text:style-name="P81"><text:a xlink:type="simple" xlink:href="#__RefHeading___Toc1103_4186773524" text:style-name="Index_20_Link" text:visited-style-name="Index_20_Link"><text:span text:style-name="T63">T</text:span><text:span text:style-name="T63">ime Travel</text:span><text:tab/>10</text:a></text:p>
          <text:p text:style-name="P81"><text:a xlink:type="simple" xlink:href="#__RefHeading___Toc1142_217679637" text:style-name="Index_20_Link" text:visited-style-name="Index_20_Link"><text:span text:style-name="T63">J</text:span><text:span text:style-name="T63">aded</text:span><text:tab/>11</text:a></text:p>
          <text:p text:style-name="P80"><text:a xlink:type="simple" xlink:href="#__RefHeading___Toc1234_217679637" text:style-name="Index_20_Link" text:visited-style-name="Index_20_Link"><text:span text:style-name="T63">L</text:span><text:span text:style-name="T63">ife Is Weird</text:span><text:tab/>11</text:a></text:p>
          <text:p text:style-name="P81"><text:a xlink:type="simple" xlink:href="#__RefHeading___Toc1397_3132659315" text:style-name="Index_20_Link" text:visited-style-name="Index_20_Link"><text:span text:style-name="T63">L</text:span><text:span text:style-name="T63">ittle Green Men</text:span><text:tab/>12</text:a></text:p>
          <text:p text:style-name="P81"><text:a xlink:type="simple" xlink:href="#__RefHeading___Toc1429_2846621028" text:style-name="Index_20_Link" text:visited-style-name="Index_20_Link"><text:span text:style-name="T63">G</text:span><text:span text:style-name="T63">overnment Cover up</text:span><text:tab/>12</text:a></text:p>
          <text:p text:style-name="P81"><text:a xlink:type="simple" xlink:href="#__RefHeading___Toc1649_2846621028" text:style-name="Index_20_Link" text:visited-style-name="Index_20_Link">Fun and Games<text:tab/>13</text:a></text:p>
          <text:p text:style-name="P81"><text:a xlink:type="simple" xlink:href="#__RefHeading___Toc1925_2846621028" text:style-name="Index_20_Link" text:visited-style-name="Index_20_Link">Lemons<text:tab/>14</text:a></text:p>
          <text:p text:style-name="P81"><text:a xlink:type="simple" xlink:href="#__RefHeading___Toc2101_2846621028" text:style-name="Index_20_Link" text:visited-style-name="Index_20_Link"><text:span text:style-name="T63">W</text:span><text:span text:style-name="T63">hat’s Past Is Prologue</text:span><text:tab/>15</text:a></text:p>
          <text:p text:style-name="P81"><text:a xlink:type="simple" xlink:href="#__RefHeading___Toc2230_2846621028" text:style-name="Index_20_Link" text:visited-style-name="Index_20_Link"><text:span text:style-name="T63">W</text:span><text:span text:style-name="T63">e’re Only Human</text:span><text:tab/>16</text:a></text:p>
          <text:p text:style-name="P80"><text:a xlink:type="simple" xlink:href="#__RefHeading___Toc2424_2846621028" text:style-name="Index_20_Link" text:visited-style-name="Index_20_Link"><text:span text:style-name="T63">M</text:span><text:span text:style-name="T63">ental Illness</text:span><text:tab/>16</text:a></text:p>
          <text:p text:style-name="P81"><text:a xlink:type="simple" xlink:href="#__RefHeading___Toc2441_2846621028" text:style-name="Index_20_Link" text:visited-style-name="Index_20_Link">Why Did God Do This To Me?<text:tab/>16</text:a></text:p>
          <text:p text:style-name="P81"><text:a xlink:type="simple" xlink:href="#__RefHeading___Toc2094_3586674956" text:style-name="Index_20_Link" text:visited-style-name="Index_20_Link"><text:span text:style-name="T63">W</text:span><text:span text:style-name="T63">hy Me?</text:span><text:tab/>17</text:a></text:p>
          <text:p text:style-name="P81"><text:a xlink:type="simple" xlink:href="#__RefHeading___Toc2410_3586674956" text:style-name="Index_20_Link" text:visited-style-name="Index_20_Link"><text:span text:style-name="T63">S</text:span><text:span text:style-name="T63">ometimes Things Don’t Add Up</text:span><text:tab/>18</text:a></text:p>
          <text:p text:style-name="P81"><text:a xlink:type="simple" xlink:href="#__RefHeading___Toc2562_3586674956" text:style-name="Index_20_Link" text:visited-style-name="Index_20_Link"><text:span text:style-name="T63">V</text:span><text:span text:style-name="T63">oices</text:span><text:tab/>19</text:a></text:p>
          <text:p text:style-name="P81"><text:a xlink:type="simple" xlink:href="#__RefHeading___Toc2759_3586674956" text:style-name="Index_20_Link" text:visited-style-name="Index_20_Link"><text:span text:style-name="T63">L</text:span><text:span text:style-name="T63">iving Your Best Life</text:span><text:tab/>19</text:a></text:p>
          <text:p text:style-name="P81"><text:a xlink:type="simple" xlink:href="#__RefHeading___Toc2896_3586674956" text:style-name="Index_20_Link" text:visited-style-name="Index_20_Link"><text:span text:style-name="T63">A</text:span><text:span text:style-name="T63">nxious To Live</text:span><text:tab/>20</text:a></text:p>
          <text:p text:style-name="P81"><text:a xlink:type="simple" xlink:href="#__RefHeading___Toc2588_4246929340" text:style-name="Index_20_Link" text:visited-style-name="Index_20_Link">Death, A Certain End<text:tab/>20</text:a></text:p>
          <text:p text:style-name="P80"><text:a xlink:type="simple" xlink:href="#__RefHeading___Toc3257_4246929340" text:style-name="Index_20_Link" text:visited-style-name="Index_20_Link"><text:span text:style-name="T63">H</text:span><text:span text:style-name="T63">ave We Not Heard The Chimes At Midnight</text:span><text:tab/>22</text:a></text:p>
          <text:p text:style-name="P81"><text:a xlink:type="simple" xlink:href="#__RefHeading___Toc3110_1071567929" text:style-name="Index_20_Link" text:visited-style-name="Index_20_Link"><text:span text:style-name="T63">I</text:span><text:span text:style-name="T63">t Would Have Been Nice</text:span><text:tab/>23</text:a></text:p>
          <text:p text:style-name="P81"><text:a xlink:type="simple" xlink:href="#__RefHeading___Toc3410_3232343310" text:style-name="Index_20_Link" text:visited-style-name="Index_20_Link"><text:span text:style-name="T63">F</text:span><text:span text:style-name="T63">orgiving Yourself</text:span><text:tab/>24</text:a></text:p>
          <text:p text:style-name="P81"><text:a xlink:type="simple" xlink:href="#__RefHeading___Toc3360_2079471277" text:style-name="Index_20_Link" text:visited-style-name="Index_20_Link"><text:span text:style-name="T63">C</text:span><text:span text:style-name="T63">ancer</text:span><text:tab/>24</text:a></text:p>
          <text:p text:style-name="P81"><text:a xlink:type="simple" xlink:href="#__RefHeading___Toc3454_2412050655" text:style-name="Index_20_Link" text:visited-style-name="Index_20_Link"><text:span text:style-name="T63">S</text:span><text:span text:style-name="T63">eeking Therapy</text:span><text:tab/>24</text:a></text:p>
          <text:p text:style-name="P81"><text:a xlink:type="simple" xlink:href="#__RefHeading___Toc3483_3441191396" text:style-name="Index_20_Link" text:visited-style-name="Index_20_Link"><text:span text:style-name="T63">W</text:span><text:span text:style-name="T63">anting To Die</text:span><text:tab/>25</text:a></text:p>
          <text:p text:style-name="P81"><text:a xlink:type="simple" xlink:href="#__RefHeading___Toc3554_2654568362" text:style-name="Index_20_Link" text:visited-style-name="Index_20_Link"><text:span text:style-name="T63">S</text:span><text:span text:style-name="T63">o, What’s Next?</text:span><text:tab/>26</text:a></text:p>
          <text:p text:style-name="P81"><text:a xlink:type="simple" xlink:href="#__RefHeading___Toc3684_2161481090" text:style-name="Index_20_Link" text:visited-style-name="Index_20_Link"><text:span text:style-name="T63">T</text:span><text:span text:style-name="T63">hings Don’t Matter</text:span><text:tab/>26</text:a></text:p>
          <text:p text:style-name="P79"><text:a xlink:type="simple" xlink:href="#__RefHeading___Toc4134_4079008032" text:style-name="Index_20_Link" text:visited-style-name="Index_20_Link"><text:span text:style-name="T63">T</text:span><text:span text:style-name="T63">he End</text:span><text:tab/>27</text:a></text:p>
          <text:p text:style-name="P80"><text:a xlink:type="simple" xlink:href="#__RefHeading___Toc4166_4079008032" text:style-name="Index_20_Link" text:visited-style-name="Index_20_Link">It Was Inevitable<text:tab/>27</text:a></text:p>
          <text:p text:style-name="P80"><text:a xlink:type="simple" xlink:href="#__RefHeading___Toc3955_1452520708" text:style-name="Index_20_Link" text:visited-style-name="Index_20_Link"><text:span text:style-name="T63">I</text:span><text:span text:style-name="T63">t Was Always Meant To Happen</text:span><text:tab/>28</text:a></text:p>
          <text:p text:style-name="P80"><text:a xlink:type="simple" xlink:href="#__RefHeading___Toc4078_1452520708" text:style-name="Index_20_Link" text:visited-style-name="Index_20_Link"><text:span text:style-name="T63">D</text:span><text:span text:style-name="T63">on’t Go Prying</text:span><text:tab/>28</text:a></text:p>
          <text:p text:style-name="P80"><text:a xlink:type="simple" xlink:href="#__RefHeading___Toc4088_1271166127" text:style-name="Index_20_Link" text:visited-style-name="Index_20_Link"><text:soft-page-break/><text:span text:style-name="T63">M</text:span><text:span text:style-name="T63">ake Life Worth It</text:span><text:tab/>29</text:a></text:p>
          <text:p text:style-name="P81"><text:a xlink:type="simple" xlink:href="#__RefHeading___Toc4211_1271166127" text:style-name="Index_20_Link" text:visited-style-name="Index_20_Link"><text:span text:style-name="T63">O</text:span><text:span text:style-name="T63">nly Time Will Tell</text:span><text:tab/>29</text:a></text:p>
          <text:p text:style-name="P81"><text:a xlink:type="simple" xlink:href="#__RefHeading___Toc4313_3289266610" text:style-name="Index_20_Link" text:visited-style-name="Index_20_Link"><text:span text:style-name="T63">T</text:span><text:span text:style-name="T63">ime Marches On</text:span><text:tab/>30</text:a></text:p>
          <text:p text:style-name="P81"><text:a xlink:type="simple" xlink:href="#__RefHeading___Toc4315_3289266610" text:style-name="Index_20_Link" text:visited-style-name="Index_20_Link">If I Had A Nickel<text:tab/>31</text:a></text:p>
          <text:p text:style-name="P81"><text:a xlink:type="simple" xlink:href="#__RefHeading___Toc4422_3289266610" text:style-name="Index_20_Link" text:visited-style-name="Index_20_Link"><text:span text:style-name="T63">M</text:span><text:span text:style-name="T63">aybe It’s Different</text:span><text:tab/>31</text:a></text:p>
          <text:p text:style-name="P81"><text:a xlink:type="simple" xlink:href="#__RefHeading___Toc4606_3289266610" text:style-name="Index_20_Link" text:visited-style-name="Index_20_Link"><text:span text:style-name="T63">L</text:span><text:span text:style-name="T63">et Sleeping Dogs Lie</text:span><text:tab/>32</text:a></text:p>
          <text:p text:style-name="P81"><text:a xlink:type="simple" xlink:href="#__RefHeading___Toc4613_3494665747" text:style-name="Index_20_Link" text:visited-style-name="Index_20_Link"><text:span text:style-name="T63">H</text:span><text:span text:style-name="T63">ating Life</text:span><text:tab/>32</text:a></text:p>
          <text:p text:style-name="P81"><text:a xlink:type="simple" xlink:href="#__RefHeading___Toc4734_634483378" text:style-name="Index_20_Link" text:visited-style-name="Index_20_Link"><text:span text:style-name="T63">T</text:span><text:span text:style-name="T63">he End Is Nigh</text:span><text:tab/>33</text:a></text:p>
          <text:p text:style-name="P80"><text:a xlink:type="simple" xlink:href="#__RefHeading___Toc4710_2668045624" text:style-name="Index_20_Link" text:visited-style-name="Index_20_Link"><text:span text:style-name="T63">D</text:span><text:span text:style-name="T63">eath Revisited</text:span><text:tab/>33</text:a></text:p>
          <text:p text:style-name="P81"><text:a xlink:type="simple" xlink:href="#__RefHeading___Toc5552_2668045624" text:style-name="Index_20_Link" text:visited-style-name="Index_20_Link"><text:span text:style-name="T63">D</text:span><text:span text:style-name="T63">eath Is Rather Permanent</text:span><text:tab/>34</text:a></text:p>
          <text:p text:style-name="P81"><text:a xlink:type="simple" xlink:href="#__RefHeading___Toc5554_2668045624" text:style-name="Index_20_Link" text:visited-style-name="Index_20_Link"><text:span text:style-name="T63">D</text:span><text:span text:style-name="T63">eath Is Necessary</text:span><text:tab/>34</text:a></text:p>
          <text:p text:style-name="P81"><text:a xlink:type="simple" xlink:href="#__RefHeading___Toc5556_2668045624" text:style-name="Index_20_Link" text:visited-style-name="Index_20_Link"><text:span text:style-name="T63">S</text:span><text:span text:style-name="T63">uicide Isn’t The Answer</text:span><text:tab/>35</text:a></text:p>
        </text:index-body>
      </text:table-of-content>
      <text:p text:style-name="Text_20_body"/>
      <text:h text:style-name="P4" text:outline-level="1"><text:bookmark-start text:name="__RefHeading___Toc172_1691238551"/>Introduction<text:bookmark-end text:name="__RefHeading___Toc172_1691238551"/></text:h>
      <text:p text:style-name="P5"><text:tab/><text:span text:style-name="T450">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5"><text:tab/><text:span text:style-name="T493">I’m not going to answer the actual question of the title of this document. I don’t see the need to do anything of the kind. It’s a simple document where thoughts reside and emotions abound. Yeah, it’s a thing.</text:span></text:p>
      <text:p text:style-name="P5"><text:tab/><text:span text:style-name="T11">That’s what this life does to you, it takes an unorganized person’s thoughts and simply makes them think things through until you reach the point where you no longer are confused. Well, I </text:span><text:span text:style-name="T13">think</text:span><text:span text:style-name="T64"> that’s the main purpose of this life for most people. There are us outliers who really don’t have a clue how any of this is meant to proceed; and that’s okay!</text:span></text:p>
      <text:p text:style-name="P5"><text:span text:style-name="T64"><text:tab/></text:span><text:span text:style-name="T65">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6"><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6"><text:tab/>That’s what this life is all about.</text:p>
      <text:p text:style-name="P23"><text:span text:style-name="T63">Kyle Eggleston<text:line-break/>Thinking In The Dark<text:line-break/>March </text:span><text:span text:style-name="T89">5</text:span><text:span text:style-name="T63">, 2026</text:span></text:p>
      <text:h text:style-name="P6" text:outline-level="1"><text:bookmark-start text:name="__RefHeading___Toc174_1691238551"/>Prologue<text:bookmark-end text:name="__RefHeading___Toc174_1691238551"/></text:h>
      <text:p text:style-name="P24"><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24"><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p text:style-name="P24"><text:soft-page-break/><text:tab/><text:span text:style-name="T492">What else is there to talk about but life. Isn’t that what most people are concerned about these days? How you get along with others, how this life opens up for you. How everything comes connected together? Something along these lines I think is the perfect answer. Nothing happens just because. There seems to be a reason to it all. I just don’t know what that reason is. I’ve yet to find out that reason, I’m sure it’s out there somewhere just waiting to be found. But, well that’s to be determined I suppose.</text:span></text:p>
      <text:h text:style-name="P6" text:outline-level="1"><text:bookmark-start text:name="__RefHeading___Toc176_1691238551"/>The Beginning<text:bookmark-end text:name="__RefHeading___Toc176_1691238551"/></text:h>
      <text:h text:style-name="P15" text:outline-level="2"><text:bookmark-start text:name="__RefHeading___Toc178_1691238551"/>We Have To Start Somewhere<text:bookmark-end text:name="__RefHeading___Toc178_1691238551"/></text:h>
      <text:p text:style-name="P25"><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25"><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64">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P85" text:outline-level="3"><text:bookmark-start text:name="__RefHeading___Toc3362_3232343310"/>Working Things Out<text:bookmark-end text:name="__RefHeading___Toc3362_3232343310"/></text:h>
      <text:p text:style-name="P26"><text:tab/>Not everything will work out of course. It could take some time in order for things to fall into place. <text:span text:style-name="T495">If things are meant to work out, they will work out the way they’re intended to. That’s all there is to it. How do you know if things work out the way they’re meant to? It’s a toss-up really. You have to take the good with the bad at times. Somehow things tend to get put in the right places they end up in.</text:span></text:p>
      <text:h text:style-name="P15" text:outline-level="2"><text:bookmark-start text:name="__RefHeading___Toc196_1691238551"/>Not Everything Makes Sense<text:bookmark-end text:name="__RefHeading___Toc196_1691238551"/></text:h>
      <text:p text:style-name="P27"><text:tab/><text:span text:style-name="T451">There are things in life that don’t make sense. </text:span><text:span text:style-name="T452">So many things that happen or occur where we are left scratching our heads thinking what he hell just happened? </text:span><text:span text:style-name="T453">It happens more than you would think. </text:span><text:span text:style-name="T454">Granted it would be nice if things in this life made sense. I’m not sure </text:span><text:span text:style-name="T14">how</text:span><text:span text:style-name="T66"> that would take place or </text:span><text:span text:style-name="T14">what</text:span><text:span text:style-name="T66"> it would look like. But the </text:span><text:span text:style-name="T14">idea</text:span><text:span text:style-name="T66"> that something is out there that actually makes sense in this life? Now that’s something to talk about.</text:span></text:p>
      <text:p text:style-name="P27"><text:soft-page-break/><text:span text:style-name="T66"><text:tab/></text:span><text:span text:style-name="T67">If nothing makes sense, and we’re just living life by holding onto whatever comes along this life will never make sense. </text:span><text:span text:style-name="T68">Perhaps it’s not meant to make sense. Now there’s a thought. I suppose if life were to make 100% absolute sense, there wouldn’t be any mysteries left now would there. </text:span><text:span text:style-name="T69">Is that what drives us? A good mystery to be solved? Is life just a big mystery that no one knows how to solve?</text:span></text:p>
      <text:p text:style-name="P27"><text:span text:style-name="T69"><text:tab/></text:span><text:span text:style-name="T70">I suppose if there was one thing that made sense is a certain fact. There’s an old adage: </text:span><text:span text:style-name="T34">In this world, nothing can be said to be certain, except death and taxes.</text:span><text:span text:style-name="T34"><text:note text:id="ftn2" text:note-class="footnote"><text:note-citation>2</text:note-citation><text:note-body><text:p text:style-name="P65">Benjamin Franklin from a 1789 letter to Jean-Baptiste Leroy regarding the new U.S. Constitution.</text:p></text:note-body></text:note></text:span></text:p>
      <text:p text:style-name="P27"><text:span text:style-name="T70"><text:tab/></text:span><text:span text:style-name="T71">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72">Life is difficult at times. Too difficult from time to time actually. I would rather not think about it, but here I am doing exactly that. When life gets rough or hard, you just have to keep moving forward. There’s nothing else you can do but that.</text:span></text:p>
      <text:p text:style-name="P27"><text:span text:style-name="T72"><text:tab/>I don’t make up the rules, that’s just how things are. </text:span><text:span text:style-name="T73">I’d love to make some rules now and then, but I doubt it would do me any good. </text:span><text:span text:style-name="T74">Who would want to follow them to begin with? I know I’m not much of a rule follower when it comes to my own decision to follow them. Well there are </text:span><text:span text:style-name="T15">some</text:span><text:span text:style-name="T74"> rules that you just have to follow in life. No exceptions.</text:span></text:p>
      <text:p text:style-name="P27"><text:span text:style-name="T74"><text:tab/></text:span><text:span text:style-name="T75">Do you ever wonder how people make it through this life? Do you ever wonder how you make it day by day? I tend to wonder that a lot from time to time. </text:span><text:span text:style-name="T76">I mean seriously how do I manage to survive everyday as they go by? </text:span><text:span text:style-name="T77">I’m not sure I know how any of that’s supposed to work if I’m being honest.</text:span></text:p>
      <text:h text:style-name="P15" text:outline-level="2"><text:bookmark-start text:name="__RefHeading___Toc507_1691238551"/><text:span text:style-name="T77">Y</text:span><text:span text:style-name="T63">ou’ve Got To Keep Going</text:span><text:bookmark-end text:name="__RefHeading___Toc507_1691238551"/></text:h>
      <text:p text:style-name="P28"><text:span text:style-name="T63"><text:tab/>No matter what happens in this life, you have to keep moving forward. You have to keep going. But moving forward isn’t just the only thing you have to do. You have to be able to shape yourself into situations and make things possible. </text:span><text:span text:style-name="T78">Being fluid is an important ability to master. There’s a rather famous quote I enjoy:</text:span></text:p>
      <text:p text:style-name="P9">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66">Bruce Lee</text:p></text:note-body></text:note></text:p>
      <text:p text:style-name="P11"><text:span text:style-name="T63"><text:tab/></text:span><text:span text:style-name="T79">Being able to shape yourself into whatever is needed in a given moment can be a good thing at times. </text:span><text:span text:style-name="T80">You’re versatile, movable, adaptable. Whatever comes your way you can handle it. Life throws some crazy things at us from time to time, we need to be able to handle </text:span><text:soft-page-break/><text:span text:style-name="T80">whatever comes our way in order to make it through the rough times so we can enjoy the good times.</text:span></text:p>
      <text:p text:style-name="P11"><text:span text:style-name="T80"><text:tab/></text:span><text:span text:style-name="T81">When we’re going through the bad times, we remember how good the good times were and that can help us keep moving forward </text:span><text:span text:style-name="T82">by looking forward to those good times again. </text:span><text:span text:style-name="T83">I won’t lie, it would be nice not to have to live through those kinds of experiences ever again. </text:span><text:span text:style-name="T84">But that’s not how this life works unfortunately. </text:span><text:span text:style-name="T85">I can’t say for certain </text:span><text:span text:style-name="T455">how</text:span><text:span text:style-name="T85"> this life is meant to be. I don’t think it’s meant to be hard. But choices we make and things we go through during this life can make things difficult.</text:span><text:span text:style-name="T85"><text:note text:id="ftn4" text:note-class="footnote"><text:note-citation>4</text:note-citation><text:note-body><text:p text:style-name="P67">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456">between. I’m sure there are some people who can see gray areas in their life. I just don’t see how that’s possible. I don’t know why I can’t seem to see that. </text:span><text:span text:style-name="T457">I </text:span><text:span text:style-name="T16">know</text:span><text:span text:style-name="T86"> life isn’t just black and white. My brain knows this, but I can’t seem to accept that fact.</text:span></text:p></text:note-body></text:note></text:span></text:p>
      <text:p text:style-name="P11"><text:span text:style-name="T85"><text:tab/></text:span><text:span text:style-name="T87">It’s said that life has a way of figuring things out by itself. It finds a way. No matter what happens, life figures out a way to sort everything out. It’s not always what we planned on mind you, but it is what’s needed at that moment in time. </text:span><text:span text:style-name="T88">That’s what matters most.</text:span></text:p>
      <text:p text:style-name="P11"><text:span text:style-name="T88"><text:tab/></text:span><text:span text:style-name="T90">Sometimes this life gets unnecessarily complex. Complex doesn’t have to mean it’s a bad thing. Complex can be good. Okay it </text:span><text:span text:style-name="T458">can</text:span><text:span text:style-name="T90"> be a bad thing at times. There’s no lie in that </text:span><text:span text:style-name="T91">thought process. Yes it would be nice if things didn’t become complex, but what would this life be if that didn’t happen from time to time. </text:span><text:span text:style-name="T92">I wish this life didn’t happen the way it happens at times. But wishing doesn’t bring about anything unless you act on it to make things different. </text:span><text:span text:style-name="T93">How does that phrase go? </text:span><text:span text:style-name="T464">If wishes were horses…</text:span><text:span text:style-name="T333"><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93"> yeah something like that.</text:span></text:p>
      <text:h text:style-name="P15" text:outline-level="2"><text:bookmark-start text:name="__RefHeading___Toc1039_1691238551"/><text:span text:style-name="T93">T</text:span><text:span text:style-name="T63">hinking Things Through</text:span><text:bookmark-end text:name="__RefHeading___Toc1039_1691238551"/></text:h>
      <text:p text:style-name="P12"><text:span text:style-name="T63"><text:tab/></text:span><text:span text:style-name="T94">Life causes one to pause and think about things from time to time. </text:span><text:span text:style-name="T95">Sometimes those pauses can be therapeutic, other times they can be kind of upsetting. In fact it can be down right upsetting. </text:span><text:span text:style-name="T96">There doesn’t seem to be a rhyme or reason to any of it. Just thoughts doing their thing in a person’s brain is all.</text:span></text:p>
      <text:p text:style-name="P12"><text:span text:style-name="T96"><text:tab/></text:span><text:span text:style-name="T97">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2"><text:span text:style-name="T97"><text:tab/></text:span><text:span text:style-name="T98">It would be nice to be able to think without going crazy at times. </text:span><text:span text:style-name="T99">I suppose if this life was meant to be simple we wouldn’t be thinking all the time. </text:span><text:span text:style-name="T100">But we have these brains and </text:span><text:soft-page-break/><text:span text:style-name="T100">those brains like to think about things from time to time. Sometimes overthinking can happen. Call it a phase, or a disease, call it whatever you want to it’s a thing. </text:span><text:span text:style-name="T101">Everyone thinks, there’s no rocket science to that thought.</text:span></text:p>
      <text:p text:style-name="P12"><text:span text:style-name="T101"><text:tab/></text:span><text:span text:style-name="T102">Thinking of thoughts, there are some thoughts that don’t want to leave your head. They like to stick around for the long haul. There doesn’t seem to be any reason to why that is, it just tends to happen. </text:span><text:span text:style-name="T103">They tend to live rent free in your mind. But are they really rent free? They are taking up precious space within that brain of yours.</text:span></text:p>
      <text:p text:style-name="P12"><text:span text:style-name="T103"><text:tab/></text:span><text:span text:style-name="T104">Sometimes the thoughts get so convoluted that you can’t think straight. When the thoughts start speaking nonsense to you, that might be a good idea to try and stop thinking. </text:span><text:span text:style-name="T105">But sometimes your brain just won’t shut off, so what do you do then? </text:span><text:span text:style-name="T106">If I had the answer to that question, I suppose I would have all the answers. </text:span><text:span text:style-name="T107">But as luck would have it I don’t have all the answers, only more questions.</text:span><text:span text:style-name="T107"><text:note text:id="ftn6" text:note-class="footnote"><text:note-citation>6</text:note-citation><text:note-body><text:p text:style-name="P68">Questions come in so many forms and flavors. They can be silly, crazy questions that require no answer or they are questions that require an answer now, not ten years from now, now.</text:p></text:note-body></text:note></text:span></text:p>
      <text:p text:style-name="P12"><text:span text:style-name="T107"><text:tab/></text:span><text:span text:style-name="T108">If thinking has the possibility of making things better then I’m all for it. If they tend to hurt or make things worse, then they can just go away. </text:span><text:span text:style-name="T109">But thoughts don’t have the ability of just disappearing overnight. When the brain thinks, it continues to think, so here we are thinking our lives away. Always moving forward and thinking about the future.</text:span></text:p>
      <text:h text:style-name="P6" text:outline-level="1"><text:bookmark-start text:name="__RefHeading___Toc668_4145929403"/><text:span text:style-name="T109">T</text:span><text:span text:style-name="T63">he Middle</text:span><text:bookmark-end text:name="__RefHeading___Toc668_4145929403"/></text:h>
      <text:h text:style-name="P15" text:outline-level="2"><text:bookmark-start text:name="__RefHeading___Toc670_4145929403"/>The Past<text:bookmark-end text:name="__RefHeading___Toc670_4145929403"/></text:h>
      <text:p text:style-name="P13"><text:span text:style-name="T63"><text:tab/>Ah the past. It had to begin somewhere. </text:span><text:span text:style-name="T110">Everyone has a past. Some people don’t look fondly back at their pasts while others have no problem with what they’ve done. It’s a mixed bag of nuts to be honest. </text:span><text:span text:style-name="T111">I suppose that’s just how things flow from time to time. Thinking about the past can bring up bad memories for some </text:span><text:span text:style-name="T112">and good memories for others.</text:span></text:p>
      <text:p text:style-name="P13"><text:span text:style-name="T112"><text:tab/></text:span><text:span text:style-name="T113">Thinking about the past can be a good thing. It can prepare one for the future. If someone made a mistake once in the past, they can avoid making that same mistake in the future. </text:span><text:span text:style-name="T114">So in a way, the past can be a good thing to look back on. But, just because we can exist in the past doesn’t mean we should </text:span><text:span text:style-name="T459">always</text:span><text:span text:style-name="T114"> exist there.</text:span></text:p>
      <text:p text:style-name="P13"><text:span text:style-name="T114"><text:tab/></text:span><text:span text:style-name="T115">Making time to change the past isn’t possible. You can try to change the past all you want, but you cannot change the past. You can only look to the present and future with hope that the past will not haunt you </text:span><text:span text:style-name="T116">for indeed the past can haunt you.</text:span></text:p>
      <text:p text:style-name="P9">Do not dwell in the past, do not dream of the future, concentrate the mind on the present moment.<text:note text:id="ftn7" text:note-class="footnote"><text:note-citation>7</text:note-citation><text:note-body><text:p text:style-name="P69">Buddha</text:p></text:note-body></text:note></text:p>
      <text:p text:style-name="P13"><text:soft-page-break/><text:span text:style-name="T116"><text:tab/></text:span><text:span text:style-name="T117">Simply put, the past can bring about demons and ghosts that you may not want to revisit from time to time. </text:span><text:span text:style-name="T118">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3"><text:span text:style-name="T118"><text:tab/></text:span><text:span text:style-name="T119">If the past does come knocking, it’s best you don’t answer the door. </text:span><text:span text:style-name="T120">You wouldn’t answer the door to a stranger would you? So why would you answer the door to a past that you don’t want to relive. Why indeed. </text:span><text:span text:style-name="T121">Doesn’t quite make sense does it? No, I didn’t think so. There’s not much that make sense these days when the past is concerned.</text:span></text:p>
      <text:p text:style-name="P13"><text:span text:style-name="T121"><text:tab/></text:span><text:span text:style-name="T122">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15" text:outline-level="2"><text:bookmark-start text:name="__RefHeading___Toc940_4145929403"/><text:span text:style-name="T122">T</text:span><text:span text:style-name="T63">he Present</text:span><text:bookmark-end text:name="__RefHeading___Toc940_4145929403"/></text:h>
      <text:p text:style-name="P14"><text:span text:style-name="T63"><text:tab/></text:span><text:span text:style-name="T123">They say to cherish the present, it will never come again. Once the present is gone it becomes the past, we’ve already talked about the past. The present is also considered a gift, it is what we get today and the experiences we have can be amazing. </text:span><text:span text:style-name="T124">The present can also be scary. There are things out there that happen on a daily basis that just have the ability to scare the snot out of you. </text:span><text:span text:style-name="T125">I wish that wasn’t the case, but I have no power over what happens.</text:span></text:p>
      <text:p text:style-name="P17"><text:tab/><text:span text:style-name="T460">There is a phrase that captures looking at the present quite well:</text:span></text:p>
      <text:p text:style-name="P10">carpe diem<text:note text:id="ftn8" text:note-class="footnote"><text:note-citation>8</text:note-citation><text:note-body><text:p text:style-name="Footnote"><text:span text:style-name="T460">U</text:span>sed to urge someone to make the most of the present time and give little thought to the future. <text:span text:style-name="T462">B</text:span>ook 1 of the Roman poet Horace's work Odes (23 BC).</text:p></text:note-body></text:note></text:p>
      <text:p text:style-name="P29"><text:tab/><text:span text:style-name="T461">We need to seize the day and see what can come from it. </text:span><text:span text:style-name="T463">Only then can we measure our true potential in this life. </text:span><text:span text:style-name="T465">Only then can we properly enjoy everything this life has to offer us. To seek out that which we know to be true and good and honest, we <text:s/>must find a way to celebrate the present and see what can be learned. </text:span><text:span text:style-name="T466">If we don’t we will miss out on an opportunity so vast that we’ll regret it.</text:span></text:p>
      <text:p text:style-name="P29"><text:tab/><text:span text:style-name="T467">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29"><text:soft-page-break/><text:tab/><text:span text:style-name="T468">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29"><text:tab/><text:span text:style-name="T469">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29"><text:tab/><text:span text:style-name="T469">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29"><text:tab/><text:span text:style-name="T470">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7">hope</text:span><text:span text:style-name="T126">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29"><text:span text:style-name="T126"><text:tab/></text:span><text:span text:style-name="T127">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127"><text:note text:id="ftn9" text:note-class="footnote"><text:note-citation>9</text:note-citation><text:note-body><text:p text:style-name="P70">See “I Dream of Genie”</text:p></text:note-body></text:note></text:span></text:p>
      <text:p text:style-name="P29"><text:span text:style-name="T127"><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text:span><text:soft-page-break/><text:span text:style-name="T127">because of them. </text:span><text:span text:style-name="T128">I suppose I could try and make it all stop at some point but I’m not sure I know how to do that. Not yet at least.</text:span></text:p>
      <text:p text:style-name="P29"><text:span text:style-name="T128"><text:tab/></text:span><text:span text:style-name="T129">Life is so short. We must live in the present to get the most out of it. You never know when death will come knocking at your door. </text:span><text:span text:style-name="T130">Death will always come knocking on someone’s door, that’s how death works. </text:span><text:span text:style-name="T131">The future can’t be determined, only that death is in everyone’s future. It’ll happen eventually and when that day comes, I’ll be ready. </text:span><text:span text:style-name="T132">Well maybe not as ready as I’d like, I mean it’ll probably sneak up on me.</text:span></text:p>
      <text:p text:style-name="P29"><text:span text:style-name="T132"><text:tab/></text:span><text:span text:style-name="T133">Now don’t get me wrong, I don’t make it a habit thinking about death. It just comes up from time to time in my mind. </text:span><text:span text:style-name="T134">It comes with the territory, I might talk about that so called territory a little later. </text:span><text:span text:style-name="T135">So many things to be discussed and I’m not sure how to discuss those things yet. It’s a process, I think. A long process that takes time and time is all I have these days. There’s nothing wrong with that thought. Time will come and time will go, but no matter what happens it will always be there for me to think about. If that’s not a crazy mess then I don’t know what is.</text:span></text:p>
      <text:h text:style-name="P15" text:outline-level="2"><text:bookmark-start text:name="__RefHeading___Toc1011_4186773524"/><text:span text:style-name="T135">T</text:span><text:span text:style-name="T63">he Future</text:span><text:bookmark-end text:name="__RefHeading___Toc1011_4186773524"/></text:h>
      <text:p text:style-name="P30"><text:span text:style-name="T63"><text:tab/>Now we reach the future. It’s not written, it’s not even made yet, the future is unexpected and everything that comes can be a surprise. </text:span><text:span text:style-name="T136">What exactly is the future? It’s a moment in time that is past the moment we’re currently in. </text:span><text:span text:style-name="T137">The future is something to look forward to, it’s not something to be afraid of.</text:span></text:p>
      <text:h text:style-name="P85" text:outline-level="3"><text:bookmark-start text:name="__RefHeading___Toc1103_4186773524"/><text:span text:style-name="T137">T</text:span><text:span text:style-name="T63">ime Travel</text:span><text:bookmark-end text:name="__RefHeading___Toc1103_4186773524"/></text:h>
      <text:p text:style-name="P31"><text:span text:style-name="T63"><text:tab/></text:span><text:span text:style-name="T138">Time travel isn’t possible, </text:span><text:span text:style-name="T18">yet</text:span><text:span text:style-name="T138">. If it were we would be seeing time travelers pop up all over the place doing their time travel thing. </text:span><text:span text:style-name="T139">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31"><text:span text:style-name="T139"><text:tab/></text:span><text:span text:style-name="T140">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9">might</text:span><text:span text:style-name="T140"> cause a time paradox or some other disaster, but that’s a chance I’m willing to take.</text:span></text:p>
      <text:p text:style-name="P31"><text:span text:style-name="T140"><text:tab/></text:span><text:span text:style-name="T141">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42">Think about it, you go back in time place the right bets or play </text:span><text:soft-page-break/><text:span text:style-name="T142">the stock market right and bam you have money. Who wouldn’t want to make some money if they could time travel? Exactly my thought.</text:span></text:p>
      <text:h text:style-name="P85" text:outline-level="3"><text:bookmark-start text:name="__RefHeading___Toc1142_217679637"/><text:span text:style-name="T142">J</text:span><text:span text:style-name="T63">aded</text:span><text:span text:style-name="T63"><text:note text:id="ftn1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32"><text:span text:style-name="T63"><text:tab/>Live long enough and you’ll find out that you’re pretty jaded. It’s a curse of just living. </text:span><text:span text:style-name="T143">You live long enough and you won’t care like you used to. I wish I could say it didn’t happen but it does. </text:span><text:span text:style-name="T144">It happens to the nicest of people, to the worst of people, all people in fact. It has no care for status or power and affects all people equally.</text:span></text:p>
      <text:p text:style-name="P32"><text:span text:style-name="T144"><text:tab/></text:span><text:span text:style-name="T145">I’d like to think I haven’t hit the jaded head space yet. I mean that would be nice thinking wouldn’t it? Yeah I thought so. </text:span><text:span text:style-name="T146">Unless it’s possible to be jaded without knowing it. I guess </text:span><text:span text:style-name="T20">anything</text:span><text:span text:style-name="T146"> is possible. </text:span><text:span text:style-name="T147">It would also be nice not to think about anything and be worried about it. I say that’s just life though, you live and worry about whatever comes across your desk.</text:span></text:p>
      <text:h text:style-name="P15" text:outline-level="2"><text:bookmark-start text:name="__RefHeading___Toc1234_217679637"/><text:span text:style-name="T147">L</text:span><text:span text:style-name="T63">ife Is Weird</text:span><text:bookmark-end text:name="__RefHeading___Toc1234_217679637"/></text:h>
      <text:p text:style-name="P29"><text:span text:style-name="T63"><text:tab/></text:span><text:span text:style-name="T148">Let’s face it, life can be a little weird at times. </text:span><text:span text:style-name="T149">I mean there’s a lot of things in this life that are just plain strange. </text:span><text:span text:style-name="T150">If I don’t realize just how strange or odd this life can be or get, then what am I even doing with my life? What will it do to me? I’m not sure I have all the answers to these questions, and oh so many more questions that come to mind. </text:span><text:span text:style-name="T151">I’m not sure I like how unstable this life can be at times. It can be a little confusing to be honest.</text:span></text:p>
      <text:p text:style-name="P29"><text:span text:style-name="T151"><text:tab/></text:span><text:span text:style-name="T152">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29"><text:span text:style-name="T152"><text:tab/></text:span><text:span text:style-name="T153">Whatever the case and whatever happens in life, it will always be strange to me. But that’s not real news, to me at least. It’s just something that happens during this life. </text:span><text:span text:style-name="T154">If I could have a normal day inside my head at least, that would be a miracle. But my brain doesn’t like to work that way it would seem and I am stuck in this … prison like place where I can’t think straight. </text:span><text:span text:style-name="T155">That’s more like it, my mind is a prison and I am the prisoner. I can’t do anything about it and I can’t do anything with it. That’s my mind in a nutshell. That’s why this life is nuts. </text:span><text:span text:style-name="T156">I don’t make up the rules, I just follow them, and those rules say that life doesn’t make sense, it’s crazy, uncontrollable, and stupid at times. There I said it, </text:span><text:span text:style-name="T157">and I meant it.</text:span></text:p>
      <text:h text:style-name="P85" text:outline-level="3"><text:bookmark-start text:name="__RefHeading___Toc1397_3132659315"/><text:soft-page-break/><text:span text:style-name="T157">L</text:span><text:span text:style-name="T63">ittle Green Men</text:span><text:bookmark-end text:name="__RefHeading___Toc1397_3132659315"/></text:h>
      <text:p text:style-name="P9">In space, no one can hear you scream.<text:note text:id="ftn11" text:note-class="footnote"><text:note-citation>11</text:note-citation><text:note-body><text:p text:style-name="P71">Tagline for the 1979 science fiction horror film <text:span text:style-name="T471">Alien</text:span>.</text:p></text:note-body></text:note></text:p>
      <text:p text:style-name="P18"><text:tab/>I bet the aliens are behind this life being so messed up at times. They abduct us, do mysterious surgeries on us exploratory and otherwise, and then return us to our homes. Our memories don’t recall the abductions, so we go about our lives thinking everything is okay when it’s not. Naturally this is just a passing thought I have, but I do believe aliens exist in one form or another. What they want from us? That I do not know. Maybe they’re just curious about humans. But I doubt the interest stops there surface deep. It’s gotta be much deeper than that.</text:p>
      <text:p text:style-name="P33"><text:span text:style-name="T63"><text:tab/></text:span><text:span text:style-name="T158">If I knew anything there is to know on the subject, I </text:span><text:span text:style-name="T21">could</text:span><text:span text:style-name="T158"> be a pro at it. But I haven’t studied alien abductions much. Just what I’ve read and heard about. There’s so much to go into I’m sure. </text:span><text:span text:style-name="T335">Project Blue Book</text:span><text:span text:style-name="T158"><text:note text:id="ftn12" text:note-class="footnote"><text:note-citation>12</text:note-citation><text:note-body><text:p text:style-name="Footnote">Project Blue Book was a systematic U.S. Air Force investigation of Unidentified Flying Objects (UFOs) from 1952 to December 1969, based at Wright-Patterson AFB, Ohio. It aimed to determine if UFOs threatened national security and to analyze sightings scientifically. Of 12,618 cases, 701 remained "unidentified".</text:p></text:note-body></text:note></text:span><text:span text:style-name="T158"> comes to mind. That’s one document I would like to read. I’ve yet to find it though, must do more searching on the internet. I’m sure it’s out there somewhere.</text:span></text:p>
      <text:p text:style-name="P33"><text:span text:style-name="T158"><text:tab/></text:span><text:span text:style-name="T159">I’d like to think that aliens do in fact exist. They might not look like little green men, or grey or whatever color of the week <text:s/>you choose. They could simply be humans just living on a different planet than our own. Either abducted from Earth and placed there, where they flourished and grew to the size and number they are today. Or that’s just their natural place or origin. I don’t know. I’d like to find out someday though. Always the curious I am.</text:span></text:p>
      <text:p text:style-name="P33"><text:span text:style-name="T159"><text:tab/></text:span><text:span text:style-name="T160">Let’s give this some thought though. If aliens do exist, then we aren’t alone in the universe. We would be among possibly hundreds of inhabited worlds. Earth wouldn’t just be the only one with “people” on it. We wouldn’t be alone. It’s a comforting thought that we aren’t alone in the universe, yet a scary thought as well. What if those other civilizations are stronger than we are and an invasion is imminent. We just don’t know the time it will take place. Of course these thoughts could just be that, thoughts and I could be a little bit on the paranoid side of life. </text:span><text:span text:style-name="T161">Trust me, it wouldn’t be the first time. </text:span><text:span text:style-name="T162">Maybe I watch a little too much sci-fi in my spare time and that’s the cause of the paranoia.</text:span><text:span text:style-name="T162"><text:note text:id="ftn13" text:note-class="footnote"><text:note-citation>13</text:note-citation><text:note-body><text:p text:style-name="Footnote"><text:span text:style-name="T472">U</text:span>njustified suspicion and mistrust of other people or their actions.</text:p></text:note-body></text:note></text:span><text:span text:style-name="T162"> Who knows.</text:span></text:p>
      <text:h text:style-name="P85" text:outline-level="3"><text:bookmark-start text:name="__RefHeading___Toc1429_2846621028"/><text:span text:style-name="T162">G</text:span><text:span text:style-name="T63">overnment Cover up</text:span><text:bookmark-end text:name="__RefHeading___Toc1429_2846621028"/></text:h>
      <text:p text:style-name="P34"><text:span text:style-name="T63"><text:tab/></text:span><text:span text:style-name="T163">The government is always covering up something. Aliens are no different. Why else would they have started a top secret project for investigating alien spacecraft, or UFOs as they are most commonly called. </text:span><text:span text:style-name="T164">If they hid that from the people, what else are they hiding? I’m no </text:span><text:soft-page-break/><text:span text:style-name="T164">expert, and I understand the government has to keep certain things from its people but some things need to be made known.</text:span></text:p>
      <text:p text:style-name="P34"><text:span text:style-name="T164"><text:tab/></text:span><text:span text:style-name="T165">It’s possible that there are certain things the government keeps from the general population in order to protect us, as a people. Shouldn’t it be up to the civilians, who are being protected, to say if they want that protection? </text:span><text:span text:style-name="T166">That would mean the government would have to come clean with anything they’re hiding. </text:span><text:span text:style-name="T167">Do you honestly believe they’ll come forward with any information that would be useful? I doubt it.</text:span></text:p>
      <text:p text:style-name="P34"><text:span text:style-name="T167"><text:tab/></text:span><text:span text:style-name="T168">Governments are good at keeping secrets, unless you have a whistle blower come forward with information that the people need to hear. </text:span><text:span text:style-name="T169">Edward Snowden</text:span><text:span text:style-name="T169"><text:note text:id="ftn14" text:note-class="footnote"><text:note-citation>14</text:note-citation><text:note-body><text:p text:style-name="Footnote">Edward Snowden revealed massive, secret global surveillance programs run by the U.S. National Security Agency (NSA) and its allies (like the UK's GCHQ) in 2013, exposing bulk collection of phone records (metadata), internet traffic, and even webcam images, including spying on allied world leaders and tapping fiber-optic cables, sparking global debates on privacy vs. security. His leaks detailed programs like PRISM, Upstream, and others, showing governments monitoring citizens on an unprecedented scale and sharing data extensively, leading to U.S. espionage charges and Snowden's asylum in Russia.</text:p></text:note-body></text:note></text:span><text:span text:style-name="T169"> would like to have a word I’m sure. These whistle blowers come forward because they think they have a moral obligation to the truth. They tend to get pushed aside or end up fleeing for their lives because of it. A shame really. The government should be transparent with its citizens and the world of what’s going on, but it isn’t. The government knows how to keep things on the down low, hush hush as it were. That seems to be all they’re good at. They do it because they believe they’re protecting the citizens. But when a government lies, cheats, and steals … how is that protecting exactly? </text:span><text:span text:style-name="T171">How is that lawful?</text:span><text:span text:style-name="T169"> I’m not sure. </text:span><text:span text:style-name="T170">Here’s a tweet on X from Edward Snowden:</text:span></text:p>
      <text:p text:style-name="P9">When a crooked politician calls me traitor, ask yourself: who did I betray? The courts have ruled repeatedly that the programs I revealed were unlawful, and likely unconstitutional—a violation of your rights.</text:p>
      <text:p text:style-name="P9">If this is treason, what they call loyalty is a crime.<text:note text:id="ftn15" text:note-class="footnote"><text:note-citation>15</text:note-citation><text:note-body><text:p text:style-name="P72">Edward Snowden’s X account (@Snowden), Dec 15, 2020 3:29 PM https://x.com/Snowden/status/1338974576047480835</text:p></text:note-body></text:note></text:p>
      <text:p text:style-name="P29"><text:tab/><text:span text:style-name="T473">Some would think Snowden is a hero. He was exiled because of what he did. Telling the truth. If telling the truth can get you exiled to a different, foreign country, I’m not sure if it’s right to be wanting to tell the truth anymore about anything the government does. It puts things in a scary perspective, and I don’t like that.</text:span></text:p>
      <text:h text:style-name="P85" text:outline-level="3"><text:bookmark-start text:name="__RefHeading___Toc1649_2846621028"/>Fun and Games<text:bookmark-end text:name="__RefHeading___Toc1649_2846621028"/></text:h>
      <text:p text:style-name="P35"><text:tab/><text:span text:style-name="T477">There’s</text:span> a <text:span text:style-name="T477">popular well known</text:span> idiom/adage: <text:span text:style-name="T33">it’s all fun and games until someone gets hurt</text:span>. Well ain’t that the down right truth of the matter. You go along with whatever it is <text:soft-page-break/>you want to or can afford to, until something happens and you can no longer go along with that ideal. <text:span text:style-name="T474">It’s not fair to anyone involved and can be a source of hurt and trouble for you. </text:span><text:span text:style-name="T475">Warnings seldom come to those who have good intentions. You tend to ignore or avoid warnings signs when they’re staring you right in the face, simply because you think you’re doing the right thing. </text:span><text:span text:style-name="T476">It can be a costly adventure to be sure.</text:span></text:p>
      <text:p text:style-name="P35"><text:tab/><text:span text:style-name="T478">It would be nice to understand why certain things happen to both good and bad people. Is it just a matter of bad luck? Bad timing? What is it exactly that makes bad things happen. Sure some of it can be traced back to making bad decisions, that one’s obvious. </text:span><text:span text:style-name="T479">But sometimes life just happens and with that terrible things can be thrown in the mix.</text:span></text:p>
      <text:p text:style-name="P35"><text:tab/><text:span text:style-name="T480">Life happens for reasons unknown. There isn’t one key part in life that can explain everything. That’s all there is to it, to be honest. Good things happen to bad people, bad things happen to good people. There’s no rhyme or reason to any of it, and that has to be okay. You can’t even being to try to understand it.</text:span></text:p>
      <text:p text:style-name="P35"><text:tab/><text:span text:style-name="T481">It would be nice to have some understanding of everything that goes on and happens in this life. </text:span><text:span text:style-name="T482">But I doubt that will ever occur. </text:span><text:span text:style-name="T483">Life just has a way of sneaking up on you without warning. I don’t think there’s a way to tell life where to stick it no matter how hard you try. The thing about life is it doesn’t care what happens to you. Life continues onward no matter what happens to you. It won’t wait around for you to make up your mind. You miss a deadline? Too bad. Life continues on and someone else benefits from your missed opportunity. That’s just how this life works. Is it unfortunate? At times it is. But there’s nothing you can do about it. You have to take what life gives you and run with it. Life can suck at times, that’s all there is to it.</text:span></text:p>
      <text:h text:style-name="P85" text:outline-level="3"><text:bookmark-start text:name="__RefHeading___Toc1925_2846621028"/>Lemons<text:bookmark-end text:name="__RefHeading___Toc1925_2846621028"/></text:h>
      <text:p text:style-name="P36"><text:tab/>There’s a saying that most people know:</text:p>
      <text:p text:style-name="P9">When life gives you lemons, make lemonade.<text:note text:id="ftn16" text:note-class="footnote"><text:note-citation>16</text:note-citation><text:note-body><text:p text:style-name="Footnote">Elbert Hubbard, <text:span text:style-name="T484">1915 obituary obituary for actor Marshall Pinckney Wilder. Hubbard wrote that Wilder "picked up the lemons that Fate had sent him and started a lemonade stand". </text:span></text:p></text:note-body></text:note></text:p>
      <text:p text:style-name="P29"><text:tab/><text:span text:style-name="T484">Life tends to </text:span><text:span text:style-name="T485">give us lemons from time to time. We have to <text:s/>pick ourselves up by our bootstraps and seek out the silver lining in everything that’s happening. If that entails making lemonade from the lemons so be it. </text:span><text:span text:style-name="T486">It doesn’t mean things will get better right away, but it’s a stepping stone towards something that’s better. </text:span><text:span text:style-name="T487">Rather it </text:span><text:span text:style-name="T22">can</text:span><text:span text:style-name="T172"> be a stepping stone to something that’s better. It’s all how you take things in. You have to try and make things better, they won’t just get better because you wish it.</text:span></text:p>
      <text:p text:style-name="P29"><text:span text:style-name="T172"><text:tab/></text:span><text:span text:style-name="T173">I believe life has given me lemons on several occasions. I didn’t always make lemonade from the situations though. I don’t regret not making lemonade, there just wasn’t enough </text:span><text:soft-page-break/><text:span text:style-name="T173">vodka to put in the lemonade so I wouldn’t remember it. </text:span><text:span text:style-name="T174">But that was then and this is now. The present doesn’t have to deal with the past, the past is just something that happened and helped shape the present but doesn’t mean it forced the present to be the way it is. Choices are made each and every day how the present is formed. </text:span><text:span text:style-name="T175">Eventually the present will become the past and the future will become the present, that’s just how this life works.</text:span></text:p>
      <text:p text:style-name="P29"><text:span text:style-name="T175"><text:tab/></text:span><text:span text:style-name="T176">Sometimes this life will surprise you. It comes in waves really. There are some things that can be determined like clockwork. Other things can’t be figured out or predetermined like you would like. It’s a real mixed bag of nuts at times, and that has to be okay because there’s no other way of going about it. That pretty much sums up this life. It will either screw you over, or you’ll screw life over. Either way something is getting screwed over or messed up.</text:span></text:p>
      <text:h text:style-name="P85" text:outline-level="3"><text:bookmark-start text:name="__RefHeading___Toc2101_2846621028"/><text:span text:style-name="T176">W</text:span><text:span text:style-name="T63">hat’s Past Is Prologue</text:span><text:span text:style-name="T63"><text:note text:id="ftn17" text:note-class="footnote"><text:note-citation>17</text:note-citation><text:note-body><text:p text:style-name="Footnote">William Shakespeare's play The Tempest (Act 2, Scene 1)</text:p></text:note-body></text:note></text:span><text:bookmark-end text:name="__RefHeading___Toc2101_2846621028"/></text:h>
      <text:p text:style-name="P37"><text:span text:style-name="T63"><text:tab/></text:span><text:span text:style-name="T177">That being said, what has been written is simply </text:span><text:span text:style-name="T23">prologue</text:span><text:span text:style-name="T177">.</text:span><text:span text:style-name="T177"><text:note text:id="ftn18" text:note-class="footnote"><text:note-citation>18</text:note-citation><text:note-body><text:p text:style-name="Footnote"><text:span text:style-name="T488">A</text:span> separate introductory section of a literary or musical work.</text:p></text:note-body></text:note></text:span><text:span text:style-name="T177"> The actual meat of the thought process begins now. I do not know what that meat will be exactly, but it will be something I don’t expect and I hope it will make sense to someone. If it doesn’t make sense? Then I guess you’re just out of luck. Maybe this document is only meant to make sense to me. Have you ever considered that? No, I didn’t think so. </text:span><text:span text:style-name="T178">If it is all prologue as I have stated, then the actual prologue section isn’t what it would seem. So that doesn’t make anything confusing.</text:span></text:p>
      <text:p text:style-name="P37"><text:span text:style-name="T178"><text:tab/>Perhaps the thought process is just an endless stream of whatever is coming from my mind. I don’t always know what’s going on, but I do know what it is I </text:span><text:span text:style-name="T24">don’t</text:span><text:span text:style-name="T178"> know. What I don’t know is what makes this life worth living. Some people have a purpose for life, a reason for living. I’m not sure I have that in my life. I just live and deal with whatever comes my way. </text:span><text:span text:style-name="T179">It would be nice to figure out exactly what’s going on in this life, but I’m not sure I know how to make that happen.</text:span></text:p>
      <text:p text:style-name="P37"><text:span text:style-name="T179"><text:tab/></text:span><text:span text:style-name="T180">There’s three main parts to life:</text:span></text:p>
      <text:list text:style-name="L1">
        <text:list-item>
          <text:list>
            <text:list-item>
              <text:list>
                <text:list-item>
                  <text:p text:style-name="P89">You’re born</text:p>
                </text:list-item>
                <text:list-item>
                  <text:p text:style-name="P89">You live</text:p>
                </text:list-item>
                <text:list-item>
                  <text:p text:style-name="P89">You die</text:p>
                </text:list-item>
              </text:list>
            </text:list-item>
          </text:list>
        </text:list-item>
      </text:list>
      <text:p text:style-name="P37"><text:span text:style-name="T180"><text:tab/>There’s not much else going on with life. </text:span><text:span text:style-name="T181">If living and dying was all we had to deal with? Life would be golden. </text:span><text:span text:style-name="T182">Unfortunately that’s not what it’s all about. We have to actually live and have experiences that make us grow into, hopefully, better people. </text:span><text:span text:style-name="T183">That doesn’t always happen though, which is why we have murders and rapists on the loose out in the world. Let’s face it, the world is a mess. Humanity is a mess. We are all just a giant glob of goo and a mess that can’t be straightened out by the end of the day. </text:span><text:span text:style-name="T184">That’s what we are.</text:span></text:p>
      <text:h text:style-name="P85" text:outline-level="3"><text:bookmark-start text:name="__RefHeading___Toc2230_2846621028"/><text:soft-page-break/><text:span text:style-name="T184">W</text:span><text:span text:style-name="T63">e’re Only Human</text:span><text:bookmark-end text:name="__RefHeading___Toc2230_2846621028"/></text:h>
      <text:p text:style-name="P38"><text:span text:style-name="T63"><text:tab/>There’s a common phrase uttered by people. </text:span><text:span text:style-name="T33">I was just following orders.</text:span><text:span text:style-name="T33"><text:note text:id="ftn19" text:note-class="footnote"><text:note-citation>19</text:note-citation><text:note-body><text:p text:style-name="Footnote">"I was just following orders" (often called the Nuremberg defense) is a legal and moral plea originating primarily from the Nuremberg trials (1945–1946) after World War II, where Nazi war criminals argued they were not responsible for their actions. It was famously used by Adolf Eichmann in his 1961 trial.</text:p></text:note-body></text:note></text:span><text:span text:style-name="T63"> Not the sharpest defense in the world, but it gets the message across. It’s been used by a lot of people as an excuse for what they’ve done in life. It means yeah I did it, even though my conscience told me to do differently but I had an order to follow so I did it anyways. That’s the gist of the saying I believe. </text:span><text:span text:style-name="T185">I’m not sure if people have actually gotten away with doing what they did by citing that quote. It would be an interesting thing to research.</text:span><text:span text:style-name="T185"><text:note text:id="ftn20" text:note-class="footnote"><text:note-citation>20</text:note-citation><text:note-body><text:p text:style-name="Footnote">"I was just following orders" (the "Nuremberg defense") does not work as a legal defense for atrocities, war crimes, or illegal acts under international and U.S. law. While it can psychologically distance individuals from feeling responsible for their actions, it does not absolve them of liability.</text:p></text:note-body></text:note></text:span><text:span text:style-name="T185"> </text:span><text:span text:style-name="T186">Well looking at that footnote it doesn’t appear to work too often would be my guess. Interesting.</text:span></text:p>
      <text:p text:style-name="P38"><text:span text:style-name="T186"><text:tab/></text:span><text:span text:style-name="T187">I think it is better to follow your conscience instead of hoping that you’ll get away with whatever you’re ordered to do. </text:span><text:span text:style-name="T35">Orders be damned.</text:span><text:span text:style-name="T334"><text:note text:id="ftn21" text:note-class="footnote"><text:note-citation>21</text:note-citation><text:note-body><text:p text:style-name="Footnote">"Orders be damned" is a phrase used to express defiance of authority or rules, likely originating from common military or narrative idioms similar to the 19th-century phrase "Publish and be damned" attributed to the Duke of Wellington. It signifies a decision to proceed regardless of consequences. </text:p></text:note-body></text:note></text:span><text:span text:style-name="T187"> Again that’s just my own thinking on the matter. I would rather have a clear conscience than an ugly one looming over my head afraid that I did something wrong and have to face that music.</text:span></text:p>
      <text:p text:style-name="P38"><text:span text:style-name="T187"><text:tab/></text:span><text:span text:style-name="T188">Granted, whatever happens in this life comes about because of actions we make. Decisions that we decide to have happen or manifest as reality. </text:span><text:span text:style-name="T189">What exactly is reality now that we come down to it? Is it the current state in which we live? Is it something else? I’m not quite certain what reality really is, aside from it’s definition.</text:span><text:span text:style-name="T189"><text:note text:id="ftn22" text:note-class="footnote"><text:note-citation>22</text:note-citation><text:note-body><text:p text:style-name="Footnote"><text:span text:style-name="T489">T</text:span>he world or the state of things as they actually exist, as opposed to an idealistic or notional idea of them.</text:p></text:note-body></text:note></text:span></text:p>
      <text:p text:style-name="P38"><text:span text:style-name="T189"><text:tab/></text:span><text:span text:style-name="T190">Life can get hairy at times. Sometimes it does things that we don’t want it to do and puts us in a situation we didn’t want to be in. Sometimes that comes from decisions we made ourselves and we have to experience the aftermath. Other times it comes about from things we have no control over. Like having a disease or mental illness, we didn’t ask for that to happen it just did.</text:span></text:p>
      <text:h text:style-name="P15" text:outline-level="2"><text:bookmark-start text:name="__RefHeading___Toc2424_2846621028"/><text:span text:style-name="T190">M</text:span><text:span text:style-name="T63">ental Illness</text:span><text:bookmark-end text:name="__RefHeading___Toc2424_2846621028"/></text:h>
      <text:h text:style-name="P85" text:outline-level="3"><text:bookmark-start text:name="__RefHeading___Toc2441_2846621028"/>Why Did God Do This To Me?<text:bookmark-end text:name="__RefHeading___Toc2441_2846621028"/></text:h>
      <text:p text:style-name="P39"><text:span text:style-name="T63"><text:tab/>I believe my mental illness came from God. He created me, so why wouldn’t he be the one to give me this mental illness? My thoughts exactly. </text:span><text:span text:style-name="T191">People say God doesn’t make mistakes. Well He sure knows how to put harmful things in our paths. Just be existing I have </text:span><text:soft-page-break/><text:span text:style-name="T191">this mental illness, it’s called </text:span><text:span text:style-name="T36">Major Depression with Psychosis</text:span><text:span text:style-name="T191">.</text:span><text:span text:style-name="T191"><text:note text:id="ftn23" text:note-class="footnote"><text:note-citation>23</text:note-citation><text:note-body><text:p text:style-name="Footnote">Major Depressive Disorder (MDD) with psychosis, or psychotic depression, is a severe mental health condition combining deep depression with hallucinations or delusions (e.g., guilt, paranoia, or illness). It affects 10-19% of people with depression and carries a high risk of suicide. Treatment usually involves a combination of antidepressants and antipsychotics (e.g., olanzapine, risperidone), or electroconvulsive therapy (ECT).</text:p></text:note-body></text:note></text:span><text:span text:style-name="T191"> </text:span><text:span text:style-name="T192">I was first diagnosed with </text:span><text:span text:style-name="T37">Schizoaffective Disorder</text:span><text:span text:style-name="T192">,</text:span><text:span text:style-name="T192"><text:note text:id="ftn24" text:note-class="footnote"><text:note-citation>24</text:note-citation><text:note-body><text:p text:style-name="Footnote">Schizoaffective disorder is a chronic mental health condition combining psychotic symptoms (hallucinations, delusions) with mood disorder symptoms (mania or depression). It is characterized by at least two weeks of psychotic symptoms in the absence of a major mood episode. Treatments include antipsychotics, mood stabilizers, and therapy.</text:p></text:note-body></text:note></text:span><text:span text:style-name="T192"> but my psychiatrist decided I actually had the other thing. I guess they’re so closely related they can resemble each other? Or something like that, I don’t quite remember. </text:span><text:span text:style-name="T193">I just know that I have it.</text:span></text:p>
      <text:p text:style-name="P39"><text:span text:style-name="T193"><text:tab/>So I tend to wonder why the hell did God give me this mental illness to begin with? Was it just by chance that my brain’s chemicals didn’t decide to balance and I’m stuck with this illness? Was it planned from the beginning of time that I would be like this? I have so many questions that I don’t know how to answer any of them. </text:span><text:span text:style-name="T194">I can wish all I want but all that wishing comes up with nothing. I don’t have the ability to simply wish it away, oh how I would love to be able to do that! But I can’t. No matter how much I wish, how much I pray, I can’t seem to get rid of this stupid illness. I want to feel normal, I don’t want to feel this way anymore. Sure medication can help with symptoms, but the real underlying issue still remains. A day doesn’t go by where I don’t think about killing myself. </text:span><text:span text:style-name="T195">Thinking I would be better off dead and all of the nonsense that comes with those thoughts. </text:span><text:span text:style-name="T196">I know it would put a big damper on those who love and care about me, that’s why I haven’t done anything about it. That’s why I’m still alive clinging onto hope that I’ll get better and overcome this nonsense.</text:span></text:p>
      <text:h text:style-name="P85" text:outline-level="3"><text:bookmark-start text:name="__RefHeading___Toc2094_3586674956"/><text:span text:style-name="T196">W</text:span><text:span text:style-name="T63">hy Me?</text:span><text:bookmark-end text:name="__RefHeading___Toc2094_3586674956"/></text:h>
      <text:p text:style-name="P40"><text:span text:style-name="T63"><text:tab/>So, why did </text:span><text:span text:style-name="T12">I</text:span><text:span text:style-name="T63"> have to come down with this illness? I know it happens to 10-19% of people so I’m not alone. But why did I have to have it? Why can’t I just live a normal life like the millions of other people out there. </text:span><text:span text:style-name="T197">What exactly is normal to begin with? I don’t think anyone has an answer for that. </text:span><text:span text:style-name="T198">Wishing one didn’t have this illness is one thing, hoping for the same thing is a completely different option.</text:span></text:p>
      <text:p text:style-name="P40"><text:span text:style-name="T198"><text:tab/></text:span><text:span text:style-name="T199">Granted </text:span><text:span text:style-name="T38">suicide</text:span><text:span text:style-name="T199"><text:note text:id="ftn25" text:note-class="footnote"><text:note-citation>25</text:note-citation><text:note-body><text:p text:style-name="Footnote">Suicide is the act of intentionally causing one's own death, often driven by overwhelming pain, mental health conditions like depression, or acute crisis. It is a serious, preventable public health issue rather than a mental illness itself. Key warning signs include talking about death, withdrawing, and giving away belongings. </text:p></text:note-body></text:note></text:span><text:span text:style-name="T199"> is never the answer. But some thoughts just can’t be helped. </text:span><text:span text:style-name="T200">I don’t idolize the thought of killing myself. The thoughts just sit there always ready to be thought about. Reminds me of one night in 2013, I was lower than low. I had the knife in my hand, I remember how smooth the handle felt. The blade was sharp and inviting to my wrist. Something stopped me though, I don’t recall exactly what it was … but it was something. I’m glad that something stopped me, I don’t know how I could have lived with myself if I had gone through with it. </text:span><text:span text:style-name="T201">Yes I believe in an afterlife where we dwell on our mortal lives. Sounds like it </text:span><text:soft-page-break/><text:span text:style-name="T201">can be hell if you ask me. </text:span><text:span text:style-name="T202">All that time to think and obsess over what we did while we were alive. All the good, the bad, and the ugly. All those thoughts </text:span><text:span text:style-name="T203">just running around in my brain or soul, or whatever remains after death. Yeah that.</text:span></text:p>
      <text:p text:style-name="P40"><text:span text:style-name="T203"><text:tab/></text:span><text:span text:style-name="T204">It’s probably not a good thing to even be talking about suicide and my thoughts on it, but I don’t care. It happens to good people you know, it’s not just something that happens to bad people so don’t get that in your mind. </text:span><text:span text:style-name="T205">Perhaps it’s my moral compass that keeps me at bay. I’m not sure if that’s the case or the medication. Either way I’m still alive and kicking.</text:span></text:p>
      <text:p text:style-name="P40"><text:span text:style-name="T205"><text:tab/></text:span><text:span text:style-name="T206">Am I supposed to have all of my thoughts and feelings in check? Am I </text:span><text:span text:style-name="T25">not</text:span><text:span text:style-name="T206"> supposed to have all of these thoughts I’m having? Is it a sin to have such thoughts, or just a sin if I </text:span><text:span text:style-name="T25">act</text:span><text:span text:style-name="T206"> on these thoughts. </text:span><text:span text:style-name="T207">I think the jury is still out on that. Unless Google has something to say about if it’s a sin or not. </text:span><text:span text:style-name="T208">Oh it has a lot to say about it, you can Google it for yourself. I won’t bore you with the details. </text:span><text:span text:style-name="T209">It’s best that I don’t look up such things myself.</text:span></text:p>
      <text:p text:style-name="P40"><text:span text:style-name="T209"><text:tab/></text:span><text:span text:style-name="T210">Thinking that you’re better off dead is not a good thought process for anyone. But they tend to stick around anyways. Funny thing this life has a way of messing with my thoughts. If I didn’t know any better I’d say it was some unseen being that I have no control over. I know what you’re thinking, I’m getting all religious on you now. It’s the devil. You think. Well I’m not so sure about that. Sure I believe there’s a heaven and a hell, there’s a God and a devil doing their things to humankind. </text:span><text:span text:style-name="T211">Remember the story of Job? God and the devil basically had a bet. The devil said no matter what he did to Job he would end up cursing God. God took the bet and allowed the devil to temp Job in anyway that he could, on one condition. He couldn’t take Job’s life. Well the devil took everyone else out of Job’s life. Job never cursed God, he mourned by himself but never turned his back on God.</text:span></text:p>
      <text:p text:style-name="P40"><text:span text:style-name="T211"><text:tab/>It’s a strong story of sacrifice and obedience to God. </text:span><text:span text:style-name="T212">I only hope I can be as strong as Job was if all of that happened to me. </text:span><text:span text:style-name="T213">Let’s hope none of that ever happens to me. I’m not sure I would be strong enough. I doubt God and the devil would argue over little old me. </text:span><text:span text:style-name="T214">I’m just not that important for anyone to worry about me like that.</text:span></text:p>
      <text:h text:style-name="P85" text:outline-level="3"><text:bookmark-start text:name="__RefHeading___Toc2410_3586674956"/><text:span text:style-name="T214">S</text:span><text:span text:style-name="T63">ometimes Things Don’t Add Up</text:span><text:bookmark-end text:name="__RefHeading___Toc2410_3586674956"/></text:h>
      <text:p text:style-name="P41"><text:span text:style-name="T63"><text:tab/></text:span><text:span text:style-name="T215">I think life has it in for me at times. I can’t prove any of it of course, but that’s how I feel. Sometimes you just have to trust your gut instincts, </text:span><text:span text:style-name="T216">and my </text:span><text:span text:style-name="T39">spidey sense</text:span><text:span text:style-name="T39"><text:note text:id="ftn26" text:note-class="footnote"><text:note-citation>26</text:note-citation><text:note-body><text:p text:style-name="Footnote">"Spidey sense" is Spider-Man's iconic sixth sense, functioning as a precognitive, mental, and physical warning system that detects immediate danger or threats. Originating in 1963 Marvel comics, it acts as a "danger sense" that warns of incoming attacks, allowing for rapid, almost automatic reactions.</text:p></text:note-body></text:note></text:span><text:span text:style-name="T216"> tingles a lot. </text:span><text:span text:style-name="T217">I’m sure it’s not the same way Spderman’s spdey sense saves him, but I think it’s a thing for sure. Well, I wouldn’t say it saves me to be honest. It’s more of a curse than anything else.</text:span></text:p>
      <text:p text:style-name="P41"><text:span text:style-name="T217"><text:tab/></text:span><text:span text:style-name="T218">So, when things don’t make sense what are we supposed to do about it? There doesn’t seem to be a sensible answer to any of it if I’m being honest. </text:span><text:span text:style-name="T219">No time like the present to try </text:span><text:soft-page-break/><text:span text:style-name="T219">and figure out what’s wrong with this life. I mean, what else am I supposed to do with a life where things just don’t make sense. Exactly my thinking.</text:span></text:p>
      <text:h text:style-name="P85" text:outline-level="3"><text:bookmark-start text:name="__RefHeading___Toc2562_3586674956"/><text:span text:style-name="T219">V</text:span><text:span text:style-name="T63">oices</text:span><text:bookmark-end text:name="__RefHeading___Toc2562_3586674956"/></text:h>
      <text:p text:style-name="P42"><text:span text:style-name="T63"><text:tab/>Sometimes, when I get really depressed, I hear voices. </text:span><text:span text:style-name="T220">They tell me to do things to myself, not so nice things. Mostly kill myself. They don’t ever let up either. Just a constant thought to do myself in. I wish I could make them stop, but I don’t feel like I have the ability to do anything about it. It sucks, like really sucks. </text:span><text:span text:style-name="T221">Other times the voices just whisper my name making me think someone is talking to me when they’re not. That gets annoying, especially when there’s no one in the room with me. </text:span><text:span text:style-name="T222">So yeah they exist and they are real. Very real.</text:span></text:p>
      <text:p text:style-name="P42"><text:span text:style-name="T222"><text:tab/></text:span><text:span text:style-name="T223">So, where do these voices come from exactly? </text:span><text:span text:style-name="T224">I’m not quite sure about that, they come from somewhere. Is it my mind manifesting the voices? Is my own mind betraying me? It’s quite possible that’s what’s going on. But what do I know? I haven’t researched any of it yet. I’d like to know for certain where the voices come from. If it is my own mind, then that’s just plain creepy to me. </text:span><text:span text:style-name="T225">I fear that they are just coming from my mind, and my mind is a jerk for allowing it to happen.</text:span></text:p>
      <text:p text:style-name="P42"><text:span text:style-name="T225"><text:tab/></text:span><text:span text:style-name="T226">The more violent the voices get, the more anxious I tend to get. Yeah sometimes I hear people arguing in my head. I don’t like it when they argue. It’s usually about something I have no clue what they’re talking about, but hey it’s the nature of the beast. </text:span><text:span text:style-name="T227">I think that’s just how life happens for now. I hate it, but that’s life for you. </text:span><text:span text:style-name="T228">It would be nice to be able to simply shut it all down in my mind. I’m not sure exactly </text:span><text:span text:style-name="T26">how</text:span><text:span text:style-name="T228"> that’s meant to go down. But there has to be a way. If it’s through medication, I’m onboard with that. I’m still waiting for certain medications to kick in fully and work the way they’re meant to work.</text:span></text:p>
      <text:h text:style-name="P85" text:outline-level="3"><text:bookmark-start text:name="__RefHeading___Toc2759_3586674956"/><text:span text:style-name="T228">L</text:span><text:span text:style-name="T63">iving Your Best Life</text:span><text:bookmark-end text:name="__RefHeading___Toc2759_3586674956"/></text:h>
      <text:p text:style-name="P43"><text:span text:style-name="T63"><text:tab/></text:span><text:span text:style-name="T229">Life is rather important for the most part. </text:span><text:span text:style-name="T230">I mean it’s why we’re here right? It could be a coincidence, but I doubt it. Life means choosing to live in this world, not giving up and quitting. </text:span><text:span text:style-name="T231">Maybe that’s why I’m still alive, I’m not a quitter. </text:span><text:span text:style-name="T232">If I were a quitter, I wouldn’t be alive right now I would have offed myself a while ago. Heaven knows I’ve had the different opportunities to try. I mean come on, who hasn’t had such thoughts before. Don’t answer that. I’m sure there are plenty of people who don’t have such thoughts. Lucky them.</text:span></text:p>
      <text:p text:style-name="P43"><text:span text:style-name="T232"><text:tab/></text:span><text:span text:style-name="T233">Maybe if I didn’t have these thoughts, life would be a little easier. </text:span><text:span text:style-name="T234">Well, hate to burst that bubble but life isn’t as easy as it would seem. </text:span><text:span text:style-name="T235">Life is downright difficult at times, there’s not much to say about the difficulties that are faced day in and day out. They’re all just what feels like a mess of life in which I live. </text:span><text:span text:style-name="T236">I’ve just come to face that face and have moved forward with life, I’ll take it as it comes at me.</text:span></text:p>
      <text:p text:style-name="P43"><text:soft-page-break/><text:span text:style-name="T236"><text:tab/></text:span><text:span text:style-name="T237">There are some days that tend to be better than other days. Sometimes I wish the bad days could simply go away. I’m not sure how to do that however, so I am stuck with both the good and bad days alike. </text:span><text:span text:style-name="T238">That’s just what life requires from time to time I suppose.</text:span></text:p>
      <text:h text:style-name="P85" text:outline-level="3"><text:bookmark-start text:name="__RefHeading___Toc2896_3586674956"/><text:span text:style-name="T238">A</text:span><text:span text:style-name="T63">nxious To Live</text:span><text:bookmark-end text:name="__RefHeading___Toc2896_3586674956"/></text:h>
      <text:p text:style-name="P44"><text:span text:style-name="T63"><text:tab/>Anxiety is a hell of a drug. If that’s even a correct phrase to be saying. It’s something I deal with and have to deal with on a daily basis. It’s just something that’s there. Nothing I am able to fully figure out most of the time, but well who’s counting what can and cannot be figured out? I’m not. </text:span><text:span text:style-name="T239">What’s the use trying to figure everything out anyways.</text:span></text:p>
      <text:p text:style-name="P44"><text:span text:style-name="T239"><text:tab/></text:span><text:span text:style-name="T240">It feels like life is falling apart a lot of the time. </text:span><text:span text:style-name="T241">I don’t know how else to describe it. With the overwhelming thoughts constantly in my head that don’t want to go away, I’m kind of stuck where I am at the present moment in time. </text:span><text:span text:style-name="T242">Ah yes the present moment, what else would I be talking about. It is the present in which I live and exist. There is no other. </text:span><text:span text:style-name="T243">Today is the only day that will be today, tomorrow is a different day altogether.</text:span></text:p>
      <text:p text:style-name="P44"><text:span text:style-name="T243"><text:tab/></text:span><text:span text:style-name="T244">I doubt I’ll be able to clear everything up by tomorrow. </text:span><text:span text:style-name="T245">I don’t think life works out that way. Well it doesn’t work out that way for </text:span><text:span text:style-name="T27">me</text:span><text:span text:style-name="T245"> at least. </text:span><text:span text:style-name="T246">That’s just life I think. I’m not really sure how this life is supposed to work out, but I know it’s not always meant to be an easy ride. If life were an easy ride, things would just be well easy. </text:span><text:span text:style-name="T247">Simple right? Yeah that’s what I thought. </text:span><text:span text:style-name="T249">Those are</text:span><text:span text:style-name="T248"> the breaks I guess. </text:span><text:span text:style-name="T249">Nothing too exciting, at least I don’t think so.</text:span></text:p>
      <text:p text:style-name="P44"><text:span text:style-name="T249"><text:tab/></text:span><text:span text:style-name="T250">Having anxiety is not good, mix it with depression and you have a basket case on your hands. </text:span><text:span text:style-name="T251">The depression tells me nope don’t do it, you don’t care about anything. The anxiety fires back with well if you don’t do it you’ll be in trouble. Crazy times that is. A constant battle inside my brain. </text:span><text:span text:style-name="T252">It comes with the territory I suppose. Not a cheerful way to live most days. But I deal. I have to deal, there’s no other way to do it. </text:span><text:span text:style-name="T253">If you can find a way to deal without having to deal I would love to hear it. </text:span><text:span text:style-name="T254">For now I’ll just keep doing what I’ve been doing. Freaking out whenever things occur and trying to just deal with it. I’m not sure how to go about doing any of that though. This life can be messy at times. I wish I knew what was going on.</text:span></text:p>
      <text:h text:style-name="P85" text:outline-level="3"><text:bookmark-start text:name="__RefHeading___Toc2588_4246929340"/>Death, <text:span text:style-name="T490">A Certain End</text:span><text:bookmark-end text:name="__RefHeading___Toc2588_4246929340"/></text:h>
      <text:p text:style-name="P45"><text:span text:style-name="T63"><text:tab/></text:span><text:span text:style-name="T255">There is no exit out of this life except through death. That’s just how the ball tumbles down the hill it would seem. </text:span><text:span text:style-name="T256">Without death, everyone would just what live forever? No one would move onto the next portion of life? Yeah I don’t see that happening. </text:span><text:span text:style-name="T257">There’s an order to this life and it must be followed. </text:span><text:span text:style-name="T258">The rules don’t change or get tossed out the window because someone wishes it to happen. </text:span><text:span text:style-name="T259">Death will come for us all, that’s a plain and simple truth.</text:span></text:p>
      <text:p text:style-name="P45"><text:soft-page-break/><text:span text:style-name="T259"><text:tab/></text:span><text:span text:style-name="T260">Without death, the world would become overpopulated. Resources would be stretched thin and we wouldn’t survive. They say it’s all part of the circle of life. Yes </text:span><text:span text:style-name="T28">that</text:span><text:span text:style-name="T260"> </text:span><text:span text:style-name="T40">circle of life</text:span><text:span text:style-name="T260">.</text:span><text:span text:style-name="T260"><text:note text:id="ftn27" text:note-class="footnote"><text:note-citation>27</text:note-citation><text:note-body><text:p text:style-name="Footnote">“Circle of Life” is a song from Disney's 1994 animated feature film The Lion King. </text:p></text:note-body></text:note></text:span><text:span text:style-name="T260"> </text:span><text:span text:style-name="T261">You know the one I’m referring to. It’s quite a good song if you ask me, covers all the bases.</text:span></text:p>
      <text:p text:style-name="P45"><text:span text:style-name="T261"><text:tab/></text:span><text:span text:style-name="T262">They say everything has a </text:span><text:span text:style-name="T41">season</text:span><text:span text:style-name="T262">.</text:span><text:span text:style-name="T262"><text:note text:id="ftn28" text:note-class="footnote"><text:note-citation>28</text:note-citation><text:note-body><text:p text:style-name="Footnote">Ecclesiastes 3:1-8</text:p></text:note-body></text:note></text:span><text:span text:style-name="T262"> Well death is no exception. Found in Ecclesiastes:</text:span></text:p>
      <text:p text:style-name="P9"><text:bookmark text:name="en-KJV-17361"/>3.1 To every thing there is a season, and a time to every purpose under the heaven:</text:p>
      <text:p text:style-name="P9"><text:bookmark text:name="en-KJV-17362"/><text:span text:style-name="T491">3.</text:span>2 A time to be born, and a time to die; a time to plant, and a time to pluck up that which is planted;</text:p>
      <text:p text:style-name="P9"><text:bookmark text:name="en-KJV-17362 Copy 2"/><text:span text:style-name="T491">3.</text:span>3 A time to kill, and a time to heal; a time to break down, and a time to build up;</text:p>
      <text:p text:style-name="P9"><text:bookmark text:name="en-KJV-17362 Copy 3"/><text:bookmark text:name="en-KJV-17364"/><text:span text:style-name="T491">3.</text:span>4 A time to weep, and a time to laugh; a time to mourn, and a time to dance;</text:p>
      <text:p text:style-name="P9"><text:bookmark text:name="en-KJV-17362 Copy 4"/><text:bookmark text:name="en-KJV-17365"/><text:span text:style-name="T491">3.</text:span>5 A time to cast away stones, and a time to gather stones together; a time to embrace, and a time to refrain from embracing;</text:p>
      <text:p text:style-name="P9"><text:bookmark text:name="en-KJV-17362 Copy 5"/><text:bookmark text:name="en-KJV-17366"/><text:span text:style-name="T491">3.</text:span>6 A time to get, and a time to lose; a time to keep, and a time to cast away;</text:p>
      <text:p text:style-name="P9"><text:bookmark text:name="en-KJV-17362 Copy 6"/><text:bookmark text:name="en-KJV-17367"/><text:span text:style-name="T491">3.</text:span>7 A time to rend, and a time to sew; a time to keep silence, and a time to speak;</text:p>
      <text:p text:style-name="P9"><text:bookmark text:name="en-KJV-17362 Copy 7"/><text:bookmark text:name="en-KJV-17368"/><text:span text:style-name="T491">3.</text:span>8 A time to love, and a time to hate; a time of war, and a time of peace.</text:p>
      <text:p text:style-name="P19"><text:tab/>If that ain’t the truth of life, then I don’t know what is. It’s quite a simple truth once you think about it. We like plain and simple truths now and again. It just makes things better once you realize what’s out there and what’s more stable to begin with. Life sometimes doesn’t make sense, death sometimes doesn’t make sense. When the grim reaper comes knocking on your door, will you be ready for him?</text:p>
      <text:p text:style-name="P45"><text:span text:style-name="T262"><text:tab/>I know I will be ready for death when it comes. There’s no other option but to be ready. Living a good life prepares you for death. There’s no other way around it. </text:span><text:span text:style-name="T263">In order to cross the ultimate boundary you must die. It’s a matter of fact. Maybe there’s nothing that can actually prepare you for death. I doubt it will come with a clashing of cymbals to alert you that death is coming. Some think that animals can sense death is at the door. I’m not quite sure where I </text:span><text:soft-page-break/><text:span text:style-name="T263">stand on that thought. </text:span><text:span text:style-name="T264">I think if I had my way, I would check out now. No better time than the present.</text:span></text:p>
      <text:p text:style-name="P45"><text:span text:style-name="T264"><text:tab/></text:span><text:span text:style-name="T265">I think the part that scares me the most about death is the act of dying. That’s got to be painful in its own right. Having a stroke, a heart attack, dying on impact from a parachute not opening on time. There are so many ways to go out of this world. I can’t count them all. </text:span><text:span text:style-name="T266">I’m sure being this </text:span><text:span text:style-name="T42">obsessed about death</text:span><text:span text:style-name="T42"><text:note text:id="ftn29" text:note-class="footnote"><text:note-citation>29</text:note-citation><text:note-body><text:p text:style-name="Footnote">An obsession with death, or thanatophobia, involves intense, intrusive thoughts about mortality, fear of dying, or fixation on the afterlife. Often driven by anxiety, depression, or grief, it can cause panic attacks and avoidance behaviors. Treatment usually involves therapy (CBT/ERP) to manage these fears.</text:p></text:note-body></text:note></text:span><text:span text:style-name="T266"> can’t be a good thing. </text:span><text:span text:style-name="T267">Hell there’s even a term for it! I did not know that until I googled it.</text:span></text:p>
      <text:p text:style-name="P45"><text:span text:style-name="T267"><text:tab/></text:span><text:span text:style-name="T268">Let’s face it, I am worried about my own mortality. I realize death is just a part of the program, but what happens when we die? I mean is there just a big waiting room in the sky for us where we wait for some kind of afterlife to take hold of us for the remainder of our journey? Some people and religious institutions claim they know what happens to us after we die. But they really don’t know, do they. I mean how can one know what happens unless they go through the pain of death and see what’s on the other side. They can’t </text:span><text:span text:style-name="T269">know for certain. </text:span><text:span text:style-name="T270">My rational mind can’t think beyond this life because </text:span><text:span text:style-name="T29">I</text:span><text:span text:style-name="T270"> haven’t experienced it yet. Until that time comes, I will forever be wondering about death and what comes after </text:span><text:span text:style-name="T271">this life.</text:span></text:p>
      <text:p text:style-name="P45"><text:span text:style-name="T271"><text:tab/></text:span><text:span text:style-name="T272">With our limited minds, we see a beginning, a middle, and an end to life. That’s all there is. There is no continuation after this life. Once it’s over it’s over. You have one chance to live and there’s nothing else that can be done about it. </text:span><text:span text:style-name="T273">I think coming to such a conclusion about life brings about a certain closure to it all. It feels right to me. There doesn’t appear to be any other way of going about it.</text:span></text:p>
      <text:h text:style-name="P15" text:outline-level="2"><text:bookmark-start text:name="__RefHeading___Toc3257_4246929340"/><text:span text:style-name="T273">H</text:span><text:span text:style-name="T63">ave We Not Heard The Chimes At Midnight</text:span><text:span text:style-name="T63"><text:note text:id="ftn30" text:note-class="footnote"><text:note-citation>30</text:note-citation><text:note-body><text:p text:style-name="Footnote">"We have heard the chimes at midnight" is a famous, melancholic line from Shakespeare's Henry IV, Part 2 (Act 3, Scene 2), spoken by Falstaff to Shallow. It symbolizes nostalgia for reckless youth, shared adventures, and the inevitable passage of time.</text:p></text:note-body></text:note></text:span><text:bookmark-end text:name="__RefHeading___Toc3257_4246929340"/></text:h>
      <text:p text:style-name="P46"><text:span text:style-name="T63"><text:tab/></text:span><text:span text:style-name="T274">To reflect back on a past full of life is an amazing accomplishment. </text:span><text:span text:style-name="T275">I for one would like to say I’ve lived an okay life. Sure there have been mistakes, haven’t we all made mistakes from time to time. Perhaps the past isn’t something to look fondly back at.</text:span></text:p>
      <text:p text:style-name="P47"><text:span text:style-name="T31"><text:tab/></text:span><text:span text:style-name="T33">C'est la vie.</text:span><text:span text:style-name="T33"><text:note text:id="ftn31" text:note-class="footnote"><text:note-citation>31</text:note-citation><text:note-body><text:p text:style-name="Footnote">"C'est la vie" (pronounced say la vee) is a common French phrase meaning "that's life" or "such is life," used to express acceptance of unavoidable, often minor, negative situations. It translates literally to "it is the life," signifying "that's how things go" or "it is what it is". </text:p></text:note-body></text:note></text:span></text:p>
      <text:p text:style-name="P46"><text:span text:style-name="T276"><text:tab/>There were simpler times, sure, but those times didn’t last. They only grew to become difficult and with that difficulty comes more stress and worry than I have ever seen before in </text:span><text:soft-page-break/><text:span text:style-name="T276">life. </text:span><text:span text:style-name="T277">No matter the past you lived, the future still comes for you. There’s no excuse for anyone, you can’t live in the past. You can </text:span><text:span text:style-name="T30">remember</text:span><text:span text:style-name="T277"> it, you can </text:span><text:span text:style-name="T30">recall</text:span><text:span text:style-name="T277"> it, but you cannot </text:span><text:span text:style-name="T30">survive</text:span><text:span text:style-name="T277"> in it.</text:span></text:p>
      <text:p text:style-name="P46"><text:span text:style-name="T277"><text:tab/></text:span><text:span text:style-name="T278">Thinking about the past can be an interesting exercise. To remember the times that have long since gone can be full of nostalgia. Memories that do not fade or go away easily. That’s just how this life is from time to time. I do not know how anything can be explained from it. </text:span><text:span text:style-name="T279">Again, that’s just how life is.</text:span></text:p>
      <text:p text:style-name="P46"><text:span text:style-name="T279"><text:tab/></text:span><text:span text:style-name="T280">Maybe the right time to think about the past is when all is said and done. But when will that happen, when will that take place. There’s no way of telling exactly what will happen in this life. </text:span><text:span text:style-name="T43">It remains to be seen</text:span><text:span text:style-name="T43"><text:note text:id="ftn32" text:note-class="footnote"><text:note-citation>32</text:note-citation><text:note-body><text:p text:style-name="Footnote">"It remains to be seen" is an idiom used to indicate that something is currently unknown, uncertain, or not yet decided, with the outcome to be revealed in the future. It suggests that the final result of a situation or action is still pending.</text:p></text:note-body></text:note></text:span><text:span text:style-name="T280"> and that’s all there is to it.</text:span></text:p>
      <text:p text:style-name="P46"><text:span text:style-name="T280"><text:tab/></text:span><text:span text:style-name="T281">We’re not meant to have all the answers in this life. There would be no mystery to any of it if we did. That’s what makes life enjoyable. The excitement of not knowing what’s coming or what’s around the next bend. That’s what makes life worth living. </text:span><text:span text:style-name="T282">We can see where we’ve been and where we are now, but the future remains something we do not know.</text:span></text:p>
      <text:h text:style-name="P85" text:outline-level="3"><text:bookmark-start text:name="__RefHeading___Toc3110_1071567929"/><text:span text:style-name="T282">I</text:span><text:span text:style-name="T63">t Would Have Been Nice</text:span><text:bookmark-end text:name="__RefHeading___Toc3110_1071567929"/></text:h>
      <text:p text:style-name="P20"><text:tab/>Ah regrets. Those one things that come when you least expect them. There are times when you wish you hadn’t done something. Or wish you could have a do over. A time when you simply wish the past could be changed. But you cannot go back and change the past. It is now set in stone forever immovable. There is no going back, you can only choose to go forward. That’s the law of the universe at large.</text:p>
      <text:p text:style-name="P48"><text:span text:style-name="T63"><text:tab/></text:span><text:span text:style-name="T283">So what do we do when these thoughts enter our minds? I know I try and make them go away as there’s nothing I am able to do about it. If there was something that could be done, I highly doubt I would do anything about it to begin with. There isn’t a reason to go back and try and change things. The past has made me who I am today. It doesn’t define me, but it does play a role in who I am today. Do I have </text:span><text:span text:style-name="T45">regrets</text:span><text:span text:style-name="T283">?</text:span><text:span text:style-name="T283"><text:note text:id="ftn33" text:note-class="footnote"><text:note-citation>33</text:note-citation><text:note-body><text:p text:style-name="Footnote"><text:span text:style-name="T494">F</text:span>eel sad, repentant, or disappointed over (something that has happened or been done, especially a loss or missed opportunity).</text:p></text:note-body></text:note></text:span><text:span text:style-name="T283"> Sure do. I think everyone has regrets from time to time. The key is not to dwell on them though.</text:span></text:p>
      <text:p text:style-name="P48"><text:span text:style-name="T283"><text:tab/></text:span><text:span text:style-name="T284">Ah regrets. The age old thought process that something from your past can haunt you in the present. That’s why they call them regrets because you are annoyed that you did something and wish you hadn’t done it to begin with. It’s a huge ordeal to some people. Other people are able to pass by it like </text:span><text:span text:style-name="T44">water off a ducks back</text:span><text:span text:style-name="T284">.</text:span><text:span text:style-name="T284"><text:note text:id="ftn34" text:note-class="footnote"><text:note-citation>34</text:note-citation><text:note-body><text:p text:style-name="Footnote">"Water off a duck's back" is an idiom from the early 19th century—appearing in print as early as 1801–1824—describing something that has no lasting effect or impact. It originates from the natural, waterproof oil coating on duck feathers that causes water to bead up and roll off.</text:p></text:note-body></text:note></text:span><text:span text:style-name="T284"> </text:span><text:span text:style-name="T285">I wish I could do something like that, just let it roll off and continue on like there was nothing wrong with life.</text:span></text:p>
      <text:h text:style-name="P85" text:outline-level="3"><text:bookmark-start text:name="__RefHeading___Toc3410_3232343310"/><text:soft-page-break/><text:span text:style-name="T285">F</text:span><text:span text:style-name="T63">orgiving Yourself</text:span><text:bookmark-end text:name="__RefHeading___Toc3410_3232343310"/></text:h>
      <text:p text:style-name="P29"><text:span text:style-name="T63"><text:tab/></text:span><text:span text:style-name="T289">There are times in this life where we have to learn to forgive ourselves. We might be able to forgive others but it’s important to forgive ourselves as well. We can’t keep forgiving others and be hard on ourselves. </text:span><text:span text:style-name="T290">It’s not fair to us.</text:span><text:span text:style-name="T289"> </text:span><text:span text:style-name="T291">So do yourself a </text:span><text:span text:style-name="T292">solid</text:span><text:span text:style-name="T291"> and forgive yourself for whatever it is that has you down or concerned. </text:span><text:span text:style-name="T286">You’ll be doing yourself a huge favor by doing that. You’ll thank yourself later too.</text:span></text:p>
      <text:h text:style-name="P85" text:outline-level="3"><text:bookmark-start text:name="__RefHeading___Toc3360_2079471277"/><text:span text:style-name="T286">C</text:span><text:span text:style-name="T63">ancer</text:span><text:bookmark-end text:name="__RefHeading___Toc3360_2079471277"/></text:h>
      <text:p text:style-name="P49"><text:span text:style-name="T63"><text:tab/>So, cancer sucks. Let’s start with that. </text:span><text:span text:style-name="T293">People I’ve known have had cancer and it’s been a battle. People I know are facing a cancer scare. I don’t know what to do about any of it. </text:span><text:span text:style-name="T294">It’s a scary thought, everything about cancer screams scary. </text:span><text:span text:style-name="T295">There has to be a way to get through these … emotions without fully crushing into the ground and crying my eyes out. </text:span><text:span text:style-name="T296">Being scared is a lot to go through. It’s a lot of emotions to feel all at once. Bam! Like a semi truck going down the road plows into you. Did you get the license plate number on it? I sure as hell didn’t.</text:span></text:p>
      <text:p text:style-name="P49"><text:span text:style-name="T296"><text:tab/></text:span><text:span text:style-name="T297">Cancer is a scary word. You hear it and it sends </text:span><text:span text:style-name="T46">chills down your spine</text:span><text:span text:style-name="T297">.</text:span><text:span text:style-name="T297"><text:note text:id="ftn35" text:note-class="footnote"><text:note-citation>35</text:note-citation><text:note-body><text:p text:style-name="Footnote">A "chill down the spine" is an idiom for a sudden physical sensation of coldness or shivering, triggered by intense fear, nervousness, awe, or profound excitement. It is an involuntary emotional and physiological reaction—often <text:s/>accompanied by goosebumps—frequently triggered by suspenseful, terrifying, or highly moving experiences.</text:p></text:note-body></text:note></text:span><text:span text:style-name="T297"> Not the good kind either. </text:span><text:span text:style-name="T298">So that’s a thing, a most terrible thing to have to experience. </text:span><text:span text:style-name="T299">Living through the waiting to see if your loved one has cancer is like </text:span><text:span text:style-name="T47">waiting for the other shoe to drop</text:span><text:span text:style-name="T299">.</text:span><text:span text:style-name="T299"><text:note text:id="ftn36" text:note-class="footnote"><text:note-citation>36</text:note-citation><text:note-body><text:p text:style-name="Footnote">"Waiting for the other shoe to drop" means anticipating an inevitable, typically negative event to occur following an initial unsettling or good event. It describes a state of anxiety, apprehension, and hypervigilance, where one expects a situation to worsen or turn unpleasant.</text:p></text:note-body></text:note></text:span><text:span text:style-name="T299"> You already had the first shoe drop just by the mention of the word, the second shoe is when it actually comes true, that it’s a thing. </text:span><text:span text:style-name="T300">You never want the second shoe to drop.</text:span></text:p>
      <text:h text:style-name="P85" text:outline-level="3"><text:bookmark-start text:name="__RefHeading___Toc3454_2412050655"/><text:span text:style-name="T300">S</text:span><text:span text:style-name="T63">eeking Therapy</text:span><text:bookmark-end text:name="__RefHeading___Toc3454_2412050655"/></text:h>
      <text:p text:style-name="P29"><text:span text:style-name="T63"><text:tab/></text:span><text:span text:style-name="T301">Therapy can be good for a number of reasons. Sometimes you just need someone to talk to who’s willing to listen. </text:span><text:span text:style-name="T302">It’s that simple. Well, I think it’s that simple. When my dad died, my therapist suggested I write letters to my dad. I strongly believe my dad is sticking around watching over the family. He can read what I write and knows that I’m thinking about him. It’s comforting in a way.</text:span></text:p>
      <text:p text:style-name="P29"><text:span text:style-name="T302"><text:tab/></text:span><text:span text:style-name="T303">Naturally therapy can only get you so far. There are some things that take more than a therapist when it comes to emotions. Medication comes to mind. Sometimes you just must have some medication to get you through the day. Adjusting to such medications can be tricky naturally, but it takes time. Eventually it gets in your system and everything is fine again. </text:span><text:span text:style-name="T304">Listen to me, I say fine again like everything just goes back to normal.</text:span></text:p>
      <text:p text:style-name="P29"><text:soft-page-break/><text:span text:style-name="T304"><text:tab/>In my life, nothing is considered </text:span><text:span text:style-name="T32">normal</text:span><text:span text:style-name="T304">. </text:span><text:span text:style-name="T305">To have a normal day would be a blessing. But my brain is too busy thinking of different ways I can die that normal isn’t in my vocabulary. That’s simply how it is. </text:span><text:span text:style-name="T306">It would be nice not to have these thoughts in my head but the voices don’t allow me such a luxury.</text:span></text:p>
      <text:p text:style-name="P29"><text:span text:style-name="T306"><text:tab/></text:span><text:span text:style-name="T307">Perhaps life isn’t what it’s cracked up to be. I’m not so sure about it. My therapists always ask me why I want to die, what do I have to live for those kinds of questions. At one point I thought I knew the answer to said questions. Now? I’m not so sure. There are people I care about, is living for them enough? Am I enough? </text:span><text:span text:style-name="T308">The devil inside me says no.</text:span></text:p>
      <text:h text:style-name="P85" text:outline-level="3"><text:bookmark-start text:name="__RefHeading___Toc3483_3441191396"/><text:span text:style-name="T308">W</text:span><text:span text:style-name="T63">anting To Die</text:span><text:bookmark-end text:name="__RefHeading___Toc3483_3441191396"/></text:h>
      <text:p text:style-name="P50"><text:span text:style-name="T63"><text:tab/>Let’s face it, death is inevitable. It will come. But the question is when will it come. Now that’s where the meat is. If I had the answers to that question, I might be convinced to extend my life out a bit longer than I plan to. </text:span><text:span text:style-name="T309">It feels like there’s no reason to live right now. It would be nice if I could find a reason to survive all of this nonsense. But I’m not sure I know how to do that. It is a mystery. </text:span><text:span text:style-name="T310">But it is my mystery to uncover and figure out, </text:span><text:span text:style-name="T311">no one else.</text:span></text:p>
      <text:p text:style-name="P50"><text:span text:style-name="T311"><text:tab/></text:span><text:span text:style-name="T312">Thinking about suicide can be a dangerous tricky road to go down. You don’t want to be constantly obsessing over thoughts like that. </text:span><text:span text:style-name="T313">It’s just life, really it is. I don’t know how else to sell it. Life’s problems get in the way and without that, maybe some peace could happen. I’m not sure if peace would help right now. That’s what I fear the most. A normal life where none of these thoughts occur.</text:span></text:p>
      <text:p text:style-name="P50"><text:span text:style-name="T313"><text:tab/></text:span><text:span text:style-name="T314">What would a normal life be like? One where I don’t have these thoughts. Where I don’t feel like doom is around every corner lurking, waiting for me. Now that would be an interesting sight. Scary for sure, as I have lived with these thoughts for so long in my life. Anything else would be absurd at this point in time, </text:span><text:span text:style-name="T315">I would consider it unnatural even.</text:span></text:p>
      <text:p text:style-name="P50"><text:span text:style-name="T315"><text:tab/></text:span><text:span text:style-name="T316">Maybe I’ve just accepted all of this to be part of my normal. Like there isn’t anything but this way of thinking. Is that possible? I’m not sure. I know I’m just spit balling my thoughts here, I’m sure none of this makes any sense. It’s like nailing jelly to a wall hoping it sticks. It won’t. </text:span><text:span text:style-name="T317">Kind of gives you a glimpse into how my mind works at times I guess. Hope it’s not too scary for you to see what’s going on in there.</text:span></text:p>
      <text:p text:style-name="P50"><text:span text:style-name="T317"><text:tab/></text:span><text:span text:style-name="T318">The quirky thing about life is this. It will come to a certain end. The end will come, it’s nigh at the door waiting for you. You just don’t know when it will take you. That’s the secret, none of us knows when we will bite the big one and go onto the next phase of existence. There’s no real scorecard being kept. No one wins or loses this game. It just happens. When death finally comes I hope it happens quickly. No pain. No worrying about if I’d done everything I wished I had wanted to do. I just want it to be over as quickly as possible. The end. No turning back. No passing go to collect two hundred dollars. Nothing. Then I can rest from all my worldly cares, then I can finally be at peace.</text:span></text:p>
      <text:p text:style-name="P50"><text:soft-page-break/><text:span text:style-name="T318"><text:tab/></text:span><text:span text:style-name="T319">Isn’t that what people want most out of this life, peace? I think that would be the case. Without peace where do we stand. We’re stuck between a rock and a hard place hoping for something better to come along. My how glorious that day will finally be when I can rest from everything. I can’t wait for it.</text:span></text:p>
      <text:h text:style-name="P85" text:outline-level="3"><text:bookmark-start text:name="__RefHeading___Toc3554_2654568362"/><text:span text:style-name="T319">S</text:span><text:span text:style-name="T63">o, What’s Next?</text:span><text:bookmark-end text:name="__RefHeading___Toc3554_2654568362"/></text:h>
      <text:p text:style-name="P51"><text:span text:style-name="T63"><text:tab/>So many thought processes come and go from time to time. What’s next to come after everything on this life is over. Is there an afterlife? Is there some magical place we go to where there are unicorns waiting to greet us? Magical unicorns. They’re in the bible you know. Don’t believe me? </text:span><text:span text:style-name="T33">Do a search, </text:span><text:span text:style-name="T48">you’ll find them.</text:span><text:span text:style-name="T48"><text:note text:id="ftn37" text:note-class="footnote"><text:note-citation>37</text:note-citation><text:note-body><text:p text:style-name="Footnote">The King James Version (KJV) Bible mentions "unicorns" nine times (e.g., Numbers 23:22, Job 39:9) to describe a powerful, untamable, single-horned beast, often representing great strength. However, this is a translation of the Hebrew word re'em, which scholars generally agree refers to a wild ox (aurochs) or rhinoceros, not a mythical horse. </text:p></text:note-body></text:note></text:span><text:span text:style-name="T338"> </text:span><text:span text:style-name="T339">Okay so they aren’t a mythical horse, so sue me. But they are mentioned </text:span><text:span text:style-name="T340">and that is good enough for me.</text:span></text:p>
      <text:p text:style-name="P51"><text:span text:style-name="T340"><text:tab/></text:span><text:span text:style-name="T341">If there isn’t anything after this life, I’m gonna be rather upset. I’ve been banking on the fact that there’s something that comes after this life my entire existence. To have that stripped out from underneath me? That wouldn’t be cool.</text:span></text:p>
      <text:p text:style-name="P51"><text:span text:style-name="T341"><text:tab/></text:span><text:span text:style-name="T342">The thing about the afterlife is this. No one can tell you what’s on the other side. They haven’t been there so they don’t know. So, if no one has the details of what’s going on in the afterlife then we are up to ourselves to hopefully guess what will happen with any of it. </text:span><text:span text:style-name="T343">Guessing hardly does anything for me these days. So I am back to square one when it comes to what comes after all of this.</text:span></text:p>
      <text:p text:style-name="P51"><text:span text:style-name="T343"><text:tab/></text:span><text:span text:style-name="T344">Being back at square one doesn’t feel like it’s that great of an opportunity to figure anything out. </text:span><text:span text:style-name="T345">Yeah, it would be nice to have answers. But if you don’t have all the facts, answers can seem to be far and few between. They don’t just pop up out of nowhere. That’s what this life does to us. We become jaded to the fact that life will screw us over and there’s nothing we can do about it.</text:span></text:p>
      <text:h text:style-name="P86" text:outline-level="3"><text:bookmark-start text:name="__RefHeading___Toc3684_2161481090"/><text:span text:style-name="T320">T</text:span><text:span text:style-name="T63">hings Don’t Matter</text:span><text:bookmark-end text:name="__RefHeading___Toc3684_2161481090"/></text:h>
      <text:p text:style-name="P52"><text:span text:style-name="T336"><text:tab/>A lot of things in this life don’t matter. There are so many things which we come across that we </text:span><text:span text:style-name="T56">think</text:span><text:span text:style-name="T336"> matter but in reality they don’t. </text:span><text:span text:style-name="T346">That’s just how this life rolls. </text:span><text:span text:style-name="T347">It would be nice to be able to deal with all of these thoughts all at once, but I’m not sure that’s how it’s meant to work. I think we’re supposed to take it one step at a time, hoping for something better. When that better thing comes along, you have to embrace it and see where it will lead.</text:span></text:p>
      <text:p text:style-name="P52"><text:span text:style-name="T347"><text:tab/></text:span><text:span text:style-name="T348">If we allow life to take us where it wants to take us, we have the opportunity to find out exactly what we need from this life. </text:span><text:span text:style-name="T349">Sometimes it’s life that has the answers we need, not us. </text:span><text:span text:style-name="T350">We don’t have all the answers to life's problems </text:span><text:span text:style-name="T351">and those problems seem to mount higher </text:span><text:soft-page-break/><text:span text:style-name="T351">and higher the longer we’re alive. </text:span><text:span text:style-name="T352">If you aren’t able to find the good things in life to consider, maybe you’re looking down the wrong path.</text:span></text:p>
      <text:p text:style-name="P52"><text:span text:style-name="T352"><text:tab/></text:span><text:span text:style-name="T353">Sometimes the wrong path can lead you to the right path. All those wrong roads can lead you to a road that’s right and true. </text:span><text:span text:style-name="T354">It can be a crazy road to walk down but one road that is possible to survive. </text:span><text:span text:style-name="T355">Survival is an important aspect of life. </text:span><text:span text:style-name="T356">Without survival, we would be lost without a way to escape whatever it is that’s meant to happen. </text:span><text:span text:style-name="T357">Life has a plan for each and every one of us. It can be complicated at times, this much is true. But it also has the ability to provide whatever is needed in this life. If you can get through the needed part, you can do anything. That’s the truth of the matter. </text:span><text:span text:style-name="T358">So perhaps this life matters after all. </text:span><text:span text:style-name="T359">That could mean something, what exactly? </text:span><text:span text:style-name="T49">I haven’t a clue.</text:span><text:span text:style-name="T49"><text:note text:id="ftn38" text:note-class="footnote"><text:note-citation>38</text:note-citation><text:note-body><text:p text:style-name="P73">Sometimes when you don’t have a clue, life can be complicated. So complicated that there’s nothing that can be done about it. That’s what this life does to you at times. You don’t know if you’re coming or going. <text:span text:style-name="T496">That really can be an annoyance to what this life becomes. But without it what can you do? We have to live and do something about it. There’s no other way around this life, we either live or we die. </text:span><text:span text:style-name="T497">That’s all there is to it.</text:span></text:p></text:note-body></text:note></text:span><text:span text:style-name="T359"> </text:span><text:span text:style-name="T360">If life has a purpose, I’ve yet to find out what that is. I’m sure it’s useful to some degree. How useful? Well that I’m not so sure about. It must be something important if we’re here thinking about it. But that’s just the mind overthinking probably, it does that from time to time.</text:span></text:p>
      <text:h text:style-name="P7" text:outline-level="1"><text:bookmark-start text:name="__RefHeading___Toc4134_4079008032"/><text:span text:style-name="T321">T</text:span><text:span text:style-name="T63">he End</text:span><text:bookmark-end text:name="__RefHeading___Toc4134_4079008032"/></text:h>
      <text:h text:style-name="P15" text:outline-level="2"><text:bookmark-start text:name="__RefHeading___Toc4166_4079008032"/>It Was Inevitable<text:bookmark-end text:name="__RefHeading___Toc4166_4079008032"/></text:h>
      <text:p text:style-name="P53"><text:span text:style-name="T336"><text:tab/></text:span><text:span text:style-name="T361">The end had to come eventually. I couldn’t just keep typing random thoughts forever. So, where do we go from here? </text:span><text:span text:style-name="T362">There are so many possibilities. This life is full of surprises. Might this just be another surprise that wasn’t announced? Surprises rarely are announced. That’s what makes them a surprise. </text:span><text:span text:style-name="T363">You know what else is a surprise? Nightmares.</text:span></text:p>
      <text:p text:style-name="P53"><text:span text:style-name="T363"><text:tab/></text:span><text:span text:style-name="T364">Nightmares are the things of legends. They come to you in your sleep and make it a living hell. There’s nothing worse than a nightmare when you don’t want it to occur. Okay I’m sure there are some things that are worse, but nightmares are pretty bad.</text:span></text:p>
      <text:p text:style-name="P53"><text:span text:style-name="T364"><text:tab/></text:span><text:span text:style-name="T365">I believe the Waking Nightmares are the worst. You know the kind, you’re awake and you’re having nightmares like you’re asleep. You’re awake though. I don’t have a better name for them and Google isn’t telling me anything about them, so they might not be real to the outside world; but they’re real to me. </text:span><text:span text:style-name="T366">It would be nice if they stopped, but they don’t and I have to deal with it. </text:span><text:span text:style-name="T367">I suppose Waking Moments could be another term for it.</text:span></text:p>
      <text:h text:style-name="P15" text:outline-level="2"><text:bookmark-start text:name="__RefHeading___Toc3955_1452520708"/><text:soft-page-break/><text:span text:style-name="T287">I</text:span><text:span text:style-name="T63">t Was Always Meant To Happen</text:span><text:bookmark-end text:name="__RefHeading___Toc3955_1452520708"/></text:h>
      <text:p text:style-name="P54"><text:span text:style-name="T336"><text:tab/></text:span><text:span text:style-name="T368">Do you believe in fate? I think there’s a thing called fate. That something was meant to happen, that it was always meant to happen, it will always mean to happen. </text:span><text:span text:style-name="T369">No matter how many times you try to change things, they will not change. That’s the stakes of the game at the end of the day. You can’t change what’s coming, you can only prepare for what’s up next.</text:span></text:p>
      <text:p text:style-name="P54"><text:span text:style-name="T369"><text:tab/></text:span><text:span text:style-name="T370">I believe we live in a fixed timeline. What’s meant to be will always happen. There’s nothing else that can be done to change it. It’s like the future has already been determined long before we were born. But that’s just how I feel about the future. I believe God knows what decisions we will make in our lives. He knows how our lives will turn out. There’s nothing you can pull over on God. He is the almighty after all. He knows everything.</text:span></text:p>
      <text:p text:style-name="P54"><text:span text:style-name="T370"><text:tab/></text:span><text:span text:style-name="T371">Where does the power of choice go then? I can hear you asking the question already. </text:span><text:span text:style-name="T372">Well, to be honest I don’t know if we really have the power to choose what we want to do in this life. I’m starting to wonder it myself if we have that ability or not. </text:span><text:span text:style-name="T373">If this life is predetermined, then we really don’t have the ability to make choices on our own. Our futures are laid out for us from the very beginning. Sure there might be some instances where we can make small choices. What we decide to eat that day, things of that nature. But the big choices are all planned well in advance. </text:span><text:span text:style-name="T337">That’s just how things are. I doubt anyone can change my mind.</text:span></text:p>
      <text:h text:style-name="P8" text:outline-level="2"><text:bookmark-start text:name="__RefHeading___Toc4078_1452520708"/><text:span text:style-name="T288">D</text:span><text:span text:style-name="T63">on’t Go Prying</text:span><text:bookmark-end text:name="__RefHeading___Toc4078_1452520708"/></text:h>
      <text:p text:style-name="P55"><text:span text:style-name="T336"><text:tab/></text:span><text:span text:style-name="T374">There are some things that are better left alone. They don’t need us trying to figure them out. If we leave them alone, the natural course of events will take place and everything will happen the way it’s meant to happen. No questions asked. </text:span><text:span text:style-name="T375">We can learn a lot from the mistakes we make than the ones we don’t.</text:span></text:p>
      <text:p text:style-name="P55"><text:span text:style-name="T375"><text:tab/></text:span><text:span text:style-name="T376">It’s best not to poke the bear. Whatever </text:span><text:span text:style-name="T57">that</text:span><text:span text:style-name="T376"> means. Is it anything like waking a sleeping giant? I suppose it is. If we end up upsetting the balance of life, the life we know comes crumbling down around us. The walls will fall apart and we will have nothing to lean against. </text:span><text:span text:style-name="T377">Without walls, we aren’t safe anymore. We become vulnerable. Sometimes vulnerability is the worst thing to come across.</text:span></text:p>
      <text:p text:style-name="P74">If we open a quarrel between past and present, we shall find that we have lost the future.<text:note text:id="ftn39" text:note-class="footnote"><text:note-citation>39</text:note-citation><text:note-body><text:p text:style-name="P75">Winston Churchill, Their Finest Hour, 1940</text:p></text:note-body></text:note></text:p>
      <text:p text:style-name="P55"><text:span text:style-name="T377"><text:tab/></text:span><text:span text:style-name="T378">Important words to live by and remember. If we can but remember them and survive. That’s all which matters most. Don’t mess with the past, don’t </text:span><text:span text:style-name="T407">frak</text:span><text:span text:style-name="T378"> with the present. Just live your life the way it was meant to be lived. Don’t go fooling around messing things up.</text:span></text:p>
      <text:h text:style-name="P8" text:outline-level="2"><text:bookmark-start text:name="__RefHeading___Toc4088_1271166127"/><text:soft-page-break/><text:span text:style-name="T322">M</text:span><text:span text:style-name="T63">ake Life Worth It</text:span><text:bookmark-end text:name="__RefHeading___Toc4088_1271166127"/></text:h>
      <text:p text:style-name="P56"><text:span text:style-name="T336"><text:tab/></text:span><text:span text:style-name="T379">This life has to be made good in some form or another. </text:span><text:span text:style-name="T380">That’s just how it’s meant to be. I don’t make the rules of this life. If I did, I’d make sure certain things were made possible. That some things didn’t happen. But unfortunately life doesn’t work that way, I am not the one in charge. I can only make changes in my own life, but that’s not enough. I don’t think it is.</text:span></text:p>
      <text:p text:style-name="P56"><text:span text:style-name="T380"><text:tab/></text:span><text:span text:style-name="T381">If this life comes to an end, I only hope it’s a swift quick end. I don’t want to suffer more than I have to. I realize suffering is par for the course, but the less of it the better. My mind already overthinks too much for everything to be a coincidence. Now, I may simply be overstating everything here, and that’s quite possible. But I won’t know it until I have it all figured out. I don’t know how long that will take.</text:span></text:p>
      <text:p text:style-name="P56"><text:span text:style-name="T381"><text:tab/></text:span><text:span text:style-name="T382">I think it would be nice if I could take a step outside of my mind from time to time and see what I look like from a different point of view. How my anxiety and depression take hold of me at times. Stuff like that. I’m not sure I would like what I see. I know I don’t like what I feel most days, but that’s just me.</text:span></text:p>
      <text:p text:style-name="P56"><text:span text:style-name="T382"><text:tab/></text:span><text:span text:style-name="T383">So the goal of life is to make it as amazing as possible. It’s not an easy task. But it is possible. Anyone can make their life be what they want it to be. There are no boundaries that can’t be overcome. No mountain too high to climb. It’s all within grasp with the right mindset. </text:span><text:span text:style-name="T384">I’d like to believe that mindset can be attainable by anyone.</text:span></text:p>
      <text:p text:style-name="P56"><text:span text:style-name="T384"><text:tab/></text:span><text:span text:style-name="T385">Anything is possible in this life, you just have to give it some thought. </text:span><text:span text:style-name="T386">All it takes is some time to think things through. So that’s where we’re currently at. That’s all which matters in this life. Thinking things over and making a commitment to what you see to be the truth. That’s all it takes, nothing more.</text:span></text:p>
      <text:h text:style-name="P86" text:outline-level="3"><text:bookmark-start text:name="__RefHeading___Toc4211_1271166127"/><text:span text:style-name="T323">O</text:span><text:span text:style-name="T63">nly Time Will Tell</text:span><text:bookmark-end text:name="__RefHeading___Toc4211_1271166127"/></text:h>
      <text:p text:style-name="P57"><text:span text:style-name="T336"><text:tab/>It’s a well known phrase. The “only time will tell” bit is all about waiting to see what will happen. Life has consequences for our actions. Some consequences are good while others are not so good. Some can damage us irrevocably. <text:s/>That’s what this life does to us from time to time though and we have to deal with it. </text:span><text:span text:style-name="T387">We’ve got to pick up the pieces of our life where things fall apart.</text:span></text:p>
      <text:p text:style-name="P57"><text:span text:style-name="T387"><text:tab/></text:span><text:span text:style-name="T388">Courage is key. When we’re falling apart, it’s important to try and have courage to get through and weather the storm we are facing. That storm can be a violent one. There’s no mistake about it. If we can get through the storm we can do anything. Make anything happen. Make anything possible. </text:span><text:span text:style-name="T389">That’s the courage I’m talking about here.</text:span></text:p>
      <text:p text:style-name="P57"><text:span text:style-name="T389"><text:tab/></text:span><text:span text:style-name="T390">So take that as you will. Either with a grain of salt or something more hefty. Either way, the truth of the matter won’t change a damn thing. Whatever you do, don’t screw up.</text:span></text:p>
      <text:p text:style-name="P57"><text:soft-page-break/><text:span text:style-name="T390"><text:tab/>Is that such a difficult thing to understand? I doubt it. I think it’s rather an easy thing to accomplish. Don’t mess things up for you. You don’t want to live in a life where you screwed things up by either saying or doing the wrong thing. It can be a very messed up world, that’s a fact, but don’t get caught up in that mess. You’ll have regrets if you do. Try to keep your nose clean.</text:span></text:p>
      <text:h text:style-name="P86" text:outline-level="3"><text:bookmark-start text:name="__RefHeading___Toc4313_3289266610"/><text:span text:style-name="T324">T</text:span><text:span text:style-name="T63">ime Marches On</text:span><text:bookmark-end text:name="__RefHeading___Toc4313_3289266610"/></text:h>
      <text:p text:style-name="P21"><text:tab/>The funny thing about life? It keeps going forward. It doesn’t care what you end up doing with it. No matter how this life turns out for you, it continues to march forward without you. It really doesn’t care about you. There’s a special song I like.</text:p>
      <text:p text:style-name="P74">Time<text:line-break/>Is marching on<text:line-break/>And time<text:line-break/>Is still marching on<text:note text:id="ftn40" text:note-class="footnote"><text:note-citation>40</text:note-citation><text:note-body><text:p text:style-name="P76">They Might Be Giants, Older</text:p></text:note-body></text:note></text:p>
      <text:p text:style-name="P58"><text:span text:style-name="T336"><text:tab/></text:span><text:span text:style-name="T391">That’s the funny thing about life. Like the song says, you get older and time continues to march on with or without us. That’s the truth of the matter. You know I couldn’t make something like that up. </text:span><text:span text:style-name="T392">Maybe there’s more to living this life than simply living. I’m not quite certain what that’s all about, but it’s got to be something doesn’t it? Maybe. Then again, maybe not.</text:span></text:p>
      <text:p text:style-name="P58"><text:span text:style-name="T392"><text:tab/></text:span><text:span text:style-name="T393">If life has a tendency to move on without you, does life really even have a care in the world? I doubt it. If it did, maybe life wouldn’t be so harsh on us at times. It could be gentle and caring more than we ever thought. I don’t know if that makes any sense, to me it makes perfect sense. But, then again, that’s just me. </text:span><text:span text:style-name="T394">Oh how I wish I had all the answers in the world to pass them onto you, dear reader. Life would be simpler that way, wouldn’t it. Yeah, that’s what I was thinking.</text:span></text:p>
      <text:p text:style-name="P58"><text:span text:style-name="T394"><text:tab/></text:span><text:span text:style-name="T395">Maybe life can be changed for the better. I don’t know how that can happen if the past has already come and gone. If time is going forward ever so slightly, we can possibly change </text:span><text:span text:style-name="T58">some</text:span><text:span text:style-name="T395"> things in this life to make it better. Not everything can be changed of course, there are some things that just can’t be messed with or interrupted.</text:span></text:p>
      <text:p text:style-name="P58"><text:span text:style-name="T395"><text:tab/></text:span><text:span text:style-name="T396">There are so many things in this life that would be nice if life would just slow down a pace and we could breathe. Life feels rushed at times. Everyone is in such a hurry to do this or that they forget to smell the roses. Or take a sip of coffee now and again. Take your heads out of whatever it is and look up once in a while. It’s life you’re missing out on. Sounds simple doesn’t it? I assure you it’s not. When tasked with so many things at once, you have to actually make time for some form of pleasure. If that pleasure is watching clouds? Then do it. Watch some clouds go by, maybe you’ll see a hopping bunny.</text:span></text:p>
      <text:h text:style-name="P85" text:outline-level="3"><text:bookmark-start text:name="__RefHeading___Toc4315_3289266610"/><text:soft-page-break/>If I Had A Nickel<text:bookmark-end text:name="__RefHeading___Toc4315_3289266610"/></text:h>
      <text:p text:style-name="P59"><text:span text:style-name="T336"><text:tab/>You know the phrase. If I had a nickel every time something happened I’d be rich. Or something similar to those words. You could replace nickel with penny, dime, </text:span><text:span text:style-name="T397">or </text:span><text:span text:style-name="T336">dollar. It would still mean the same thing. </text:span><text:span text:style-name="T397">It refers to an annoyance. Something constantly happens that annoys you, so you would be rich if you had a nickel every time that happened.</text:span></text:p>
      <text:p text:style-name="P59"><text:span text:style-name="T397"><text:tab/></text:span><text:span text:style-name="T398">Annoyances are like candy, they keep coming back no matter how much sugar you’ve already had. There’s always more than you can count. </text:span><text:span text:style-name="T399">Life isn’t always sunshine and ponies. It can be dark at times. Difficult even. Who’s to say what goes on is what’s right for each of us. I doubt you’ll find a pleasing answer for any of it.</text:span></text:p>
      <text:p text:style-name="P59"><text:span text:style-name="T399"><text:tab/></text:span><text:span text:style-name="T400">Sometimes you have to let go. Let it all go and see where that will take you. If the anger subsides you’re doing the right thing. But if the anger is still there? You need to let it go even further. </text:span><text:span text:style-name="T401">Sounds simple doesn’t it. Well it takes a lot of time and effort on your part to do the right thing.</text:span></text:p>
      <text:h text:style-name="P86" text:outline-level="3"><text:bookmark-start text:name="__RefHeading___Toc4422_3289266610"/><text:span text:style-name="T325">M</text:span><text:span text:style-name="T63">aybe It’s Different</text:span><text:bookmark-end text:name="__RefHeading___Toc4422_3289266610"/></text:h>
      <text:p text:style-name="P60"><text:span text:style-name="T336"><text:tab/>Perhaps there are some things in this life that are simply different than others because that’s the way it’s meant to be. Maybe a broken typewriter isn’t broken, that’s just how it works differently from all the other typewriters. </text:span><text:span text:style-name="T402">Maybe we are all </text:span><text:span text:style-name="T59">perfect</text:span><text:span text:style-name="T402">, for lack of a better word, just the way we are.</text:span></text:p>
      <text:p text:style-name="P60"><text:span text:style-name="T402"><text:tab/></text:span><text:span text:style-name="T403">One of the biggest threats to life is the impossibility of trying to be perfect as God expects us to be. But here’s the catch, I don’t think God expects to be perfect here on Earth, but that we strive for perfection. There’s a difference between being perfect and trying our best to be better than we are.</text:span></text:p>
      <text:p text:style-name="P60"><text:span text:style-name="T403"><text:tab/></text:span><text:span text:style-name="T404">So many things can happen in a person’s life. Some things are unexpected, others are rather quite expected. I tend to see things through a </text:span><text:span text:style-name="T50">glass darkly</text:span><text:span text:style-name="T50"><text:note text:id="ftn41" text:note-class="footnote"><text:note-citation>41</text:note-citation><text:note-body><text:p text:style-name="Footnote"><text:span text:style-name="T498">1 </text:span>Corinthians 13:12</text:p></text:note-body></text:note></text:span><text:span text:style-name="T404"> at times. Not having all the information I need can be quite upsetting to me.</text:span></text:p>
      <text:p text:style-name="P60"><text:span text:style-name="T404"><text:tab/></text:span><text:span text:style-name="T405">Things are either black or white to me, on or off. There is no in between state of life. You’re either right or you are wrong. There are no gray areas to this life. That way of thinking can cause some problems however. It feels like life would be better if I didn’t have such two dimensional thinking. I could be wrong about how everything happens or works in this life. I could be wrong about so many things. If I’m wrong about how this life is, what else am I wrong about? Makes me wonder at times. </text:span><text:span text:style-name="T406">I admit it is possible that I am wrong about so many things in this life and I just don’t have a clue.</text:span></text:p>
      <text:p text:style-name="P60"><text:span text:style-name="T406"><text:tab/></text:span><text:span text:style-name="T407">I wonder at times where my linear thinking comes from. Where the notion that it’s either right or wrong comes from. Is it possible there </text:span><text:span text:style-name="T60">is</text:span><text:span text:style-name="T407"> a gray area and I’m not seeing it?</text:span></text:p>
      <text:h text:style-name="P86" text:outline-level="3"><text:bookmark-start text:name="__RefHeading___Toc4606_3289266610"/><text:soft-page-break/><text:span text:style-name="T326">L</text:span><text:span text:style-name="T63">et Sleeping Dogs Lie</text:span><text:span text:style-name="T63"><text:note text:id="ftn42" text:note-class="footnote"><text:note-citation>42</text:note-citation><text:note-body><text:p text:style-name="Footnote"><text:span text:style-name="T499">A</text:span>void interfering in a situation that is currently causing no problems but might do so as a result of such interference.</text:p></text:note-body></text:note></text:span><text:bookmark-end text:name="__RefHeading___Toc4606_3289266610"/></text:h>
      <text:p text:style-name="P61"><text:span text:style-name="T336"><text:tab/>There are times in this life where you just don’t want to cause trouble. Life is going along as it should, so why rattle the cage? There doesn’t seem to be a reason to any of it, so why do people want to make a mess of things is beyond me. </text:span><text:span text:style-name="T408">Sometimes people just want to mess with things they have no right of being involved in. People can be nosy is all. That’s all there is to it. It’s a complicated mess at times though and there isn’t a reason why.</text:span></text:p>
      <text:p text:style-name="P61"><text:span text:style-name="T408"><text:tab/></text:span><text:span text:style-name="T409">Change comes to us at different points in life. Sometimes we understand why the change is necessary. Other times we don’t have a clue. But change does come no matter what happens or what we do or say.</text:span></text:p>
      <text:p text:style-name="P61"><text:span text:style-name="T409"><text:tab/></text:span><text:span text:style-name="T410">Sometimes things are best left alone. We don’t need to meddle with how the world is progressing. Not everyone thinks that way though and they tend to change things that shouldn’t be changed or tampered with. </text:span><text:span text:style-name="T411">I don’t think the timeline wants too much change either, there are certain things that have to remain constant.</text:span></text:p>
      <text:h text:style-name="P86" text:outline-level="3"><text:bookmark-start text:name="__RefHeading___Toc4613_3494665747"/><text:span text:style-name="T327">H</text:span><text:span text:style-name="T63">ating Life</text:span><text:span text:style-name="T63"><text:note text:id="ftn43" text:note-class="footnote"><text:note-citation>43</text:note-citation><text:note-body><text:p text:style-name="Footnote">Feeling "I hate my life" often indicates overwhelming emotional pain, deep dissatisfaction, or mental health struggles like depression, anxiety, or trauma. It is a sign of immense stress, hopelessness, or self-loathing, often stemming from feeling trapped, unloved, or unable to cope with current circumstances. </text:p></text:note-body></text:note></text:span><text:bookmark-end text:name="__RefHeading___Toc4613_3494665747"/></text:h>
      <text:p text:style-name="P62"><text:span text:style-name="T336"><text:tab/></text:span><text:span text:style-name="T412">Sometimes life feels so cramped that I hate it. </text:span><text:span text:style-name="T413">I don’t know how quite to explain what I feel when this happens. </text:span><text:span text:style-name="T414">I have to deal with this hatred at some point, this I know. But I’m not sure how to go about it. There are times where the feelings are so strong they’re overpowering even. It would be nice not to feel this way. </text:span><text:span text:style-name="T415">But I do, and I have to accept the fact that these feelings might never go away. That scares me. </text:span><text:span text:style-name="T416">What else can drop down on me during this time of feeling vulnerable? I think there are too many thoughts and feelings that can happen. I don’t like it. </text:span><text:span text:style-name="T417">Not one bit. But it’s a life I live and have to deal with, so I’m not sure where my feelings come into play exactly.</text:span></text:p>
      <text:p text:style-name="P22"><text:tab/>Are my feelings even relevant in a time like this? I don’t know. Some would have you believe all you have to do is buckle up and you’ll be fine. But when are you fine exactly? Before, during, or after the mental exhaustion. That’s what I want to know.</text:p>
      <text:p text:style-name="P62"><text:span text:style-name="T417"><text:tab/>Sometimes these emotions can be too strong for me to handle. I wish they weren’t so damn strong at times. I mean, if I could deal or handle them better I don’t think I would be in this place. But that’s the problem. I </text:span><text:span text:style-name="T61">don’t</text:span><text:span text:style-name="T417"> know how to handle any of them. I’m at a loss for words, </text:span><text:span text:style-name="T418">which if you know me is hard to come by. Sometimes I don’t know when to shut the hell up.</text:span></text:p>
      <text:p text:style-name="P62"><text:span text:style-name="T418"><text:tab/></text:span><text:span text:style-name="T419">Sometimes I feel like I’m struggling to breathe. I can hear my heart beating through my chest just bursting at the seams. Yeah I don’t get it either most of the time. That’s life.</text:span></text:p>
      <text:h text:style-name="P86" text:outline-level="3"><text:bookmark-start text:name="__RefHeading___Toc4734_634483378"/><text:soft-page-break/><text:span text:style-name="T328">T</text:span><text:span text:style-name="T63">he End Is Nigh</text:span><text:bookmark-end text:name="__RefHeading___Toc4734_634483378"/></text:h>
      <text:p text:style-name="P63"><text:span text:style-name="T336"><text:tab/></text:span><text:span text:style-name="T420">Everything in life eventually comes to an end. There’s no stopping it and when life ends, where will we all end up? Where will we be? That I do not know. I don’t think anyone really knows what will happen. People can have their guesses, educated or not, and they can have their theories. But in reality no one knows. </text:span><text:span text:style-name="T421">I think I prefer the mystery of it all, not knowing. I’d rather not know then have some expectation to live up to. In order to survive whatever is coming, you have to have a good moral standing. That’s all there is to it.</text:span></text:p>
      <text:p text:style-name="P63"><text:span text:style-name="T421"><text:tab/></text:span><text:span text:style-name="T422">It brings a thought to my mind. I’ve had it several times in fact and I wonder. You just have to wonder if it’s possible. What if there is nothing after this life? What if we go to sleep one night and it’s all over. We don’t end up going to some greater place, there’s no heaven no hell no in between place. Everything just stops. </text:span><text:span text:style-name="T423">How would that turn out for all of us? It’s an interesting thought. Take a dirt nap and sleep forever. </text:span><text:span text:style-name="T424">I am intrigued by the notion.</text:span></text:p>
      <text:p text:style-name="P63"><text:span text:style-name="T424"><text:tab/></text:span><text:span text:style-name="T425">Being intrigued is not enough. Not by a long shot. Knowledge has to come from within. Without knowledge, we are but nothing. </text:span><text:span text:style-name="T426">They say </text:span><text:span text:style-name="T51">knowledge is power.</text:span><text:span text:style-name="T51"><text:note text:id="ftn44" text:note-class="footnote"><text:note-citation>44</text:note-citation><text:note-body><text:p text:style-name="Footnote">Sir Francis Bacon, Latin: <text:span text:style-name="Emphasis">scientia potentia est</text:span></text:p></text:note-body></text:note></text:span><text:span text:style-name="T426"> </text:span><text:span text:style-name="T427">Knowledge is what makes us go, it’s what makes us forge into the future with our heads held high.</text:span></text:p>
      <text:p text:style-name="P63"><text:span text:style-name="T427"><text:tab/></text:span><text:span text:style-name="T428">There are things in this world that don’t always make sense. I think the afterlife is one of those things. Is there a heaven or a hell? Or is it just reincarnation and everyone just goes through all the motions all over again. That thought has crossed my mind. What if we get recycled after we die. If things didn’t go good this time around, we live it all over again starting from scratch. The cycle continues until we get it right and end up where we belong. </text:span><text:span text:style-name="T429">If that’s the case, then we could have gone through this life a hundred times by now and we don’t know that we’ve been here before.</text:span></text:p>
      <text:h text:style-name="P8" text:outline-level="2"><text:bookmark-start text:name="__RefHeading___Toc4710_2668045624"/><text:span text:style-name="T329">D</text:span><text:span text:style-name="T63">eath Revisited</text:span><text:bookmark-end text:name="__RefHeading___Toc4710_2668045624"/></text:h>
      <text:p text:style-name="P91"><text:span text:style-name="T336"><text:tab/>If death is the final end to this life, then what use is living. </text:span><text:span text:style-name="T430">We’re all going to go the way of the dinosaurs </text:span><text:span text:style-name="T431">anyways. They kinda had it rough if you ask me. Getting hit by an asteroid has got to be the worst way of going out. </text:span><text:span text:style-name="T432">I remember a comic about how the dinosaurs really died. They were all </text:span><text:span text:style-name="T52">smoking.</text:span><text:span text:style-name="T52"><text:note text:id="ftn0" text:note-class="footnote"><text:note-citation>45</text:note-citation><text:note-body><text:p text:style-name="Footnote">The famous Far Side comic by Gary Larson, often titled "The Real Reason Dinosaurs Became Extinct," depicts three dinosaurs smoking cigarettes in a desolate, smoking-filled landscape. It humorously suggests they died from smoking, not an asteroid. </text:p></text:note-body></text:note></text:span><text:span text:style-name="T432"> </text:span><text:span text:style-name="T434">I prefer to believe an asteroid wiped them all out. </text:span><text:span text:style-name="T435">I’m not sure exactly how all of that worked out for mankind to inhabit the Earth, but I guess it happened and everyone lived happily ever after.</text:span></text:p>
      <text:p text:style-name="P91"><text:span text:style-name="T432"><text:tab/></text:span><text:span text:style-name="T433">Everyone’s </text:span><text:span text:style-name="T53">kismet</text:span><text:span text:style-name="T53"><text:note text:id="ftn45" text:note-class="footnote"><text:note-citation>46</text:note-citation><text:note-body><text:p text:style-name="P82">Destiny; fate.</text:p></text:note-body></text:note></text:span><text:span text:style-name="T433"> is to die. That’s all there is to it. </text:span><text:span text:style-name="T436">I doubt there’s anything else that can be said about death except for the fact that it happens to all of us. Whatever, I’m over it by </text:span><text:soft-page-break/><text:span text:style-name="T436">now. There’s not much else to say other than what I’ve already said. Screw it. </text:span><text:span text:style-name="T437">Memories will be all that we have when we die. There’s nothing else that will be. The rest will be lost, long forgotten by anyone who even cared remotely about us. </text:span><text:span text:style-name="T438">The end means the end. There’s nothing more than that.</text:span></text:p>
      <text:h text:style-name="P86" text:outline-level="3"><text:bookmark-start text:name="__RefHeading___Toc5552_2668045624"/><text:span text:style-name="T330">D</text:span><text:span text:style-name="T63">eath Is Rather Permanent</text:span><text:bookmark-end text:name="__RefHeading___Toc5552_2668045624"/></text:h>
      <text:p text:style-name="P92"><text:span text:style-name="T336"><text:tab/>It’s a rather unfortunate reality but if death is the end of all things, then that’s rather final isn’t it. </text:span><text:span text:style-name="T439">There’s a quote from a television show I like to remember:</text:span></text:p>
      <text:p text:style-name="P74">But the penalty for these crimes on your planet is death; and that's rather permanent.<text:note text:id="ftn46" text:note-class="footnote"><text:note-citation>47</text:note-citation><text:note-body><text:p text:style-name="P83">Renora, Star Trek: Deep Space Nine, Dax (Season 1 Episode 8)</text:p></text:note-body></text:note></text:p>
      <text:p text:style-name="P93"><text:span text:style-name="T439"><text:tab/>Talk about a quote that will stay with you the rest of your life. I know it’s something I’ll never forget. Sure it’s talking about the death penalty on an alien planet. But the fact that death is permanent, that’s saying something. It’s not a very long sentence, but it gets the message across. </text:span><text:span text:style-name="T440">Media tends to have a lot of good quotes no matter the source material.</text:span></text:p>
      <text:p text:style-name="P93"><text:span text:style-name="T440"><text:tab/></text:span><text:span text:style-name="T441">There are some quotes that will stick with you till the day you die. </text:span><text:span text:style-name="T442">Possibly longer than that if everything works out like it </text:span><text:span text:style-name="T54">should.</text:span><text:span text:style-name="T54"><text:note text:id="ftn47" text:note-class="footnote"><text:note-citation>48</text:note-citation><text:note-body><text:p text:style-name="P84">I say should because who really knows what happens after we die. I don’t, do you? No, I didn’t think you did either.</text:p></text:note-body></text:note></text:span><text:span text:style-name="T442"> Let’s face it, life has a way of ending. Sometimes it’s graceful, other times it’s downright nasty and gory. Either way? It ends.</text:span></text:p>
      <text:p text:style-name="P93"><text:span text:style-name="T442"><text:tab/></text:span><text:span text:style-name="T443">I guess it all comes down to who wins in the end. It’s a good vs evil game in my book. I’d like to think the good guys win. But you never know how sneaky the devil can be. But the important thing is to keep in mind that </text:span><text:span text:style-name="T55">Evil must be opposed.</text:span><text:span text:style-name="T55"><text:note text:id="ftn48" text:note-class="footnote"><text:note-citation>49</text:note-citation><text:note-body><text:p text:style-name="Footnote">Star Trek: Deep Space Nine, spoken by Vedek Yassim to Major Kira Nerys to inspire resistance against the Dominion occupation.</text:p></text:note-body></text:note></text:span></text:p>
      <text:h text:style-name="P86" text:outline-level="3"><text:bookmark-start text:name="__RefHeading___Toc5554_2668045624"/><text:span text:style-name="T331">D</text:span><text:span text:style-name="T63">eath Is Necessary</text:span><text:bookmark-end text:name="__RefHeading___Toc5554_2668045624"/></text:h>
      <text:p text:style-name="P94"><text:span text:style-name="T336"><text:tab/>They say death is an important step in life. It’s a necessary thing that must happen. No matter who we are, young, old, bond, free, rich, or poor. Death is a step we all must take. Sometimes death happens for people sooner than they’d like. It also happens later than people would like as well. </text:span><text:span text:style-name="T444">It’s the way this life just happens to be. I don’t have a say in it. I wish I did </text:span><text:span text:style-name="T445">about my own life,</text:span><text:span text:style-name="T444"> but I don’t. </text:span><text:span text:style-name="T446">I don’t get to make those kinds of choices about my own life. That’s up to God to do that kind of choosing for me.</text:span></text:p>
      <text:p text:style-name="P94"><text:span text:style-name="T446"><text:tab/></text:span><text:span text:style-name="T447">I suppose I should be grateful that I’m still alive. I’m not sure </text:span><text:span text:style-name="T62">why</text:span><text:span text:style-name="T447"> that is exactly. But I’m sure there’s a reason out there … somewhere. I’m not sure I am able to say I am grateful for any of it. There has to be </text:span><text:span text:style-name="T62">something</text:span><text:span text:style-name="T447"> to be grateful for in this life or in death. I’m not sure what that is exactly. </text:span><text:span text:style-name="T448">Maybe it’s time I tried to figure something good about this life out. That doesn’t even sound like a proper sentence. But it’s how I feel right now, and if that feeling will lead me somewhere good? I need to make sure it works out for me.</text:span></text:p>
      <text:h text:style-name="P86" text:outline-level="3"><text:bookmark-start text:name="__RefHeading___Toc5556_2668045624"/><text:soft-page-break/><text:span text:style-name="T332">S</text:span><text:span text:style-name="T63">uicide Isn’t The Answer</text:span><text:bookmark-end text:name="__RefHeading___Toc5556_2668045624"/></text:h>
      <text:p text:style-name="P95"><text:span text:style-name="T336"><text:tab/></text:span><text:span text:style-name="T449">Let’s face it. Suicide isn’t a glamorous way out of this life. It isn’t the answer to our problems. It might feel like it is at times, but that’s not the case. It’s a lie, a lie the enemy wants you to believe in. A lie that a lot of people believe in and they don’t know any bet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2</text:page-number><text:s/>of <text:page-count>35</text:page-count>) <text:date style:data-style-name="N37" text:date-value="2026-03-17T21:35:29.436468333">03/17/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17T21:35:29.336698217</dc:date>
    <meta:editing-duration>P2DT6H3M56S</meta:editing-duration>
    <meta:editing-cycles>515</meta:editing-cycles>
    <meta:generator>LibreOffice/24.2.7.2$Linux_X86_64 LibreOffice_project/420$Build-2</meta:generator>
    <meta:print-date>2023-11-18T19:55:35.459000000</meta:print-date>
    <meta:printed-by>PDF files</meta:printed-by>
    <meta:document-statistic meta:table-count="0" meta:image-count="0" meta:object-count="0" meta:page-count="35" meta:paragraph-count="370" meta:word-count="17368" meta:character-count="91264" meta:non-whitespace-character-count="74075"/>
  </office:meta>
</office:document-meta>
</file>